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36pt" style:font-size-asian="36pt" style:font-size-complex="36pt"/>
    </style:style>
    <style:style style:name="P2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3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4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5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6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7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8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9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10" style:parent-style-name="Standard" style:family="paragraph">
      <style:paragraph-properties fo:text-align="center"/>
      <style:text-properties style:font-name="Times New Roman" fo:font-weight="bold" style:font-weight-asian="bold" fo:font-size="20pt" style:font-size-asian="20pt" style:font-size-complex="36pt"/>
    </style:style>
    <style:style style:name="P11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12" style:parent-style-name="Standard" style:family="paragraph">
      <style:paragraph-properties fo:margin-bottom="0.1111in" style:line-height-at-least="0.1798in"/>
    </style:style>
    <style:style style:name="T13" style:parent-style-name="VarsayılanParagrafYazıTipi" style:family="text">
      <style:text-properties style:font-name="Times New Roman" fo:font-weight="bold" style:font-weight-asian="bold" fo:font-size="18pt" style:font-size-asian="18pt"/>
    </style:style>
    <style:style style:name="T14" style:parent-style-name="VarsayılanParagrafYazıTipi" style:family="text">
      <style:text-properties style:font-name="Times New Roman" fo:font-weight="bold" style:font-weight-asian="bold" fo:font-size="18pt" style:font-size-asian="18pt"/>
    </style:style>
    <style:style style:name="T15" style:parent-style-name="VarsayılanParagrafYazıTipi" style:family="text">
      <style:text-properties style:font-name="Times New Roman" fo:font-weight="bold" style:font-weight-asian="bold" fo:font-size="18pt" style:font-size-asian="18pt"/>
    </style:style>
    <style:style style:name="T16" style:parent-style-name="VarsayılanParagrafYazıTipi" style:family="text">
      <style:text-properties style:font-name="Times New Roman" fo:font-weight="bold" style:font-weight-asian="bold" fo:font-size="18pt" style:font-size-asian="18pt"/>
    </style:style>
    <style:style style:name="P17" style:parent-style-name="Standard" style:family="paragraph">
      <style:paragraph-properties fo:margin-bottom="0.1111in" style:line-height-at-least="0.1798in"/>
    </style:style>
    <style:style style:name="T18" style:parent-style-name="VarsayılanParagrafYazıTipi" style:family="text">
      <style:text-properties style:font-name="Times New Roman" fo:font-weight="bold" style:font-weight-asian="bold" fo:font-size="18pt" style:font-size-asian="18pt"/>
    </style:style>
    <style:style style:name="P19" style:parent-style-name="Standard" style:family="paragraph">
      <style:paragraph-properties fo:margin-bottom="0.1111in" style:line-height-at-least="0.1798in"/>
      <style:text-properties style:font-name="Times New Roman" fo:color="#342A06" fo:font-size="18pt" style:font-size-asian="18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font-size="18pt" style:font-size-asian="18pt"/>
    </style:style>
    <style:style style:name="P21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font-size="18pt" style:font-size-asian="18pt"/>
    </style:style>
    <style:style style:name="P22" style:parent-style-name="Standard" style:family="paragraph">
      <style:paragraph-properties fo:margin-bottom="0.1111in" style:line-height-at-least="0.1798in"/>
    </style:style>
    <style:style style:name="T23" style:parent-style-name="VarsayılanParagrafYazıTipi" style:family="text">
      <style:text-properties style:font-name="Times New Roman" fo:font-weight="bold" style:font-weight-asian="bold" style:font-weight-complex="bold" fo:color="#C9211E" fo:font-size="36pt" style:font-size-asian="36pt" style:font-size-complex="36pt"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style:font-weight-complex="bold" fo:color="#C9211E" fo:font-size="22pt" style:font-size-asian="22pt" style:font-size-complex="22pt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margin-bottom="0.1111in" style:line-height-at-least="0.1798in"/>
    </style:style>
    <style:style style:name="T26" style:parent-style-name="VarsayılanParagrafYazıTipi" style:family="text">
      <style:text-properties style:font-name="Times New Roman" fo:font-weight="bold" style:font-weight-asian="bold" style:font-weight-complex="bold" fo:color="#C9211E" fo:font-size="22pt" style:font-size-asian="22pt" style:font-size-complex="22pt"/>
    </style:style>
    <style:style style:name="T27" style:parent-style-name="VarsayılanParagrafYazıTipi" style:family="text">
      <style:text-properties style:font-name="Times New Roman" fo:font-weight="bold" style:font-weight-asian="bold" style:font-weight-complex="bold" fo:color="#C9211E" fo:font-size="22pt" style:font-size-asian="22pt" style:font-size-complex="22pt"/>
    </style:style>
    <style:style style:name="P28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font-size="18pt" style:font-size-asian="18pt"/>
    </style:style>
    <style:style style:name="P2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1" style:parent-style-name="Standard" style:family="paragraph">
      <style:paragraph-properties fo:margin-bottom="0.1111in" style:line-height-at-least="0.1798in"/>
    </style:style>
    <style:style style:name="T32" style:parent-style-name="VarsayılanParagrafYazıTipi" style:family="text">
      <style:text-properties fo:font-size="10pt" style:font-size-asian="10pt" style:font-size-complex="10pt"/>
    </style:style>
    <style:style style:name="T33" style:parent-style-name="VarsayılanParagrafYazıTipi" style:family="text">
      <style:text-properties fo:font-size="10pt" style:font-size-asian="10pt" style:font-size-complex="10pt"/>
    </style:style>
    <style:style style:name="P3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7" style:parent-style-name="Standard" style:family="paragraph">
      <style:paragraph-properties fo:margin-bottom="0.1111in" style:line-height-at-least="0.1798in"/>
    </style:style>
    <style:style style:name="T38" style:parent-style-name="VarsayılanParagrafYazıTipi" style:family="text">
      <style:text-properties fo:font-size="10pt" style:font-size-asian="10pt" style:font-size-complex="10pt"/>
    </style:style>
    <style:style style:name="T39" style:parent-style-name="VarsayılanParagrafYazıTipi" style:family="text">
      <style:text-properties fo:font-weight="bold" style:font-weight-asian="bold" style:font-weight-complex="bold" fo:color="#C9211E" fo:font-size="15pt" style:font-size-asian="15pt" style:font-size-complex="15pt" style:text-underline-type="single" style:text-underline-style="solid" style:text-underline-width="auto" style:text-underline-mode="continuous"/>
    </style:style>
    <style:style style:name="P4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8" style:parent-style-name="Standard" style:family="paragraph">
      <style:paragraph-properties fo:margin-bottom="0.1111in" style:line-height-at-least="0.1798in"/>
    </style:style>
    <style:style style:name="T49" style:parent-style-name="VarsayılanParagrafYazıTipi" style:family="text">
      <style:text-properties fo:font-size="10pt" style:font-size-asian="10pt" style:font-size-complex="10pt"/>
    </style:style>
    <style:style style:name="T50" style:parent-style-name="VarsayılanParagrafYazıTipi" style:family="text">
      <style:text-properties fo:font-size="10pt" style:font-size-asian="10pt" style:font-size-complex="10pt"/>
    </style:style>
    <style:style style:name="P5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5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53" style:parent-style-name="Standard" style:family="paragraph">
      <style:paragraph-properties fo:margin-bottom="0.1111in" style:line-height-at-least="0.1798in"/>
    </style:style>
    <style:style style:name="T54" style:parent-style-name="VarsayılanParagrafYazıTipi" style:family="text">
      <style:text-properties fo:font-size="10pt" style:font-size-asian="10pt" style:font-size-complex="10pt"/>
    </style:style>
    <style:style style:name="T55" style:parent-style-name="VarsayılanParagrafYazıTipi" style:family="text">
      <style:text-properties fo:font-size="10pt" style:font-size-asian="10pt" style:font-size-complex="10pt"/>
    </style:style>
    <style:style style:name="T56" style:parent-style-name="VarsayılanParagrafYazıTipi" style:family="text">
      <style:text-properties fo:font-weight="bold" style:font-weight-asian="bold" style:font-weight-complex="bold" fo:color="#C9211E" fo:font-size="15pt" style:font-size-asian="15pt" style:font-size-complex="15pt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5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5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6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6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62" style:parent-style-name="Standard" style:family="paragraph">
      <style:paragraph-properties fo:margin-bottom="0.1111in" style:line-height-at-least="0.1798in"/>
    </style:style>
    <style:style style:name="T63" style:parent-style-name="VarsayılanParagrafYazıTipi" style:family="text">
      <style:text-properties fo:font-size="10pt" style:font-size-asian="10pt" style:font-size-complex="10pt"/>
    </style:style>
    <style:style style:name="T64" style:parent-style-name="VarsayılanParagrafYazıTipi" style:family="text">
      <style:text-properties fo:font-size="10pt" style:font-size-asian="10pt" style:font-size-complex="10pt"/>
    </style:style>
    <style:style style:name="P6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6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6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68" style:parent-style-name="Standard" style:family="paragraph">
      <style:paragraph-properties fo:margin-bottom="0.1111in" style:line-height-at-least="0.1798in"/>
    </style:style>
    <style:style style:name="T69" style:parent-style-name="VarsayılanParagrafYazıTipi" style:family="text">
      <style:text-properties fo:font-size="10pt" style:font-size-asian="10pt" style:font-size-complex="10pt"/>
    </style:style>
    <style:style style:name="T70" style:parent-style-name="VarsayılanParagrafYazıTipi" style:family="text">
      <style:text-properties fo:font-weight="bold" style:font-weight-asian="bold" style:font-weight-complex="bold" fo:color="#C9211E" fo:font-size="15pt" style:font-size-asian="15pt" style:font-size-complex="15pt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7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7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7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7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7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77" style:parent-style-name="Standard" style:family="paragraph">
      <style:paragraph-properties fo:margin-bottom="0.1111in" style:line-height-at-least="0.1798in"/>
    </style:style>
    <style:style style:name="T78" style:parent-style-name="VarsayılanParagrafYazıTipi" style:family="text">
      <style:text-properties fo:font-size="10pt" style:font-size-asian="10pt" style:font-size-complex="10pt"/>
    </style:style>
    <style:style style:name="T79" style:parent-style-name="VarsayılanParagrafYazıTipi" style:family="text">
      <style:text-properties fo:font-size="10pt" style:font-size-asian="10pt" style:font-size-complex="10pt"/>
    </style:style>
    <style:style style:name="T80" style:parent-style-name="VarsayılanParagrafYazıTipi" style:family="text">
      <style:text-properties fo:font-size="10pt" style:font-size-asian="10pt" style:font-size-complex="10pt"/>
    </style:style>
    <style:style style:name="P8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8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8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8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8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8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8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8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89" style:parent-style-name="Standard" style:family="paragraph">
      <style:paragraph-properties fo:margin-bottom="0.1111in" style:line-height-at-least="0.1798in"/>
    </style:style>
    <style:style style:name="T90" style:parent-style-name="VarsayılanParagrafYazıTipi" style:family="text">
      <style:text-properties fo:font-size="10pt" style:font-size-asian="10pt" style:font-size-complex="10pt"/>
    </style:style>
    <style:style style:name="T91" style:parent-style-name="VarsayılanParagrafYazıTipi" style:family="text">
      <style:text-properties fo:font-weight="bold" style:font-weight-asian="bold" style:font-weight-complex="bold" fo:color="#C9211E" fo:font-size="15pt" style:font-size-asian="15pt" style:font-size-complex="15pt" style:text-underline-type="single" style:text-underline-style="solid" style:text-underline-width="auto" style:text-underline-mode="continuous"/>
    </style:style>
    <style:style style:name="P9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9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9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9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9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9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9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9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0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0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02" style:parent-style-name="Standard" style:family="paragraph">
      <style:paragraph-properties fo:margin-bottom="0.1111in" style:line-height-at-least="0.1798in"/>
    </style:style>
    <style:style style:name="T103" style:parent-style-name="VarsayılanParagrafYazıTipi" style:family="text">
      <style:text-properties fo:font-size="10pt" style:font-size-asian="10pt" style:font-size-complex="10pt"/>
    </style:style>
    <style:style style:name="T104" style:parent-style-name="VarsayılanParagrafYazıTipi" style:family="text">
      <style:text-properties fo:font-size="10pt" style:font-size-asian="10pt" style:font-size-complex="10pt"/>
    </style:style>
    <style:style style:name="P105" style:parent-style-name="Standard" style:family="paragraph">
      <style:paragraph-properties fo:margin-bottom="0.1111in" style:line-height-at-least="0.1798in"/>
    </style:style>
    <style:style style:name="T106" style:parent-style-name="VarsayılanParagrafYazıTipi" style:family="text">
      <style:text-properties fo:font-size="10pt" style:font-size-asian="10pt" style:font-size-complex="10pt"/>
    </style:style>
    <style:style style:name="T107" style:parent-style-name="VarsayılanParagrafYazıTipi" style:family="text">
      <style:text-properties fo:font-weight="bold" style:font-weight-asian="bold" style:font-weight-complex="bold" fo:color="#C9211E" fo:font-size="15pt" style:font-size-asian="15pt" style:font-size-complex="15pt" style:text-underline-type="single" style:text-underline-style="solid" style:text-underline-width="auto" style:text-underline-mode="continuous"/>
    </style:style>
    <style:style style:name="P10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0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1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11" style:parent-style-name="Standard" style:family="paragraph">
      <style:paragraph-properties fo:margin-bottom="0.1111in" style:line-height-at-least="0.1798in"/>
    </style:style>
    <style:style style:name="T112" style:parent-style-name="VarsayılanParagrafYazıTipi" style:family="text">
      <style:text-properties fo:font-size="10pt" style:font-size-asian="10pt" style:font-size-complex="10pt"/>
    </style:style>
    <style:style style:name="T113" style:parent-style-name="VarsayılanParagrafYazıTipi" style:family="text">
      <style:text-properties fo:font-size="10pt" style:font-size-asian="10pt" style:font-size-complex="10pt"/>
    </style:style>
    <style:style style:name="P11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1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1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17" style:parent-style-name="Standard" style:family="paragraph">
      <style:paragraph-properties fo:margin-bottom="0.1111in" style:line-height-at-least="0.1798in"/>
    </style:style>
    <style:style style:name="T118" style:parent-style-name="VarsayılanParagrafYazıTipi" style:family="text">
      <style:text-properties fo:font-size="10pt" style:font-size-asian="10pt" style:font-size-complex="10pt"/>
    </style:style>
    <style:style style:name="T119" style:parent-style-name="VarsayılanParagrafYazıTipi" style:family="text">
      <style:text-properties fo:font-size="10pt" style:font-size-asian="10pt" style:font-size-complex="10pt"/>
    </style:style>
    <style:style style:name="T120" style:parent-style-name="VarsayılanParagrafYazıTipi" style:family="text">
      <style:text-properties fo:font-weight="bold" style:font-weight-asian="bold" style:font-weight-complex="bold" fo:color="#C9211E" fo:font-size="15pt" style:font-size-asian="15pt" style:font-size-complex="15pt"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2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2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2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2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2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2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2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2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3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3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3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3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3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3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3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3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3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3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4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4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4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4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4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4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4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4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4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4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5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5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5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5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5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5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5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5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5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5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6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6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6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6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6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6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6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6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6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6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7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7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7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7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7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7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7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7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7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7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8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8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8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8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8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8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8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8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8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8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9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9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9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9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9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9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9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9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9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19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0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0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0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0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0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0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0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0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0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0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1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1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1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1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1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1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1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1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1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1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2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2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2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2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2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2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2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2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2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2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3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3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3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3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3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3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3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3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3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3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4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4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4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4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4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4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4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4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4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4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5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5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5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5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5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5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5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5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5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5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6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6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6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6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6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6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6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6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6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6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7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7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7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7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7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7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7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7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7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7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8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8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8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8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8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8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8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8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8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8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9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9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9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9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9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9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9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9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9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29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0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0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0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0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04" style:parent-style-name="Standard" style:family="paragraph">
      <style:paragraph-properties fo:margin-bottom="0.1111in" style:line-height-at-least="0.1798in"/>
    </style:style>
    <style:style style:name="T305" style:parent-style-name="VarsayılanParagrafYazıTipi" style:family="text">
      <style:text-properties fo:font-size="10pt" style:font-size-asian="10pt" style:font-size-complex="10pt"/>
    </style:style>
    <style:style style:name="T306" style:parent-style-name="VarsayılanParagrafYazıTipi" style:family="text">
      <style:text-properties fo:font-size="10pt" style:font-size-asian="10pt" style:font-size-complex="10pt"/>
    </style:style>
    <style:style style:name="P30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0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0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1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11" style:parent-style-name="Standard" style:family="paragraph">
      <style:paragraph-properties fo:margin-bottom="0.1111in" style:line-height-at-least="0.1798in"/>
    </style:style>
    <style:style style:name="T312" style:parent-style-name="VarsayılanParagrafYazıTipi" style:family="text">
      <style:text-properties fo:font-size="10pt" style:font-size-asian="10pt" style:font-size-complex="10pt"/>
    </style:style>
    <style:style style:name="T313" style:parent-style-name="VarsayılanParagrafYazıTipi" style:family="text">
      <style:text-properties fo:font-weight="bold" style:font-weight-asian="bold" style:font-weight-complex="bold" fo:color="#C9211E" fo:font-size="15pt" style:font-size-asian="15pt" style:font-size-complex="15pt" style:text-underline-type="single" style:text-underline-style="solid" style:text-underline-width="auto" style:text-underline-mode="continuous"/>
    </style:style>
    <style:style style:name="P31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1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1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1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1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1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20" style:parent-style-name="Standard" style:family="paragraph">
      <style:paragraph-properties fo:margin-bottom="0.1111in" style:line-height-at-least="0.1798in"/>
    </style:style>
    <style:style style:name="T321" style:parent-style-name="VarsayılanParagrafYazıTipi" style:family="text">
      <style:text-properties fo:font-size="10pt" style:font-size-asian="10pt" style:font-size-complex="10pt"/>
    </style:style>
    <style:style style:name="T322" style:parent-style-name="VarsayılanParagrafYazıTipi" style:family="text">
      <style:text-properties fo:font-size="10pt" style:font-size-asian="10pt" style:font-size-complex="10pt"/>
    </style:style>
    <style:style style:name="P32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24" style:parent-style-name="Standard" style:family="paragraph">
      <style:paragraph-properties fo:margin-bottom="0.1111in" style:line-height-at-least="0.1798in"/>
    </style:style>
    <style:style style:name="T325" style:parent-style-name="VarsayılanParagrafYazıTipi" style:family="text">
      <style:text-properties fo:font-size="10pt" style:font-size-asian="10pt" style:font-size-complex="10pt"/>
    </style:style>
    <style:style style:name="T326" style:parent-style-name="VarsayılanParagrafYazıTipi" style:family="text">
      <style:text-properties fo:font-size="10pt" style:font-size-asian="10pt" style:font-size-complex="10pt"/>
    </style:style>
    <style:style style:name="T327" style:parent-style-name="VarsayılanParagrafYazıTipi" style:family="text">
      <style:text-properties fo:font-weight="bold" style:font-weight-asian="bold" style:font-weight-complex="bold" fo:color="#C9211E" fo:font-size="15pt" style:font-size-asian="15pt" style:font-size-complex="15pt" style:text-underline-type="single" style:text-underline-style="solid" style:text-underline-width="auto" style:text-underline-mode="continuous"/>
    </style:style>
    <style:style style:name="P32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2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3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3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3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3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3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3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3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3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3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3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4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4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42" style:parent-style-name="Standard" style:family="paragraph">
      <style:paragraph-properties fo:margin-bottom="0.1111in" style:line-height-at-least="0.1798in"/>
    </style:style>
    <style:style style:name="T343" style:parent-style-name="VarsayılanParagrafYazıTipi" style:family="text">
      <style:text-properties fo:font-size="10pt" style:font-size-asian="10pt" style:font-size-complex="10pt"/>
    </style:style>
    <style:style style:name="T344" style:parent-style-name="VarsayılanParagrafYazıTipi" style:family="text">
      <style:text-properties fo:font-size="10pt" style:font-size-asian="10pt" style:font-size-complex="10pt"/>
    </style:style>
    <style:style style:name="P345" style:parent-style-name="Standard" style:family="paragraph">
      <style:paragraph-properties fo:margin-bottom="0.1111in" style:line-height-at-least="0.1798in"/>
    </style:style>
    <style:style style:name="T346" style:parent-style-name="VarsayılanParagrafYazıTipi" style:family="text">
      <style:text-properties fo:font-size="10pt" style:font-size-asian="10pt" style:font-size-complex="10pt"/>
    </style:style>
    <style:style style:name="T347" style:parent-style-name="VarsayılanParagrafYazıTipi" style:family="text">
      <style:text-properties fo:font-size="10pt" style:font-size-asian="10pt" style:font-size-complex="10pt"/>
    </style:style>
    <style:style style:name="T348" style:parent-style-name="VarsayılanParagrafYazıTipi" style:family="text">
      <style:text-properties fo:font-weight="bold" style:font-weight-asian="bold" style:font-weight-complex="bold" fo:color="#C9211E" fo:font-size="15pt" style:font-size-asian="15pt" style:font-size-complex="15pt" style:text-underline-type="single" style:text-underline-style="solid" style:text-underline-width="auto" style:text-underline-mode="continuous"/>
    </style:style>
    <style:style style:name="P34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50" style:parent-style-name="Standard" style:family="paragraph">
      <style:paragraph-properties fo:margin-bottom="0.1111in" style:line-height-at-least="0.1798in"/>
    </style:style>
    <style:style style:name="T351" style:parent-style-name="VarsayılanParagrafYazıTipi" style:family="text">
      <style:text-properties fo:font-size="10pt" style:font-size-asian="10pt" style:font-size-complex="10pt"/>
    </style:style>
    <style:style style:name="T352" style:parent-style-name="VarsayılanParagrafYazıTipi" style:family="text">
      <style:text-properties fo:font-size="10pt" style:font-size-asian="10pt" style:font-size-complex="10pt"/>
    </style:style>
    <style:style style:name="P35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5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5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5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57" style:parent-style-name="Standard" style:family="paragraph">
      <style:paragraph-properties fo:margin-bottom="0.1111in" style:line-height-at-least="0.1798in"/>
    </style:style>
    <style:style style:name="T358" style:parent-style-name="VarsayılanParagrafYazıTipi" style:family="text">
      <style:text-properties fo:font-size="10pt" style:font-size-asian="10pt" style:font-size-complex="10pt"/>
    </style:style>
    <style:style style:name="T359" style:parent-style-name="VarsayılanParagrafYazıTipi" style:family="text">
      <style:text-properties fo:font-size="10pt" style:font-size-asian="10pt" style:font-size-complex="10pt"/>
    </style:style>
    <style:style style:name="T360" style:parent-style-name="VarsayılanParagrafYazıTipi" style:family="text">
      <style:text-properties fo:font-size="10pt" style:font-size-asian="10pt" style:font-size-complex="10pt"/>
    </style:style>
    <style:style style:name="T361" style:parent-style-name="VarsayılanParagrafYazıTipi" style:family="text">
      <style:text-properties fo:font-weight="bold" style:font-weight-asian="bold" style:font-weight-complex="bold" fo:color="#C9211E" fo:font-size="15pt" style:font-size-asian="15pt" style:font-size-complex="15pt" style:text-underline-type="single" style:text-underline-style="solid" style:text-underline-width="auto" style:text-underline-mode="continuous"/>
    </style:style>
    <style:style style:name="P36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6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6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6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66" style:parent-style-name="Standard" style:family="paragraph">
      <style:paragraph-properties fo:margin-bottom="0.1111in" style:line-height-at-least="0.1798in"/>
    </style:style>
    <style:style style:name="T367" style:parent-style-name="VarsayılanParagrafYazıTipi" style:family="text">
      <style:text-properties fo:font-size="10pt" style:font-size-asian="10pt" style:font-size-complex="10pt"/>
    </style:style>
    <style:style style:name="T368" style:parent-style-name="VarsayılanParagrafYazıTipi" style:family="text">
      <style:text-properties fo:font-size="10pt" style:font-size-asian="10pt" style:font-size-complex="10pt"/>
    </style:style>
    <style:style style:name="P36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7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7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7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7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7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7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7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7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78" style:parent-style-name="Standard" style:family="paragraph">
      <style:paragraph-properties fo:margin-bottom="0.1111in" style:line-height-at-least="0.1798in"/>
    </style:style>
    <style:style style:name="T379" style:parent-style-name="VarsayılanParagrafYazıTipi" style:family="text">
      <style:text-properties fo:font-size="10pt" style:font-size-asian="10pt" style:font-size-complex="10pt"/>
    </style:style>
    <style:style style:name="T380" style:parent-style-name="VarsayılanParagrafYazıTipi" style:family="text">
      <style:text-properties fo:font-size="10pt" style:font-size-asian="10pt" style:font-size-complex="10pt"/>
    </style:style>
    <style:style style:name="T381" style:parent-style-name="VarsayılanParagrafYazıTipi" style:family="text">
      <style:text-properties fo:font-weight="bold" style:font-weight-asian="bold" style:font-weight-complex="bold" fo:color="#C9211E" fo:font-size="15pt" style:font-size-asian="15pt" style:font-size-complex="15pt" style:text-underline-type="single" style:text-underline-style="solid" style:text-underline-width="auto" style:text-underline-mode="continuous"/>
    </style:style>
    <style:style style:name="P38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8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8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8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8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8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8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8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9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9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9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93" style:parent-style-name="Standard" style:family="paragraph">
      <style:paragraph-properties fo:margin-bottom="0.1111in" style:line-height-at-least="0.1798in"/>
    </style:style>
    <style:style style:name="T394" style:parent-style-name="VarsayılanParagrafYazıTipi" style:family="text">
      <style:text-properties fo:font-size="10pt" style:font-size-asian="10pt" style:font-size-complex="10pt"/>
    </style:style>
    <style:style style:name="T395" style:parent-style-name="VarsayılanParagrafYazıTipi" style:family="text">
      <style:text-properties fo:font-size="10pt" style:font-size-asian="10pt" style:font-size-complex="10pt"/>
    </style:style>
    <style:style style:name="P39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9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9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39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00" style:parent-style-name="Standard" style:family="paragraph">
      <style:paragraph-properties fo:margin-bottom="0.1111in" style:line-height-at-least="0.1798in"/>
    </style:style>
    <style:style style:name="T401" style:parent-style-name="VarsayılanParagrafYazıTipi" style:family="text">
      <style:text-properties fo:font-size="10pt" style:font-size-asian="10pt" style:font-size-complex="10pt"/>
    </style:style>
    <style:style style:name="T402" style:parent-style-name="VarsayılanParagrafYazıTipi" style:family="text">
      <style:text-properties fo:font-size="10pt" style:font-size-asian="10pt" style:font-size-complex="10pt"/>
    </style:style>
    <style:style style:name="T403" style:parent-style-name="VarsayılanParagrafYazıTipi" style:family="text">
      <style:text-properties fo:font-weight="bold" style:font-weight-asian="bold" style:font-weight-complex="bold" fo:color="#C9211E" fo:font-size="15pt" style:font-size-asian="15pt" style:font-size-complex="15pt" style:text-underline-type="single" style:text-underline-style="solid" style:text-underline-width="auto" style:text-underline-mode="continuous"/>
    </style:style>
    <style:style style:name="P40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0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0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07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0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0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1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1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1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1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14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15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16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17" style:parent-style-name="Standard" style:family="paragraph">
      <style:paragraph-properties fo:margin-bottom="0.1111in" style:line-height-at-least="0.1798in"/>
    </style:style>
    <style:style style:name="T418" style:parent-style-name="VarsayılanParagrafYazıTipi" style:family="text">
      <style:text-properties fo:font-size="10pt" style:font-size-asian="10pt" style:font-size-complex="10pt"/>
    </style:style>
    <style:style style:name="T419" style:parent-style-name="VarsayılanParagrafYazıTipi" style:family="text">
      <style:text-properties fo:font-size="10pt" style:font-size-asian="10pt" style:font-size-complex="10pt"/>
    </style:style>
    <style:style style:name="P42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2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2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23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24" style:parent-style-name="Standard" style:family="paragraph">
      <style:paragraph-properties fo:margin-bottom="0.1111in" style:line-height-at-least="0.1798in"/>
    </style:style>
    <style:style style:name="T425" style:parent-style-name="VarsayılanParagrafYazıTipi" style:family="text">
      <style:text-properties fo:font-size="10pt" style:font-size-asian="10pt" style:font-size-complex="10pt"/>
    </style:style>
    <style:style style:name="T426" style:parent-style-name="VarsayılanParagrafYazıTipi" style:family="text">
      <style:text-properties fo:font-size="10pt" style:font-size-asian="10pt" style:font-size-complex="10pt"/>
    </style:style>
    <style:style style:name="T427" style:parent-style-name="VarsayılanParagrafYazıTipi" style:family="text">
      <style:text-properties fo:font-weight="bold" style:font-weight-asian="bold" style:font-weight-complex="bold" fo:color="#C9211E" fo:font-size="15pt" style:font-size-asian="15pt" style:font-size-complex="15pt" style:text-underline-type="single" style:text-underline-style="solid" style:text-underline-width="auto" style:text-underline-mode="continuous"/>
    </style:style>
    <style:style style:name="P428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29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30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31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32" style:parent-style-name="Standard" style:family="paragraph">
      <style:paragraph-properties fo:margin-bottom="0.1111in" style:line-height-at-least="0.1798in"/>
      <style:text-properties fo:font-size="10pt" style:font-size-asian="10pt" style:font-size-complex="10pt"/>
    </style:style>
    <style:style style:name="P433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color="#C9211E" fo:font-size="18pt" style:font-size-asian="18pt" style:font-size-complex="22pt" style:text-underline-type="single" style:text-underline-style="solid" style:text-underline-width="auto" style:text-underline-mode="continuous"/>
    </style:style>
    <style:style style:name="P434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color="#C9211E" fo:font-size="18pt" style:font-size-asian="18pt" style:font-size-complex="22pt" style:text-underline-type="single" style:text-underline-style="solid" style:text-underline-width="auto" style:text-underline-mode="continuous"/>
    </style:style>
    <style:style style:name="P435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color="#C9211E" fo:font-size="18pt" style:font-size-asian="18pt" style:font-size-complex="22pt" style:text-underline-type="single" style:text-underline-style="solid" style:text-underline-width="auto" style:text-underline-mode="continuous"/>
    </style:style>
    <style:style style:name="P436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color="#C9211E" fo:font-size="18pt" style:font-size-asian="18pt" style:font-size-complex="22pt" style:text-underline-type="single" style:text-underline-style="solid" style:text-underline-width="auto" style:text-underline-mode="continuous"/>
    </style:style>
    <style:style style:name="P437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color="#C9211E" fo:font-size="18pt" style:font-size-asian="18pt" style:font-size-complex="22pt" style:text-underline-type="single" style:text-underline-style="solid" style:text-underline-width="auto" style:text-underline-mode="continuous"/>
    </style:style>
    <style:style style:name="P438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color="#C9211E" fo:font-size="18pt" style:font-size-asian="18pt" style:font-size-complex="22pt" style:text-underline-type="single" style:text-underline-style="solid" style:text-underline-width="auto" style:text-underline-mode="continuous"/>
    </style:style>
    <style:style style:name="P439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color="#C9211E" fo:font-size="18pt" style:font-size-asian="18pt" style:font-size-complex="22pt" style:text-underline-type="single" style:text-underline-style="solid" style:text-underline-width="auto" style:text-underline-mode="continuous"/>
    </style:style>
    <style:style style:name="P440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color="#C9211E" fo:font-size="18pt" style:font-size-asian="18pt" style:font-size-complex="22pt" style:text-underline-type="single" style:text-underline-style="solid" style:text-underline-width="auto" style:text-underline-mode="continuous"/>
    </style:style>
    <style:style style:name="P441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color="#C9211E" fo:font-size="18pt" style:font-size-asian="18pt" style:font-size-complex="22pt" style:text-underline-type="single" style:text-underline-style="solid" style:text-underline-width="auto" style:text-underline-mode="continuous"/>
    </style:style>
    <style:style style:name="P442" style:parent-style-name="Standard" style:family="paragraph">
      <style:paragraph-properties fo:margin-bottom="0.1111in" style:line-height-at-least="0.1798in"/>
    </style:style>
    <style:style style:name="T443" style:parent-style-name="VarsayılanParagrafYazıTipi" style:family="text">
      <style:text-properties style:font-name="Times New Roman" fo:font-weight="bold" style:font-weight-asian="bold" fo:color="#C9211E" fo:font-size="22pt" style:font-size-asian="22pt" style:font-size-complex="22pt" style:text-underline-type="single" style:text-underline-style="solid" style:text-underline-width="auto" style:text-underline-mode="continuous"/>
    </style:style>
    <style:style style:name="T444" style:parent-style-name="VarsayılanParagrafYazıTipi" style:family="text">
      <style:text-properties style:font-name="Times New Roman" fo:font-weight="bold" style:font-weight-asian="bold" fo:color="#C9211E" fo:font-size="22pt" style:font-size-asian="22pt" style:font-size-complex="22pt" style:text-underline-type="single" style:text-underline-style="solid" style:text-underline-width="auto" style:text-underline-mode="continuous"/>
    </style:style>
    <style:style style:name="P445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46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47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48" style:parent-style-name="Standard" style:family="paragraph">
      <style:paragraph-properties fo:margin-bottom="0.1111in" style:line-height-at-least="0.1798in"/>
    </style:style>
    <style:style style:name="T449" style:parent-style-name="VarsayılanParagrafYazıTipi" style:family="text">
      <style:text-properties style:font-name="Times New Roman" fo:font-size="10pt" style:font-size-asian="10pt" style:font-size-complex="10pt"/>
    </style:style>
    <style:style style:name="P450" style:parent-style-name="Standard" style:family="paragraph">
      <style:paragraph-properties fo:margin-bottom="0.1111in" style:line-height-at-least="0.1798in"/>
    </style:style>
    <style:style style:name="T451" style:parent-style-name="VarsayılanParagrafYazıTipi" style:family="text">
      <style:text-properties style:font-name="Times New Roman" fo:font-size="10pt" style:font-size-asian="10pt" style:font-size-complex="10pt"/>
    </style:style>
    <style:style style:name="P452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53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54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55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56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57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58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59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60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61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62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63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64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65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66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67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68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69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70" style:parent-style-name="Standard" style:family="paragraph">
      <style:paragraph-properties fo:margin-bottom="0.1111in" style:line-height-at-least="0.1798in"/>
    </style:style>
    <style:style style:name="T471" style:parent-style-name="VarsayılanParagrafYazıTipi" style:family="text">
      <style:text-properties style:font-name="Times New Roman" fo:font-size="10pt" style:font-size-asian="10pt" style:font-size-complex="10pt"/>
    </style:style>
    <style:style style:name="P472" style:parent-style-name="Standard" style:family="paragraph">
      <style:paragraph-properties fo:margin-bottom="0.1111in" style:line-height-at-least="0.1798in"/>
    </style:style>
    <style:style style:name="T473" style:parent-style-name="VarsayılanParagrafYazıTipi" style:family="text">
      <style:text-properties style:font-name="Times New Roman" fo:font-size="10pt" style:font-size-asian="10pt" style:font-size-complex="10pt"/>
    </style:style>
    <style:style style:name="P474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75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76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77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78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79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80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81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82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83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84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85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86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87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88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89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90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91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92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93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94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95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96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97" style:parent-style-name="Standard" style:family="paragraph">
      <style:paragraph-properties fo:margin-bottom="0.1111in" style:line-height-at-least="0.1798in"/>
      <style:text-properties style:font-name="Times New Roman" fo:font-size="10pt" style:font-size-asian="10pt" style:font-size-complex="10pt"/>
    </style:style>
    <style:style style:name="P498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font-size="18pt" style:font-size-asian="18pt"/>
    </style:style>
    <style:style style:name="P499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font-size="18pt" style:font-size-asian="18pt"/>
    </style:style>
    <style:style style:name="P500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font-size="18pt" style:font-size-asian="18pt"/>
    </style:style>
    <style:style style:name="P501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font-size="18pt" style:font-size-asian="18pt"/>
    </style:style>
    <style:style style:name="P502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font-size="18pt" style:font-size-asian="18pt"/>
    </style:style>
    <style:style style:name="P503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font-size="18pt" style:font-size-asian="18pt"/>
    </style:style>
    <style:style style:name="P504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font-size="18pt" style:font-size-asian="18pt"/>
    </style:style>
    <style:style style:name="P505" style:parent-style-name="Standard" style:family="paragraph">
      <style:paragraph-properties fo:margin-bottom="0.1111in" style:line-height-at-least="0.1798in"/>
      <style:text-properties style:font-name="Times New Roman" fo:font-weight="bold" style:font-weight-asian="bold" fo:font-size="18pt" style:font-size-asian="18pt"/>
    </style:style>
    <style:style style:name="P506" style:parent-style-name="Standard" style:family="paragraph">
      <style:text-properties fo:font-weight="bold" style:font-weight-asian="bold" style:font-weight-complex="bold" fo:color="#C9211E" fo:font-size="22pt" style:font-size-asian="22pt" style:font-size-complex="22pt" style:text-underline-type="single" style:text-underline-style="solid" style:text-underline-width="auto" style:text-underline-mode="continuous"/>
    </style:style>
    <style:style style:name="P507" style:parent-style-name="Standard" style:family="paragraph">
      <style:text-properties fo:color="#342A06" fo:font-size="10pt" style:font-size-asian="10pt" style:font-size-complex="10pt"/>
    </style:style>
    <style:style style:name="P508" style:parent-style-name="Standard" style:family="paragraph">
      <style:text-properties fo:color="#342A06" fo:font-size="10pt" style:font-size-asian="10pt" style:font-size-complex="10pt"/>
    </style:style>
    <style:style style:name="P509" style:parent-style-name="Standard" style:family="paragraph">
      <style:text-properties fo:color="#342A06" fo:font-size="10pt" style:font-size-asian="10pt" style:font-size-complex="10pt"/>
    </style:style>
    <style:style style:name="P510" style:parent-style-name="Standard" style:family="paragraph">
      <style:text-properties fo:color="#342A06" fo:font-size="10pt" style:font-size-asian="10pt" style:font-size-complex="10pt"/>
    </style:style>
    <style:style style:name="P511" style:parent-style-name="Standard" style:family="paragraph">
      <style:text-properties fo:color="#342A06" fo:font-size="10pt" style:font-size-asian="10pt" style:font-size-complex="10pt"/>
    </style:style>
    <style:style style:name="P512" style:parent-style-name="Standard" style:family="paragraph">
      <style:text-properties fo:color="#342A06" fo:font-size="10pt" style:font-size-asian="10pt" style:font-size-complex="10pt"/>
    </style:style>
    <style:style style:name="P513" style:parent-style-name="Standard" style:family="paragraph">
      <style:text-properties fo:color="#342A06" fo:font-size="10pt" style:font-size-asian="10pt" style:font-size-complex="10pt"/>
    </style:style>
    <style:style style:name="P514" style:parent-style-name="Standard" style:family="paragraph">
      <style:text-properties fo:color="#342A06" fo:font-size="10pt" style:font-size-asian="10pt" style:font-size-complex="10pt"/>
    </style:style>
    <style:style style:name="P515" style:parent-style-name="Standard" style:family="paragraph">
      <style:text-properties fo:color="#342A06" fo:font-size="10pt" style:font-size-asian="10pt" style:font-size-complex="10pt"/>
    </style:style>
    <style:style style:name="P516" style:parent-style-name="Standard" style:family="paragraph">
      <style:text-properties fo:color="#342A06" fo:font-size="10pt" style:font-size-asian="10pt" style:font-size-complex="10pt"/>
    </style:style>
    <style:style style:name="P517" style:parent-style-name="Standard" style:family="paragraph">
      <style:text-properties fo:color="#342A06" fo:font-size="10pt" style:font-size-asian="10pt" style:font-size-complex="10pt"/>
    </style:style>
    <style:style style:name="P518" style:parent-style-name="Standard" style:family="paragraph">
      <style:text-properties fo:color="#342A06" fo:font-size="10pt" style:font-size-asian="10pt" style:font-size-complex="10pt"/>
    </style:style>
    <style:style style:name="P519" style:parent-style-name="Standard" style:family="paragraph">
      <style:text-properties fo:color="#342A06" fo:font-size="10pt" style:font-size-asian="10pt" style:font-size-complex="10pt"/>
    </style:style>
    <style:style style:name="P520" style:parent-style-name="Standard" style:family="paragraph">
      <style:text-properties fo:color="#342A06" fo:font-size="10pt" style:font-size-asian="10pt" style:font-size-complex="10pt"/>
    </style:style>
    <style:style style:name="P521" style:parent-style-name="Standard" style:family="paragraph">
      <style:text-properties fo:color="#342A06" fo:font-size="10pt" style:font-size-asian="10pt" style:font-size-complex="10pt"/>
    </style:style>
    <style:style style:name="P522" style:parent-style-name="Standard" style:family="paragraph">
      <style:text-properties fo:color="#342A06" fo:font-size="10pt" style:font-size-asian="10pt" style:font-size-complex="10pt"/>
    </style:style>
    <style:style style:name="P523" style:parent-style-name="Standard" style:family="paragraph">
      <style:text-properties fo:color="#342A06" fo:font-size="10pt" style:font-size-asian="10pt" style:font-size-complex="10pt"/>
    </style:style>
    <style:style style:name="P524" style:parent-style-name="Standard" style:family="paragraph">
      <style:text-properties fo:color="#342A06" fo:font-size="10pt" style:font-size-asian="10pt" style:font-size-complex="10pt"/>
    </style:style>
    <style:style style:name="P525" style:parent-style-name="Standard" style:family="paragraph">
      <style:text-properties fo:color="#342A06" fo:font-size="10pt" style:font-size-asian="10pt" style:font-size-complex="10pt"/>
    </style:style>
    <style:style style:name="P526" style:parent-style-name="Standard" style:family="paragraph">
      <style:text-properties fo:color="#342A06" fo:font-size="10pt" style:font-size-asian="10pt" style:font-size-complex="10pt"/>
    </style:style>
    <style:style style:name="P527" style:parent-style-name="Standard" style:family="paragraph">
      <style:text-properties fo:color="#342A06" fo:font-size="10pt" style:font-size-asian="10pt" style:font-size-complex="10pt"/>
    </style:style>
    <style:style style:name="P528" style:parent-style-name="Standard" style:family="paragraph">
      <style:text-properties fo:color="#342A06" fo:font-size="10pt" style:font-size-asian="10pt" style:font-size-complex="10pt"/>
    </style:style>
    <style:style style:name="P529" style:parent-style-name="Standard" style:family="paragraph">
      <style:text-properties fo:color="#342A06" fo:font-size="10pt" style:font-size-asian="10pt" style:font-size-complex="10pt"/>
    </style:style>
    <style:style style:name="P530" style:parent-style-name="Standard" style:family="paragraph">
      <style:text-properties fo:color="#342A06" fo:font-size="10pt" style:font-size-asian="10pt" style:font-size-complex="10pt"/>
    </style:style>
    <style:style style:name="P531" style:parent-style-name="Standard" style:family="paragraph">
      <style:text-properties fo:color="#342A06" fo:font-size="10pt" style:font-size-asian="10pt" style:font-size-complex="10pt"/>
    </style:style>
    <style:style style:name="P532" style:parent-style-name="Standard" style:family="paragraph">
      <style:text-properties fo:color="#342A06" fo:font-size="10pt" style:font-size-asian="10pt" style:font-size-complex="10pt"/>
    </style:style>
    <style:style style:name="P533" style:parent-style-name="Standard" style:family="paragraph">
      <style:text-properties fo:color="#342A06" fo:font-size="10pt" style:font-size-asian="10pt" style:font-size-complex="10pt"/>
    </style:style>
    <style:style style:name="P534" style:parent-style-name="Standard" style:family="paragraph">
      <style:text-properties fo:color="#342A06" fo:font-size="10pt" style:font-size-asian="10pt" style:font-size-complex="10pt"/>
    </style:style>
    <style:style style:name="P535" style:parent-style-name="Standard" style:family="paragraph">
      <style:text-properties fo:color="#342A06" fo:font-size="10pt" style:font-size-asian="10pt" style:font-size-complex="10pt"/>
    </style:style>
    <style:style style:name="P536" style:parent-style-name="Standard" style:family="paragraph">
      <style:text-properties fo:color="#342A06" fo:font-size="10pt" style:font-size-asian="10pt" style:font-size-complex="10pt"/>
    </style:style>
    <style:style style:name="P537" style:parent-style-name="Standard" style:family="paragraph">
      <style:text-properties fo:color="#342A06" fo:font-size="10pt" style:font-size-asian="10pt" style:font-size-complex="10pt"/>
    </style:style>
    <style:style style:name="P538" style:parent-style-name="Standard" style:family="paragraph">
      <style:text-properties fo:color="#342A06" fo:font-size="10pt" style:font-size-asian="10pt" style:font-size-complex="10pt"/>
    </style:style>
    <style:style style:name="P539" style:parent-style-name="Standard" style:family="paragraph">
      <style:text-properties fo:color="#342A06" fo:font-size="10pt" style:font-size-asian="10pt" style:font-size-complex="10pt"/>
    </style:style>
    <style:style style:name="P540" style:parent-style-name="Standard" style:family="paragraph">
      <style:text-properties fo:color="#342A06" fo:font-size="10pt" style:font-size-asian="10pt" style:font-size-complex="10pt"/>
    </style:style>
    <style:style style:name="P541" style:parent-style-name="Standard" style:family="paragraph">
      <style:text-properties fo:color="#342A06" fo:font-size="10pt" style:font-size-asian="10pt" style:font-size-complex="10pt"/>
    </style:style>
    <style:style style:name="P542" style:parent-style-name="Standard" style:family="paragraph">
      <style:text-properties fo:color="#342A06" fo:font-size="10pt" style:font-size-asian="10pt" style:font-size-complex="10pt"/>
    </style:style>
    <style:style style:name="P543" style:parent-style-name="Standard" style:family="paragraph">
      <style:text-properties fo:color="#342A06" fo:font-size="10pt" style:font-size-asian="10pt" style:font-size-complex="10pt"/>
    </style:style>
    <style:style style:name="P544" style:parent-style-name="Standard" style:family="paragraph">
      <style:text-properties fo:color="#342A06" fo:font-size="10pt" style:font-size-asian="10pt" style:font-size-complex="10pt"/>
    </style:style>
    <style:style style:name="P545" style:parent-style-name="Standard" style:family="paragraph">
      <style:text-properties fo:color="#342A06" fo:font-size="10pt" style:font-size-asian="10pt" style:font-size-complex="10pt"/>
    </style:style>
    <style:style style:name="P546" style:parent-style-name="Standard" style:family="paragraph">
      <style:text-properties fo:color="#342A06" fo:font-size="10pt" style:font-size-asian="10pt" style:font-size-complex="10pt"/>
    </style:style>
    <style:style style:name="P547" style:parent-style-name="Standard" style:family="paragraph">
      <style:text-properties fo:color="#342A06" fo:font-size="10pt" style:font-size-asian="10pt" style:font-size-complex="10pt"/>
    </style:style>
    <style:style style:name="P548" style:parent-style-name="Standard" style:family="paragraph">
      <style:text-properties fo:color="#342A06" fo:font-size="10pt" style:font-size-asian="10pt" style:font-size-complex="10pt"/>
    </style:style>
    <style:style style:name="P549" style:parent-style-name="Standard" style:family="paragraph">
      <style:text-properties fo:color="#342A06" fo:font-size="10pt" style:font-size-asian="10pt" style:font-size-complex="10pt"/>
    </style:style>
    <style:style style:name="P550" style:parent-style-name="Standard" style:family="paragraph">
      <style:text-properties fo:color="#342A06" fo:font-size="10pt" style:font-size-asian="10pt" style:font-size-complex="10pt"/>
    </style:style>
    <style:style style:name="P551" style:parent-style-name="Standard" style:family="paragraph">
      <style:text-properties fo:color="#342A06" fo:font-size="10pt" style:font-size-asian="10pt" style:font-size-complex="10pt"/>
    </style:style>
    <style:style style:name="P552" style:parent-style-name="Standard" style:family="paragraph">
      <style:text-properties fo:color="#342A06" fo:font-size="10pt" style:font-size-asian="10pt" style:font-size-complex="10pt"/>
    </style:style>
    <style:style style:name="P553" style:parent-style-name="Standard" style:family="paragraph">
      <style:text-properties fo:color="#342A06" fo:font-size="10pt" style:font-size-asian="10pt" style:font-size-complex="10pt"/>
    </style:style>
    <style:style style:name="P554" style:parent-style-name="Standard" style:family="paragraph">
      <style:text-properties fo:color="#342A06" fo:font-size="10pt" style:font-size-asian="10pt" style:font-size-complex="10pt"/>
    </style:style>
    <style:style style:name="P555" style:parent-style-name="Standard" style:family="paragraph">
      <style:text-properties fo:color="#342A06" fo:font-size="10pt" style:font-size-asian="10pt" style:font-size-complex="10pt"/>
    </style:style>
    <style:style style:name="P556" style:parent-style-name="Standard" style:family="paragraph">
      <style:text-properties fo:color="#342A06" fo:font-size="10pt" style:font-size-asian="10pt" style:font-size-complex="10pt"/>
    </style:style>
    <style:style style:name="P557" style:parent-style-name="Standard" style:family="paragraph">
      <style:text-properties fo:color="#342A06" fo:font-size="10pt" style:font-size-asian="10pt" style:font-size-complex="10pt"/>
    </style:style>
    <style:style style:name="P558" style:parent-style-name="Standard" style:family="paragraph">
      <style:text-properties fo:color="#342A06" fo:font-size="10pt" style:font-size-asian="10pt" style:font-size-complex="10pt"/>
    </style:style>
    <style:style style:name="P559" style:parent-style-name="Standard" style:family="paragraph">
      <style:text-properties fo:color="#342A06" fo:font-size="10pt" style:font-size-asian="10pt" style:font-size-complex="10pt"/>
    </style:style>
    <style:style style:name="P560" style:parent-style-name="Standard" style:family="paragraph">
      <style:text-properties fo:color="#342A06" fo:font-size="10pt" style:font-size-asian="10pt" style:font-size-complex="10pt"/>
    </style:style>
    <style:style style:name="P561" style:parent-style-name="Standard" style:family="paragraph">
      <style:text-properties fo:font-weight="bold" style:font-weight-asian="bold" style:font-weight-complex="bold" fo:color="#C9211E" fo:font-size="22pt" style:font-size-asian="22pt" style:font-size-complex="22pt" style:text-underline-type="single" style:text-underline-style="solid" style:text-underline-width="auto" style:text-underline-mode="continuous"/>
    </style:style>
    <style:style style:name="P562" style:parent-style-name="Standard" style:family="paragraph">
      <style:text-properties fo:font-weight="bold" style:font-weight-asian="bold" style:font-weight-complex="bold" fo:color="#C9211E" fo:font-size="22pt" style:font-size-asian="22pt" style:font-size-complex="22pt" style:text-underline-type="single" style:text-underline-style="solid" style:text-underline-width="auto" style:text-underline-mode="continuous"/>
    </style:style>
    <style:style style:name="P563" style:parent-style-name="Standard" style:family="paragraph">
      <style:text-properties fo:color="#342A06" fo:font-size="10pt" style:font-size-asian="10pt" style:font-size-complex="10pt"/>
    </style:style>
    <style:style style:name="P564" style:parent-style-name="Standard" style:family="paragraph">
      <style:text-properties fo:color="#342A06" fo:font-size="10pt" style:font-size-asian="10pt" style:font-size-complex="10pt"/>
    </style:style>
    <style:style style:name="P565" style:parent-style-name="Standard" style:family="paragraph">
      <style:text-properties fo:color="#342A06" fo:font-size="10pt" style:font-size-asian="10pt" style:font-size-complex="10pt"/>
    </style:style>
    <style:style style:name="P566" style:parent-style-name="Standard" style:family="paragraph">
      <style:text-properties fo:color="#342A06" fo:font-size="10pt" style:font-size-asian="10pt" style:font-size-complex="10pt"/>
    </style:style>
    <style:style style:name="P567" style:parent-style-name="Standard" style:family="paragraph">
      <style:text-properties fo:color="#342A06" fo:font-size="10pt" style:font-size-asian="10pt" style:font-size-complex="10pt"/>
    </style:style>
    <style:style style:name="P568" style:parent-style-name="Standard" style:family="paragraph">
      <style:text-properties fo:color="#342A06" fo:font-size="10pt" style:font-size-asian="10pt" style:font-size-complex="10pt"/>
    </style:style>
    <style:style style:name="P569" style:parent-style-name="Standard" style:family="paragraph">
      <style:text-properties fo:color="#342A06" fo:font-size="10pt" style:font-size-asian="10pt" style:font-size-complex="10pt"/>
    </style:style>
    <style:style style:name="P570" style:parent-style-name="Standard" style:family="paragraph">
      <style:text-properties fo:color="#342A06" fo:font-size="10pt" style:font-size-asian="10pt" style:font-size-complex="10pt"/>
    </style:style>
    <style:style style:name="P571" style:parent-style-name="Standard" style:family="paragraph">
      <style:text-properties fo:color="#342A06" fo:font-size="10pt" style:font-size-asian="10pt" style:font-size-complex="10pt"/>
    </style:style>
    <style:style style:name="P572" style:parent-style-name="Standard" style:family="paragraph">
      <style:text-properties fo:color="#342A06" fo:font-size="10pt" style:font-size-asian="10pt" style:font-size-complex="10pt"/>
    </style:style>
    <style:style style:name="P573" style:parent-style-name="Standard" style:family="paragraph">
      <style:text-properties fo:color="#342A06" fo:font-size="10pt" style:font-size-asian="10pt" style:font-size-complex="10pt"/>
    </style:style>
    <style:style style:name="P574" style:parent-style-name="Standard" style:family="paragraph">
      <style:text-properties fo:color="#342A06" fo:font-size="10pt" style:font-size-asian="10pt" style:font-size-complex="10pt"/>
    </style:style>
    <style:style style:name="P575" style:parent-style-name="Standard" style:family="paragraph">
      <style:text-properties fo:color="#342A06" fo:font-size="10pt" style:font-size-asian="10pt" style:font-size-complex="10pt"/>
    </style:style>
    <style:style style:name="P576" style:parent-style-name="Standard" style:family="paragraph">
      <style:text-properties fo:color="#342A06" fo:font-size="10pt" style:font-size-asian="10pt" style:font-size-complex="10pt"/>
    </style:style>
    <style:style style:name="P577" style:parent-style-name="Standard" style:family="paragraph">
      <style:text-properties fo:color="#342A06" fo:font-size="10pt" style:font-size-asian="10pt" style:font-size-complex="10pt"/>
    </style:style>
    <style:style style:name="P578" style:parent-style-name="Standard" style:family="paragraph">
      <style:text-properties fo:color="#342A06" fo:font-size="10pt" style:font-size-asian="10pt" style:font-size-complex="10pt"/>
    </style:style>
    <style:style style:name="P579" style:parent-style-name="Standard" style:family="paragraph">
      <style:text-properties fo:color="#342A06" fo:font-size="10pt" style:font-size-asian="10pt" style:font-size-complex="10pt"/>
    </style:style>
    <style:style style:name="P580" style:parent-style-name="Standard" style:family="paragraph">
      <style:text-properties fo:color="#342A06" fo:font-size="10pt" style:font-size-asian="10pt" style:font-size-complex="10pt"/>
    </style:style>
    <style:style style:name="P581" style:parent-style-name="Standard" style:family="paragraph">
      <style:text-properties fo:color="#342A06" fo:font-size="10pt" style:font-size-asian="10pt" style:font-size-complex="10pt"/>
    </style:style>
    <style:style style:name="P582" style:parent-style-name="Standard" style:family="paragraph">
      <style:text-properties fo:color="#342A06" fo:font-size="10pt" style:font-size-asian="10pt" style:font-size-complex="10pt"/>
    </style:style>
    <style:style style:name="P583" style:parent-style-name="Standard" style:family="paragraph">
      <style:text-properties fo:color="#342A06" fo:font-size="10pt" style:font-size-asian="10pt" style:font-size-complex="10pt"/>
    </style:style>
    <style:style style:name="P584" style:parent-style-name="Standard" style:family="paragraph">
      <style:text-properties fo:color="#342A06" fo:font-size="10pt" style:font-size-asian="10pt" style:font-size-complex="10pt"/>
    </style:style>
    <style:style style:name="P585" style:parent-style-name="Standard" style:family="paragraph">
      <style:text-properties fo:color="#342A06" fo:font-size="10pt" style:font-size-asian="10pt" style:font-size-complex="10pt"/>
    </style:style>
    <style:style style:name="P586" style:parent-style-name="Standard" style:family="paragraph">
      <style:text-properties fo:color="#342A06" fo:font-size="10pt" style:font-size-asian="10pt" style:font-size-complex="10pt"/>
    </style:style>
    <style:style style:name="P587" style:parent-style-name="Standard" style:family="paragraph">
      <style:text-properties fo:color="#342A06" fo:font-size="10pt" style:font-size-asian="10pt" style:font-size-complex="10pt"/>
    </style:style>
    <style:style style:name="P588" style:parent-style-name="Standard" style:family="paragraph">
      <style:text-properties fo:color="#342A06" fo:font-size="10pt" style:font-size-asian="10pt" style:font-size-complex="10pt"/>
    </style:style>
    <style:style style:name="P589" style:parent-style-name="Standard" style:family="paragraph">
      <style:text-properties fo:color="#342A06" fo:font-size="10pt" style:font-size-asian="10pt" style:font-size-complex="10pt"/>
    </style:style>
    <style:style style:name="P590" style:parent-style-name="Standard" style:family="paragraph">
      <style:text-properties fo:color="#342A06" fo:font-size="10pt" style:font-size-asian="10pt" style:font-size-complex="10pt"/>
    </style:style>
    <style:style style:name="P591" style:parent-style-name="Standard" style:family="paragraph">
      <style:text-properties fo:color="#342A06" fo:font-size="10pt" style:font-size-asian="10pt" style:font-size-complex="10pt"/>
    </style:style>
    <style:style style:name="P592" style:parent-style-name="Standard" style:family="paragraph">
      <style:text-properties fo:color="#342A06" fo:font-size="10pt" style:font-size-asian="10pt" style:font-size-complex="10pt"/>
    </style:style>
    <style:style style:name="P593" style:parent-style-name="Standard" style:family="paragraph">
      <style:text-properties fo:color="#342A06" fo:font-size="10pt" style:font-size-asian="10pt" style:font-size-complex="10pt"/>
    </style:style>
    <style:style style:name="P594" style:parent-style-name="Standard" style:family="paragraph">
      <style:text-properties fo:color="#342A06" fo:font-size="10pt" style:font-size-asian="10pt" style:font-size-complex="10pt"/>
    </style:style>
    <style:style style:name="P595" style:parent-style-name="Standard" style:family="paragraph">
      <style:text-properties fo:color="#342A06" fo:font-size="10pt" style:font-size-asian="10pt" style:font-size-complex="10pt"/>
    </style:style>
    <style:style style:name="P596" style:parent-style-name="Standard" style:family="paragraph">
      <style:text-properties fo:color="#342A06" fo:font-size="10pt" style:font-size-asian="10pt" style:font-size-complex="10pt"/>
    </style:style>
    <style:style style:name="P597" style:parent-style-name="Standard" style:family="paragraph">
      <style:text-properties fo:color="#342A06" fo:font-size="10pt" style:font-size-asian="10pt" style:font-size-complex="10pt"/>
    </style:style>
    <style:style style:name="P598" style:parent-style-name="Standard" style:family="paragraph">
      <style:text-properties fo:color="#342A06" fo:font-size="10pt" style:font-size-asian="10pt" style:font-size-complex="10pt"/>
    </style:style>
    <style:style style:name="P599" style:parent-style-name="Standard" style:family="paragraph">
      <style:text-properties fo:color="#342A06" fo:font-size="10pt" style:font-size-asian="10pt" style:font-size-complex="10pt"/>
    </style:style>
    <style:style style:name="P600" style:parent-style-name="Standard" style:family="paragraph">
      <style:text-properties fo:color="#342A06" fo:font-size="10pt" style:font-size-asian="10pt" style:font-size-complex="10pt"/>
    </style:style>
    <style:style style:name="P601" style:parent-style-name="Standard" style:family="paragraph">
      <style:text-properties fo:color="#342A06" fo:font-size="10pt" style:font-size-asian="10pt" style:font-size-complex="10pt"/>
    </style:style>
    <style:style style:name="P602" style:parent-style-name="Standard" style:family="paragraph">
      <style:text-properties fo:color="#342A06" fo:font-size="10pt" style:font-size-asian="10pt" style:font-size-complex="10pt"/>
    </style:style>
    <style:style style:name="P603" style:parent-style-name="Standard" style:family="paragraph">
      <style:text-properties fo:color="#342A06" fo:font-size="10pt" style:font-size-asian="10pt" style:font-size-complex="10pt"/>
    </style:style>
    <style:style style:name="P604" style:parent-style-name="Standard" style:family="paragraph">
      <style:text-properties fo:color="#342A06" fo:font-size="10pt" style:font-size-asian="10pt" style:font-size-complex="10pt"/>
    </style:style>
    <style:style style:name="P605" style:parent-style-name="Standard" style:family="paragraph">
      <style:text-properties fo:color="#342A06" fo:font-size="10pt" style:font-size-asian="10pt" style:font-size-complex="10pt"/>
    </style:style>
    <style:style style:name="P606" style:parent-style-name="Standard" style:family="paragraph">
      <style:text-properties fo:color="#342A06" fo:font-size="10pt" style:font-size-asian="10pt" style:font-size-complex="10pt"/>
    </style:style>
    <style:style style:name="P607" style:parent-style-name="Standard" style:family="paragraph">
      <style:text-properties fo:color="#342A06" fo:font-size="10pt" style:font-size-asian="10pt" style:font-size-complex="10pt"/>
    </style:style>
    <style:style style:name="P608" style:parent-style-name="Standard" style:family="paragraph">
      <style:text-properties fo:color="#342A06" fo:font-size="10pt" style:font-size-asian="10pt" style:font-size-complex="10pt"/>
    </style:style>
    <style:style style:name="P609" style:parent-style-name="Standard" style:family="paragraph">
      <style:text-properties fo:color="#342A06" fo:font-size="10pt" style:font-size-asian="10pt" style:font-size-complex="10pt"/>
    </style:style>
    <style:style style:name="P610" style:parent-style-name="Standard" style:family="paragraph">
      <style:text-properties fo:color="#342A06" fo:font-size="10pt" style:font-size-asian="10pt" style:font-size-complex="10pt"/>
    </style:style>
    <style:style style:name="P611" style:parent-style-name="Standard" style:family="paragraph">
      <style:text-properties fo:color="#342A06" fo:font-size="10pt" style:font-size-asian="10pt" style:font-size-complex="10pt"/>
    </style:style>
    <style:style style:name="P612" style:parent-style-name="Standard" style:family="paragraph">
      <style:text-properties fo:color="#342A06" fo:font-size="10pt" style:font-size-asian="10pt" style:font-size-complex="10pt"/>
    </style:style>
    <style:style style:name="P613" style:parent-style-name="Standard" style:family="paragraph">
      <style:text-properties fo:color="#342A06" fo:font-size="10pt" style:font-size-asian="10pt" style:font-size-complex="10pt"/>
    </style:style>
    <style:style style:name="P614" style:parent-style-name="Standard" style:family="paragraph">
      <style:text-properties fo:color="#342A06" fo:font-size="10pt" style:font-size-asian="10pt" style:font-size-complex="10pt"/>
    </style:style>
    <style:style style:name="P615" style:parent-style-name="Standard" style:family="paragraph">
      <style:text-properties fo:color="#342A06" fo:font-size="10pt" style:font-size-asian="10pt" style:font-size-complex="10pt"/>
    </style:style>
    <style:style style:name="P616" style:parent-style-name="Standard" style:family="paragraph">
      <style:text-properties fo:color="#342A06" fo:font-size="10pt" style:font-size-asian="10pt" style:font-size-complex="10pt"/>
    </style:style>
    <style:style style:name="P617" style:parent-style-name="Standard" style:family="paragraph">
      <style:text-properties fo:color="#342A06" fo:font-size="10pt" style:font-size-asian="10pt" style:font-size-complex="10pt"/>
    </style:style>
    <style:style style:name="P618" style:parent-style-name="Standard" style:family="paragraph">
      <style:text-properties fo:color="#342A06" fo:font-size="10pt" style:font-size-asian="10pt" style:font-size-complex="10pt"/>
    </style:style>
    <style:style style:name="P619" style:parent-style-name="Standard" style:family="paragraph">
      <style:text-properties fo:color="#342A06" fo:font-size="10pt" style:font-size-asian="10pt" style:font-size-complex="10pt"/>
    </style:style>
    <style:style style:name="P620" style:parent-style-name="Standard" style:family="paragraph">
      <style:text-properties fo:color="#342A06" fo:font-size="10pt" style:font-size-asian="10pt" style:font-size-complex="10pt"/>
    </style:style>
    <style:style style:name="P621" style:parent-style-name="Standard" style:family="paragraph">
      <style:text-properties fo:color="#342A06" fo:font-size="10pt" style:font-size-asian="10pt" style:font-size-complex="10pt"/>
    </style:style>
    <style:style style:name="P622" style:parent-style-name="Standard" style:family="paragraph">
      <style:text-properties fo:color="#342A06" fo:font-size="10pt" style:font-size-asian="10pt" style:font-size-complex="10pt"/>
    </style:style>
    <style:style style:name="P623" style:parent-style-name="Standard" style:family="paragraph">
      <style:text-properties fo:color="#342A06" fo:font-size="10pt" style:font-size-asian="10pt" style:font-size-complex="10pt"/>
    </style:style>
    <style:style style:name="P624" style:parent-style-name="Standard" style:family="paragraph">
      <style:text-properties fo:color="#342A06" fo:font-size="10pt" style:font-size-asian="10pt" style:font-size-complex="10pt"/>
    </style:style>
    <style:style style:name="P625" style:parent-style-name="Standard" style:family="paragraph">
      <style:text-properties fo:color="#342A06" fo:font-size="10pt" style:font-size-asian="10pt" style:font-size-complex="10pt"/>
    </style:style>
    <style:style style:name="P626" style:parent-style-name="Standard" style:family="paragraph">
      <style:text-properties fo:color="#342A06" fo:font-size="10pt" style:font-size-asian="10pt" style:font-size-complex="10pt"/>
    </style:style>
    <style:style style:name="P627" style:parent-style-name="Standard" style:family="paragraph">
      <style:text-properties fo:color="#342A06" fo:font-size="10pt" style:font-size-asian="10pt" style:font-size-complex="10pt"/>
    </style:style>
    <style:style style:name="P628" style:parent-style-name="Standard" style:family="paragraph">
      <style:text-properties fo:color="#342A06" fo:font-size="10pt" style:font-size-asian="10pt" style:font-size-complex="10pt"/>
    </style:style>
    <style:style style:name="P629" style:parent-style-name="Standard" style:family="paragraph">
      <style:text-properties fo:color="#342A06" fo:font-size="10pt" style:font-size-asian="10pt" style:font-size-complex="10pt"/>
    </style:style>
    <style:style style:name="P630" style:parent-style-name="Standard" style:family="paragraph">
      <style:text-properties fo:color="#342A06" fo:font-size="10pt" style:font-size-asian="10pt" style:font-size-complex="10pt"/>
    </style:style>
    <style:style style:name="P631" style:parent-style-name="Standard" style:family="paragraph">
      <style:text-properties fo:color="#342A06" fo:font-size="10pt" style:font-size-asian="10pt" style:font-size-complex="10pt"/>
    </style:style>
    <style:style style:name="P632" style:parent-style-name="Standard" style:family="paragraph">
      <style:text-properties fo:color="#342A06" fo:font-size="10pt" style:font-size-asian="10pt" style:font-size-complex="10pt"/>
    </style:style>
    <style:style style:name="P633" style:parent-style-name="Standard" style:family="paragraph">
      <style:text-properties fo:color="#342A06" fo:font-size="10pt" style:font-size-asian="10pt" style:font-size-complex="10pt"/>
    </style:style>
    <style:style style:name="P634" style:parent-style-name="Standard" style:family="paragraph">
      <style:text-properties fo:font-weight="bold" style:font-weight-asian="bold" style:font-weight-complex="bold" fo:color="#C9211E" fo:font-size="22pt" style:font-size-asian="22pt" style:font-size-complex="22pt" style:text-underline-type="single" style:text-underline-style="solid" style:text-underline-width="auto" style:text-underline-mode="continuous"/>
    </style:style>
    <style:style style:name="P635" style:parent-style-name="Standard" style:family="paragraph">
      <style:text-properties fo:font-weight="bold" style:font-weight-asian="bold" style:font-weight-complex="bold" fo:color="#C9211E" fo:font-size="22pt" style:font-size-asian="22pt" style:font-size-complex="22pt" style:text-underline-type="single" style:text-underline-style="solid" style:text-underline-width="auto" style:text-underline-mode="continuous"/>
    </style:style>
    <style:style style:name="P636" style:parent-style-name="Standard" style:family="paragraph">
      <style:text-properties fo:color="#342A06" fo:font-size="10pt" style:font-size-asian="10pt" style:font-size-complex="10pt"/>
    </style:style>
    <style:style style:name="P637" style:parent-style-name="Standard" style:family="paragraph">
      <style:text-properties fo:color="#342A06" fo:font-size="10pt" style:font-size-asian="10pt" style:font-size-complex="10pt"/>
    </style:style>
    <style:style style:name="P638" style:parent-style-name="Standard" style:family="paragraph">
      <style:text-properties fo:color="#342A06" fo:font-size="10pt" style:font-size-asian="10pt" style:font-size-complex="10pt"/>
    </style:style>
    <style:style style:name="P639" style:parent-style-name="Standard" style:family="paragraph">
      <style:text-properties fo:color="#342A06" fo:font-size="10pt" style:font-size-asian="10pt" style:font-size-complex="10pt"/>
    </style:style>
    <style:style style:name="P640" style:parent-style-name="Standard" style:family="paragraph">
      <style:text-properties fo:color="#342A06" fo:font-size="10pt" style:font-size-asian="10pt" style:font-size-complex="10pt"/>
    </style:style>
    <style:style style:name="P641" style:parent-style-name="Standard" style:family="paragraph">
      <style:text-properties fo:color="#342A06" fo:font-size="10pt" style:font-size-asian="10pt" style:font-size-complex="10pt"/>
    </style:style>
    <style:style style:name="P642" style:parent-style-name="Standard" style:family="paragraph">
      <style:text-properties fo:color="#342A06" fo:font-size="10pt" style:font-size-asian="10pt" style:font-size-complex="10pt"/>
    </style:style>
    <style:style style:name="P643" style:parent-style-name="Standard" style:family="paragraph">
      <style:text-properties fo:color="#342A06" fo:font-size="10pt" style:font-size-asian="10pt" style:font-size-complex="10pt"/>
    </style:style>
    <style:style style:name="P644" style:parent-style-name="Standard" style:family="paragraph">
      <style:text-properties fo:color="#342A06" fo:font-size="10pt" style:font-size-asian="10pt" style:font-size-complex="10pt"/>
    </style:style>
    <style:style style:name="P645" style:parent-style-name="Standard" style:family="paragraph">
      <style:text-properties fo:color="#342A06" fo:font-size="10pt" style:font-size-asian="10pt" style:font-size-complex="10pt"/>
    </style:style>
    <style:style style:name="P646" style:parent-style-name="Standard" style:family="paragraph">
      <style:text-properties fo:color="#342A06" fo:font-size="10pt" style:font-size-asian="10pt" style:font-size-complex="10pt"/>
    </style:style>
    <style:style style:name="P647" style:parent-style-name="Standard" style:family="paragraph">
      <style:text-properties fo:color="#342A06" fo:font-size="10pt" style:font-size-asian="10pt" style:font-size-complex="10pt"/>
    </style:style>
    <style:style style:name="P648" style:parent-style-name="Standard" style:family="paragraph">
      <style:text-properties fo:color="#342A06" fo:font-size="10pt" style:font-size-asian="10pt" style:font-size-complex="10pt"/>
    </style:style>
    <style:style style:name="P649" style:parent-style-name="Standard" style:family="paragraph">
      <style:text-properties fo:color="#342A06" fo:font-size="10pt" style:font-size-asian="10pt" style:font-size-complex="10pt"/>
    </style:style>
    <style:style style:name="P650" style:parent-style-name="Standard" style:family="paragraph">
      <style:text-properties fo:color="#342A06" fo:font-size="10pt" style:font-size-asian="10pt" style:font-size-complex="10pt"/>
    </style:style>
    <style:style style:name="P651" style:parent-style-name="Standard" style:family="paragraph">
      <style:text-properties fo:color="#342A06" fo:font-size="10pt" style:font-size-asian="10pt" style:font-size-complex="10pt"/>
    </style:style>
    <style:style style:name="P652" style:parent-style-name="Standard" style:family="paragraph">
      <style:text-properties fo:color="#342A06" fo:font-size="10pt" style:font-size-asian="10pt" style:font-size-complex="10pt"/>
    </style:style>
    <style:style style:name="P653" style:parent-style-name="Standard" style:family="paragraph">
      <style:text-properties fo:color="#342A06" fo:font-size="10pt" style:font-size-asian="10pt" style:font-size-complex="10pt"/>
    </style:style>
    <style:style style:name="P654" style:parent-style-name="Standard" style:family="paragraph">
      <style:text-properties fo:color="#342A06" fo:font-size="10pt" style:font-size-asian="10pt" style:font-size-complex="10pt"/>
    </style:style>
    <style:style style:name="P655" style:parent-style-name="Standard" style:family="paragraph">
      <style:text-properties fo:color="#342A06" fo:font-size="10pt" style:font-size-asian="10pt" style:font-size-complex="10pt"/>
    </style:style>
    <style:style style:name="P656" style:parent-style-name="Standard" style:family="paragraph">
      <style:text-properties fo:color="#342A06" fo:font-size="10pt" style:font-size-asian="10pt" style:font-size-complex="10pt"/>
    </style:style>
    <style:style style:name="P657" style:parent-style-name="Standard" style:family="paragraph">
      <style:text-properties fo:color="#342A06" fo:font-size="10pt" style:font-size-asian="10pt" style:font-size-complex="10pt"/>
    </style:style>
    <style:style style:name="P658" style:parent-style-name="Standard" style:family="paragraph">
      <style:text-properties fo:color="#342A06" fo:font-size="10pt" style:font-size-asian="10pt" style:font-size-complex="10pt"/>
    </style:style>
    <style:style style:name="P659" style:parent-style-name="Standard" style:family="paragraph">
      <style:text-properties fo:color="#342A06" fo:font-size="10pt" style:font-size-asian="10pt" style:font-size-complex="10pt"/>
    </style:style>
    <style:style style:name="P660" style:parent-style-name="Standard" style:family="paragraph">
      <style:text-properties fo:color="#342A06" fo:font-size="10pt" style:font-size-asian="10pt" style:font-size-complex="10pt"/>
    </style:style>
    <style:style style:name="P661" style:parent-style-name="Standard" style:family="paragraph">
      <style:text-properties fo:color="#342A06" fo:font-size="10pt" style:font-size-asian="10pt" style:font-size-complex="10pt"/>
    </style:style>
    <style:style style:name="P662" style:parent-style-name="Standard" style:family="paragraph">
      <style:text-properties fo:color="#342A06" fo:font-size="10pt" style:font-size-asian="10pt" style:font-size-complex="10pt"/>
    </style:style>
    <style:style style:name="P663" style:parent-style-name="Standard" style:family="paragraph">
      <style:text-properties fo:color="#342A06" fo:font-size="10pt" style:font-size-asian="10pt" style:font-size-complex="10pt"/>
    </style:style>
    <style:style style:name="P664" style:parent-style-name="Standard" style:family="paragraph">
      <style:text-properties fo:color="#342A06" fo:font-size="10pt" style:font-size-asian="10pt" style:font-size-complex="10pt"/>
    </style:style>
    <style:style style:name="P665" style:parent-style-name="Standard" style:family="paragraph">
      <style:text-properties fo:color="#342A06" fo:font-size="10pt" style:font-size-asian="10pt" style:font-size-complex="10pt"/>
    </style:style>
    <style:style style:name="P666" style:parent-style-name="Standard" style:family="paragraph">
      <style:text-properties fo:color="#342A06" fo:font-size="10pt" style:font-size-asian="10pt" style:font-size-complex="10pt"/>
    </style:style>
    <style:style style:name="P667" style:parent-style-name="Standard" style:family="paragraph">
      <style:text-properties fo:color="#342A06" fo:font-size="10pt" style:font-size-asian="10pt" style:font-size-complex="10pt"/>
    </style:style>
    <style:style style:name="P668" style:parent-style-name="Standard" style:family="paragraph">
      <style:text-properties fo:color="#342A06" fo:font-size="10pt" style:font-size-asian="10pt" style:font-size-complex="10pt"/>
    </style:style>
    <style:style style:name="P669" style:parent-style-name="Standard" style:family="paragraph">
      <style:text-properties fo:color="#342A06" fo:font-size="10pt" style:font-size-asian="10pt" style:font-size-complex="10pt"/>
    </style:style>
    <style:style style:name="P670" style:parent-style-name="Standard" style:family="paragraph">
      <style:text-properties fo:color="#342A06" fo:font-size="10pt" style:font-size-asian="10pt" style:font-size-complex="10pt"/>
    </style:style>
    <style:style style:name="P671" style:parent-style-name="Standard" style:family="paragraph">
      <style:text-properties fo:color="#342A06" fo:font-size="10pt" style:font-size-asian="10pt" style:font-size-complex="10pt"/>
    </style:style>
    <style:style style:name="P672" style:parent-style-name="Standard" style:family="paragraph">
      <style:text-properties fo:color="#342A06" fo:font-size="10pt" style:font-size-asian="10pt" style:font-size-complex="10pt"/>
    </style:style>
    <style:style style:name="P673" style:parent-style-name="Standard" style:family="paragraph">
      <style:text-properties fo:color="#342A06" fo:font-size="10pt" style:font-size-asian="10pt" style:font-size-complex="10pt"/>
    </style:style>
    <style:style style:name="P674" style:parent-style-name="Standard" style:family="paragraph">
      <style:text-properties fo:color="#342A06" fo:font-size="10pt" style:font-size-asian="10pt" style:font-size-complex="10pt"/>
    </style:style>
    <style:style style:name="P675" style:parent-style-name="Standard" style:family="paragraph">
      <style:text-properties fo:color="#342A06" fo:font-size="10pt" style:font-size-asian="10pt" style:font-size-complex="10pt"/>
    </style:style>
    <style:style style:name="P676" style:parent-style-name="Standard" style:family="paragraph">
      <style:text-properties fo:color="#342A06" fo:font-size="10pt" style:font-size-asian="10pt" style:font-size-complex="10pt"/>
    </style:style>
    <style:style style:name="P677" style:parent-style-name="Standard" style:family="paragraph">
      <style:text-properties fo:color="#342A06" fo:font-size="10pt" style:font-size-asian="10pt" style:font-size-complex="10pt"/>
    </style:style>
    <style:style style:name="P678" style:parent-style-name="Standard" style:family="paragraph">
      <style:text-properties fo:color="#342A06" fo:font-size="10pt" style:font-size-asian="10pt" style:font-size-complex="10pt"/>
    </style:style>
    <style:style style:name="P679" style:parent-style-name="Standard" style:family="paragraph">
      <style:text-properties fo:color="#342A06" fo:font-size="10pt" style:font-size-asian="10pt" style:font-size-complex="10pt"/>
    </style:style>
    <style:style style:name="P680" style:parent-style-name="Standard" style:family="paragraph">
      <style:text-properties fo:color="#342A06" fo:font-size="10pt" style:font-size-asian="10pt" style:font-size-complex="10pt"/>
    </style:style>
    <style:style style:name="P681" style:parent-style-name="Standard" style:family="paragraph">
      <style:text-properties fo:color="#342A06" fo:font-size="10pt" style:font-size-asian="10pt" style:font-size-complex="10pt"/>
    </style:style>
    <style:style style:name="P682" style:parent-style-name="Standard" style:family="paragraph">
      <style:text-properties fo:color="#342A06" fo:font-size="10pt" style:font-size-asian="10pt" style:font-size-complex="10pt"/>
    </style:style>
    <style:style style:name="P683" style:parent-style-name="Standard" style:family="paragraph">
      <style:text-properties fo:color="#342A06" fo:font-size="10pt" style:font-size-asian="10pt" style:font-size-complex="10pt"/>
    </style:style>
    <style:style style:name="P684" style:parent-style-name="Standard" style:family="paragraph">
      <style:text-properties fo:color="#342A06" fo:font-size="10pt" style:font-size-asian="10pt" style:font-size-complex="10pt"/>
    </style:style>
    <style:style style:name="P685" style:parent-style-name="Standard" style:family="paragraph">
      <style:text-properties fo:color="#342A06" fo:font-size="10pt" style:font-size-asian="10pt" style:font-size-complex="10pt"/>
    </style:style>
    <style:style style:name="P686" style:parent-style-name="Standard" style:family="paragraph">
      <style:paragraph-properties fo:text-align="center"/>
      <style:text-properties fo:font-weight="bold" style:font-weight-asian="bold" style:font-weight-complex="bold" fo:color="#C9211E" fo:font-size="22pt" style:font-size-asian="22pt" style:font-size-complex="22pt" style:text-underline-type="single" style:text-underline-style="solid" style:text-underline-width="auto" style:text-underline-mode="continuous"/>
    </style:style>
    <style:style style:name="P687" style:parent-style-name="Standard" style:family="paragraph">
      <style:paragraph-properties fo:text-align="center"/>
      <style:text-properties fo:font-weight="bold" style:font-weight-asian="bold" style:font-weight-complex="bold" fo:color="#C9211E" fo:font-size="22pt" style:font-size-asian="22pt" style:font-size-complex="22pt" style:text-underline-type="single" style:text-underline-style="solid" style:text-underline-width="auto" style:text-underline-mode="continuous"/>
    </style:style>
    <style:style style:name="P688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C9211E" fo:font-size="22pt" style:font-size-asian="22pt" style:font-size-complex="22pt" style:text-underline-type="single" style:text-underline-style="solid" style:text-underline-width="auto" style:text-underline-mode="continuous"/>
    </style:style>
    <style:style style:name="P689" style:parent-style-name="Standard" style:list-style-name="List1" style:family="paragraph">
      <style:text-properties fo:font-weight="bold" style:font-weight-asian="bold" style:font-weight-complex="bold" fo:color="#342A06"/>
    </style:style>
    <style:style style:name="P690" style:parent-style-name="Standard" style:family="paragraph">
      <style:text-properties fo:font-weight="bold" style:font-weight-asian="bold" style:font-weight-complex="bold" fo:color="#342A06"/>
    </style:style>
    <style:style style:name="P691" style:parent-style-name="Standard" style:family="paragraph">
      <style:text-properties fo:font-weight="bold" style:font-weight-asian="bold" style:font-weight-complex="bold" fo:color="#342A06"/>
    </style:style>
    <style:style style:name="P692" style:parent-style-name="Standard" style:list-style-name="Numbering123" style:family="paragraph">
      <style:text-properties fo:font-weight="bold" style:font-weight-asian="bold" style:font-weight-complex="bold" fo:color="#342A06"/>
    </style:style>
    <style:style style:name="P693" style:parent-style-name="Standard" style:list-style-name="Numbering123" style:family="paragraph">
      <style:text-properties fo:font-weight="bold" style:font-weight-asian="bold" style:font-weight-complex="bold" fo:color="#342A06"/>
    </style:style>
    <style:style style:name="P694" style:parent-style-name="Standard" style:list-style-name="Numbering123" style:family="paragraph">
      <style:text-properties fo:font-weight="bold" style:font-weight-asian="bold" style:font-weight-complex="bold" fo:color="#342A06"/>
    </style:style>
    <style:style style:name="P695" style:parent-style-name="Standard" style:list-style-name="Numbering123" style:family="paragraph">
      <style:text-properties fo:font-weight="bold" style:font-weight-asian="bold" style:font-weight-complex="bold" fo:color="#342A06"/>
    </style:style>
    <style:style style:name="P696" style:parent-style-name="Standard" style:list-style-name="Numbering123" style:family="paragraph">
      <style:text-properties fo:font-weight="bold" style:font-weight-asian="bold" style:font-weight-complex="bold" fo:color="#342A06"/>
    </style:style>
    <style:style style:name="P697" style:parent-style-name="Standard" style:list-style-name="Numbering123" style:family="paragraph">
      <style:text-properties fo:font-weight="bold" style:font-weight-asian="bold" style:font-weight-complex="bold" fo:color="#342A06"/>
    </style:style>
    <style:style style:name="P698" style:parent-style-name="Standard" style:list-style-name="Numbering123" style:family="paragraph">
      <style:text-properties fo:font-weight="bold" style:font-weight-asian="bold" style:font-weight-complex="bold" fo:color="#342A06"/>
    </style:style>
    <style:style style:name="P699" style:parent-style-name="Standard" style:list-style-name="Numbering123" style:family="paragraph">
      <style:text-properties fo:font-weight="bold" style:font-weight-asian="bold" style:font-weight-complex="bold" fo:color="#342A06"/>
    </style:style>
    <style:style style:name="P700" style:parent-style-name="Standard" style:list-style-name="Numbering123" style:family="paragraph">
      <style:text-properties fo:font-weight="bold" style:font-weight-asian="bold" style:font-weight-complex="bold" fo:color="#342A06"/>
    </style:style>
    <style:style style:name="P701" style:parent-style-name="Standard" style:list-style-name="Numbering123" style:family="paragraph">
      <style:text-properties fo:font-weight="bold" style:font-weight-asian="bold" style:font-weight-complex="bold" fo:color="#342A06"/>
    </style:style>
    <style:style style:name="P702" style:parent-style-name="Standard" style:list-style-name="Numbering123" style:family="paragraph">
      <style:text-properties fo:font-weight="bold" style:font-weight-asian="bold" style:font-weight-complex="bold" fo:color="#342A06"/>
    </style:style>
    <style:style style:name="P703" style:parent-style-name="Standard" style:list-style-name="Numbering123" style:family="paragraph">
      <style:text-properties fo:font-weight="bold" style:font-weight-asian="bold" style:font-weight-complex="bold" fo:color="#342A06"/>
    </style:style>
    <style:style style:name="P704" style:parent-style-name="Standard" style:list-style-name="Numbering123" style:family="paragraph">
      <style:text-properties fo:font-weight="bold" style:font-weight-asian="bold" style:font-weight-complex="bold" fo:color="#342A06"/>
    </style:style>
    <style:style style:name="P705" style:parent-style-name="Standard" style:list-style-name="NumberingIVX" style:family="paragraph">
      <style:text-properties fo:font-weight="bold" style:font-weight-asian="bold" style:font-weight-complex="bold" fo:color="#342A06"/>
    </style:style>
    <style:style style:name="P706" style:parent-style-name="Standard" style:list-style-name="NumberingIVX" style:family="paragraph">
      <style:text-properties fo:font-weight="bold" style:font-weight-asian="bold" style:font-weight-complex="bold" fo:color="#342A06"/>
    </style:style>
    <style:style style:name="P707" style:parent-style-name="Standard" style:list-style-name="NumberingIVX" style:family="paragraph">
      <style:text-properties fo:font-weight="bold" style:font-weight-asian="bold" style:font-weight-complex="bold" fo:color="#342A06"/>
    </style:style>
    <style:style style:name="P708" style:parent-style-name="Standard" style:family="paragraph">
      <style:text-properties fo:font-weight="bold" style:font-weight-asian="bold" style:font-weight-complex="bold" fo:color="#342A06"/>
    </style:style>
    <style:style style:name="P709" style:parent-style-name="Standard" style:family="paragraph">
      <style:text-properties fo:color="#342A06"/>
    </style:style>
    <style:style style:name="P710" style:parent-style-name="Standard" style:family="paragraph">
      <style:text-properties fo:color="#342A06"/>
    </style:style>
    <style:style style:name="P711" style:parent-style-name="Standard" style:family="paragraph">
      <style:text-properties fo:color="#342A06"/>
    </style:style>
    <style:style style:name="P712" style:parent-style-name="Standard" style:family="paragraph">
      <style:text-properties fo:color="#342A06"/>
    </style:style>
    <style:style style:name="P713" style:parent-style-name="Standard" style:list-style-name="List1" style:family="paragraph">
      <style:text-properties fo:font-weight="bold" style:font-weight-asian="bold" style:font-weight-complex="bold" fo:color="#342A06"/>
    </style:style>
    <style:style style:name="P714" style:parent-style-name="Standard" style:family="paragraph">
      <style:text-properties fo:color="#342A06"/>
    </style:style>
    <style:style style:name="P715" style:parent-style-name="Standard" style:family="paragraph">
      <style:text-properties fo:color="#342A06" fo:font-size="10pt" style:font-size-asian="10pt" style:font-size-complex="10pt"/>
    </style:style>
    <style:style style:name="P716" style:parent-style-name="Standard" style:family="paragraph">
      <style:text-properties fo:color="#342A06" fo:font-size="10pt" style:font-size-asian="10pt" style:font-size-complex="10pt"/>
    </style:style>
    <style:style style:name="P717" style:parent-style-name="Standard" style:family="paragraph">
      <style:text-properties fo:color="#342A06" fo:font-size="10pt" style:font-size-asian="10pt" style:font-size-complex="10pt"/>
    </style:style>
    <style:style style:name="P718" style:parent-style-name="Standard" style:family="paragraph">
      <style:text-properties fo:color="#342A06" fo:font-size="10pt" style:font-size-asian="10pt" style:font-size-complex="10pt"/>
    </style:style>
    <style:style style:name="P719" style:parent-style-name="Standard" style:family="paragraph">
      <style:text-properties fo:color="#342A06" fo:font-size="10pt" style:font-size-asian="10pt" style:font-size-complex="10pt"/>
    </style:style>
    <style:style style:name="P720" style:parent-style-name="Standard" style:family="paragraph">
      <style:text-properties fo:color="#342A06" fo:font-size="10pt" style:font-size-asian="10pt" style:font-size-complex="10pt"/>
    </style:style>
    <style:style style:name="P721" style:parent-style-name="Standard" style:family="paragraph">
      <style:text-properties fo:color="#342A06" fo:font-size="10pt" style:font-size-asian="10pt" style:font-size-complex="10pt"/>
    </style:style>
    <style:style style:name="P722" style:parent-style-name="Standard" style:family="paragraph">
      <style:text-properties fo:color="#342A06" fo:font-size="10pt" style:font-size-asian="10pt" style:font-size-complex="10pt"/>
    </style:style>
    <style:style style:name="P723" style:parent-style-name="Standard" style:family="paragraph">
      <style:text-properties fo:color="#342A06" fo:font-size="10pt" style:font-size-asian="10pt" style:font-size-complex="10pt"/>
    </style:style>
    <style:style style:name="P724" style:parent-style-name="Standard" style:family="paragraph">
      <style:text-properties fo:color="#342A06" fo:font-size="10pt" style:font-size-asian="10pt" style:font-size-complex="10pt"/>
    </style:style>
    <style:style style:name="P725" style:parent-style-name="Standard" style:family="paragraph">
      <style:text-properties fo:color="#342A06" fo:font-size="10pt" style:font-size-asian="10pt" style:font-size-complex="10pt"/>
    </style:style>
    <style:style style:name="P726" style:parent-style-name="Standard" style:family="paragraph">
      <style:text-properties fo:color="#342A06" fo:font-size="10pt" style:font-size-asian="10pt" style:font-size-complex="10pt"/>
    </style:style>
    <style:style style:name="P727" style:parent-style-name="Standard" style:family="paragraph">
      <style:text-properties fo:color="#342A06" fo:font-size="10pt" style:font-size-asian="10pt" style:font-size-complex="10pt"/>
    </style:style>
    <style:style style:name="P728" style:parent-style-name="Standard" style:family="paragraph">
      <style:text-properties fo:color="#342A06" fo:font-size="10pt" style:font-size-asian="10pt" style:font-size-complex="10pt"/>
    </style:style>
    <style:style style:name="P729" style:parent-style-name="Standard" style:family="paragraph">
      <style:text-properties fo:color="#342A06" fo:font-size="10pt" style:font-size-asian="10pt" style:font-size-complex="10pt"/>
    </style:style>
    <style:style style:name="P730" style:parent-style-name="Standard" style:family="paragraph">
      <style:text-properties fo:color="#342A06" fo:font-size="10pt" style:font-size-asian="10pt" style:font-size-complex="10pt"/>
    </style:style>
    <style:style style:name="P731" style:parent-style-name="Standard" style:family="paragraph">
      <style:text-properties fo:color="#342A06" fo:font-size="10pt" style:font-size-asian="10pt" style:font-size-complex="10pt"/>
    </style:style>
    <style:style style:name="P732" style:parent-style-name="Standard" style:family="paragraph">
      <style:text-properties fo:color="#342A06" fo:font-size="10pt" style:font-size-asian="10pt" style:font-size-complex="10pt"/>
    </style:style>
    <style:style style:name="P733" style:parent-style-name="Standard" style:family="paragraph">
      <style:text-properties fo:color="#342A06" fo:font-size="10pt" style:font-size-asian="10pt" style:font-size-complex="10pt"/>
    </style:style>
    <style:style style:name="P734" style:parent-style-name="Standard" style:family="paragraph">
      <style:text-properties fo:color="#342A06" fo:font-size="10pt" style:font-size-asian="10pt" style:font-size-complex="10pt"/>
    </style:style>
    <style:style style:name="P735" style:parent-style-name="Standard" style:family="paragraph">
      <style:text-properties fo:color="#342A06" fo:font-size="10pt" style:font-size-asian="10pt" style:font-size-complex="10pt"/>
    </style:style>
    <style:style style:name="P736" style:parent-style-name="Standard" style:family="paragraph">
      <style:text-properties fo:color="#342A06" fo:font-size="10pt" style:font-size-asian="10pt" style:font-size-complex="10pt"/>
    </style:style>
    <style:style style:name="P737" style:parent-style-name="Standard" style:family="paragraph">
      <style:text-properties fo:color="#342A06" fo:font-size="10pt" style:font-size-asian="10pt" style:font-size-complex="10pt"/>
    </style:style>
    <style:style style:name="P738" style:parent-style-name="Standard" style:family="paragraph">
      <style:text-properties fo:color="#342A06" fo:font-size="10pt" style:font-size-asian="10pt" style:font-size-complex="10pt"/>
    </style:style>
    <style:style style:name="P739" style:parent-style-name="Standard" style:family="paragraph">
      <style:text-properties fo:color="#342A06" fo:font-size="10pt" style:font-size-asian="10pt" style:font-size-complex="10pt"/>
    </style:style>
    <style:style style:name="P740" style:parent-style-name="Standard" style:family="paragraph">
      <style:text-properties fo:color="#342A06" fo:font-size="10pt" style:font-size-asian="10pt" style:font-size-complex="10pt"/>
    </style:style>
    <style:style style:name="P741" style:parent-style-name="Standard" style:family="paragraph">
      <style:text-properties fo:color="#342A06" fo:font-size="10pt" style:font-size-asian="10pt" style:font-size-complex="10pt"/>
    </style:style>
    <style:style style:name="P742" style:parent-style-name="Standard" style:family="paragraph">
      <style:text-properties fo:color="#342A06" fo:font-size="10pt" style:font-size-asian="10pt" style:font-size-complex="10pt"/>
    </style:style>
    <style:style style:name="P743" style:parent-style-name="Standard" style:family="paragraph">
      <style:text-properties fo:color="#342A06" fo:font-size="10pt" style:font-size-asian="10pt" style:font-size-complex="10pt"/>
    </style:style>
    <style:style style:name="P744" style:parent-style-name="Standard" style:family="paragraph">
      <style:text-properties fo:color="#342A06" fo:font-size="10pt" style:font-size-asian="10pt" style:font-size-complex="10pt"/>
    </style:style>
    <style:style style:name="P745" style:parent-style-name="Standard" style:family="paragraph">
      <style:text-properties fo:color="#342A06" fo:font-size="10pt" style:font-size-asian="10pt" style:font-size-complex="10pt"/>
    </style:style>
    <style:style style:name="P746" style:parent-style-name="Standard" style:family="paragraph">
      <style:text-properties fo:color="#342A06" fo:font-size="10pt" style:font-size-asian="10pt" style:font-size-complex="10pt"/>
    </style:style>
    <style:style style:name="P747" style:parent-style-name="Standard" style:family="paragraph">
      <style:text-properties fo:color="#342A06" fo:font-size="10pt" style:font-size-asian="10pt" style:font-size-complex="10pt"/>
    </style:style>
    <style:style style:name="P748" style:parent-style-name="Standard" style:family="paragraph">
      <style:text-properties fo:color="#342A06" fo:font-size="10pt" style:font-size-asian="10pt" style:font-size-complex="10pt"/>
    </style:style>
    <style:style style:name="P749" style:parent-style-name="Standard" style:family="paragraph">
      <style:text-properties fo:color="#342A06" fo:font-size="10pt" style:font-size-asian="10pt" style:font-size-complex="10pt"/>
    </style:style>
    <style:style style:name="P750" style:parent-style-name="Standard" style:family="paragraph">
      <style:text-properties fo:color="#342A06" fo:font-size="10pt" style:font-size-asian="10pt" style:font-size-complex="10pt"/>
    </style:style>
    <style:style style:name="P751" style:parent-style-name="Standard" style:family="paragraph">
      <style:text-properties fo:color="#342A06" fo:font-size="10pt" style:font-size-asian="10pt" style:font-size-complex="10pt"/>
    </style:style>
    <style:style style:name="P752" style:parent-style-name="Standard" style:family="paragraph">
      <style:text-properties fo:color="#342A06" fo:font-size="10pt" style:font-size-asian="10pt" style:font-size-complex="10pt"/>
    </style:style>
    <style:style style:name="P753" style:parent-style-name="Standard" style:family="paragraph">
      <style:text-properties fo:color="#342A06" fo:font-size="10pt" style:font-size-asian="10pt" style:font-size-complex="10pt"/>
    </style:style>
    <style:style style:name="P754" style:parent-style-name="Standard" style:family="paragraph">
      <style:text-properties fo:color="#342A06" fo:font-size="10pt" style:font-size-asian="10pt" style:font-size-complex="10pt"/>
    </style:style>
    <style:style style:name="P755" style:parent-style-name="Standard" style:family="paragraph">
      <style:text-properties fo:color="#342A06" fo:font-size="10pt" style:font-size-asian="10pt" style:font-size-complex="10pt"/>
    </style:style>
    <style:style style:name="P756" style:parent-style-name="Standard" style:family="paragraph">
      <style:text-properties fo:color="#342A06" fo:font-size="10pt" style:font-size-asian="10pt" style:font-size-complex="10pt"/>
    </style:style>
    <style:style style:name="P757" style:parent-style-name="Standard" style:family="paragraph">
      <style:text-properties fo:color="#342A06" fo:font-size="10pt" style:font-size-asian="10pt" style:font-size-complex="10pt"/>
    </style:style>
    <style:style style:name="P758" style:parent-style-name="Standard" style:family="paragraph">
      <style:text-properties fo:color="#342A06" fo:font-size="10pt" style:font-size-asian="10pt" style:font-size-complex="10pt"/>
    </style:style>
    <style:style style:name="P759" style:parent-style-name="Standard" style:family="paragraph">
      <style:text-properties fo:color="#342A06" fo:font-size="10pt" style:font-size-asian="10pt" style:font-size-complex="10pt"/>
    </style:style>
    <style:style style:name="P760" style:parent-style-name="Standard" style:family="paragraph">
      <style:text-properties fo:color="#342A06" fo:font-size="10pt" style:font-size-asian="10pt" style:font-size-complex="10pt"/>
    </style:style>
    <style:style style:name="P761" style:parent-style-name="Standard" style:family="paragraph">
      <style:text-properties fo:color="#342A06" fo:font-size="10pt" style:font-size-asian="10pt" style:font-size-complex="10pt"/>
    </style:style>
    <style:style style:name="P762" style:parent-style-name="Standard" style:family="paragraph">
      <style:text-properties fo:color="#342A06" fo:font-size="10pt" style:font-size-asian="10pt" style:font-size-complex="10pt"/>
    </style:style>
    <style:style style:name="P763" style:parent-style-name="Standard" style:family="paragraph">
      <style:text-properties fo:color="#342A06" fo:font-size="10pt" style:font-size-asian="10pt" style:font-size-complex="10pt"/>
    </style:style>
    <style:style style:name="P764" style:parent-style-name="Standard" style:family="paragraph">
      <style:text-properties fo:color="#342A06"/>
    </style:style>
    <style:style style:name="P765" style:parent-style-name="Standard" style:family="paragraph">
      <style:text-properties fo:color="#342A06"/>
    </style:style>
    <style:style style:name="P766" style:parent-style-name="Standard" style:list-style-name="List1" style:family="paragraph">
      <style:text-properties fo:font-weight="bold" style:font-weight-asian="bold" style:font-weight-complex="bold" fo:color="#342A06"/>
    </style:style>
    <style:style style:name="P767" style:parent-style-name="Standard" style:family="paragraph">
      <style:text-properties fo:color="#342A06"/>
    </style:style>
    <style:style style:name="P768" style:parent-style-name="Standard" style:family="paragraph">
      <style:text-properties fo:color="#342A06" fo:font-size="10pt" style:font-size-asian="10pt" style:font-size-complex="10pt"/>
    </style:style>
    <style:style style:name="P769" style:parent-style-name="Standard" style:family="paragraph">
      <style:text-properties fo:color="#342A06" fo:font-size="10pt" style:font-size-asian="10pt" style:font-size-complex="10pt"/>
    </style:style>
    <style:style style:name="P770" style:parent-style-name="Standard" style:family="paragraph">
      <style:text-properties fo:color="#342A06" fo:font-size="10pt" style:font-size-asian="10pt" style:font-size-complex="10pt"/>
    </style:style>
    <style:style style:name="P771" style:parent-style-name="Standard" style:family="paragraph">
      <style:text-properties fo:color="#342A06" fo:font-size="10pt" style:font-size-asian="10pt" style:font-size-complex="10pt"/>
    </style:style>
    <style:style style:name="P772" style:parent-style-name="Standard" style:family="paragraph">
      <style:text-properties fo:color="#342A06" fo:font-size="10pt" style:font-size-asian="10pt" style:font-size-complex="10pt"/>
    </style:style>
    <style:style style:name="P773" style:parent-style-name="Standard" style:family="paragraph">
      <style:text-properties fo:color="#342A06" fo:font-size="10pt" style:font-size-asian="10pt" style:font-size-complex="10pt"/>
    </style:style>
    <style:style style:name="P774" style:parent-style-name="Standard" style:family="paragraph">
      <style:text-properties fo:color="#342A06" fo:font-size="10pt" style:font-size-asian="10pt" style:font-size-complex="10pt"/>
    </style:style>
    <style:style style:name="P775" style:parent-style-name="Standard" style:family="paragraph">
      <style:text-properties fo:color="#342A06" fo:font-size="10pt" style:font-size-asian="10pt" style:font-size-complex="10pt"/>
    </style:style>
    <style:style style:name="P776" style:parent-style-name="Standard" style:family="paragraph">
      <style:text-properties fo:color="#342A06" fo:font-size="10pt" style:font-size-asian="10pt" style:font-size-complex="10pt"/>
    </style:style>
    <style:style style:name="P777" style:parent-style-name="Standard" style:family="paragraph">
      <style:text-properties fo:color="#342A06" fo:font-size="10pt" style:font-size-asian="10pt" style:font-size-complex="10pt"/>
    </style:style>
    <style:style style:name="P778" style:parent-style-name="Standard" style:family="paragraph">
      <style:text-properties fo:color="#342A06" fo:font-size="10pt" style:font-size-asian="10pt" style:font-size-complex="10pt"/>
    </style:style>
    <style:style style:name="P779" style:parent-style-name="Standard" style:family="paragraph">
      <style:text-properties fo:color="#342A06" fo:font-size="10pt" style:font-size-asian="10pt" style:font-size-complex="10pt"/>
    </style:style>
    <style:style style:name="P780" style:parent-style-name="Standard" style:family="paragraph">
      <style:text-properties fo:color="#342A06" fo:font-size="10pt" style:font-size-asian="10pt" style:font-size-complex="10pt"/>
    </style:style>
    <style:style style:name="P781" style:parent-style-name="Standard" style:family="paragraph">
      <style:text-properties fo:color="#342A06" fo:font-size="10pt" style:font-size-asian="10pt" style:font-size-complex="10pt"/>
    </style:style>
    <style:style style:name="P782" style:parent-style-name="Standard" style:family="paragraph">
      <style:text-properties fo:color="#342A06" fo:font-size="10pt" style:font-size-asian="10pt" style:font-size-complex="10pt"/>
    </style:style>
    <style:style style:name="P783" style:parent-style-name="Standard" style:family="paragraph">
      <style:text-properties fo:color="#342A06" fo:font-size="10pt" style:font-size-asian="10pt" style:font-size-complex="10pt"/>
    </style:style>
    <style:style style:name="P784" style:parent-style-name="Standard" style:family="paragraph">
      <style:text-properties fo:color="#342A06" fo:font-size="10pt" style:font-size-asian="10pt" style:font-size-complex="10pt"/>
    </style:style>
    <style:style style:name="P785" style:parent-style-name="Standard" style:family="paragraph">
      <style:text-properties fo:color="#342A06" fo:font-size="10pt" style:font-size-asian="10pt" style:font-size-complex="10pt"/>
    </style:style>
    <style:style style:name="P786" style:parent-style-name="Standard" style:family="paragraph">
      <style:text-properties fo:color="#342A06" fo:font-size="10pt" style:font-size-asian="10pt" style:font-size-complex="10pt"/>
    </style:style>
    <style:style style:name="P787" style:parent-style-name="Standard" style:family="paragraph">
      <style:text-properties fo:color="#342A06" fo:font-size="10pt" style:font-size-asian="10pt" style:font-size-complex="10pt"/>
    </style:style>
    <style:style style:name="P788" style:parent-style-name="Standard" style:family="paragraph">
      <style:text-properties fo:color="#342A06" fo:font-size="10pt" style:font-size-asian="10pt" style:font-size-complex="10pt"/>
    </style:style>
    <style:style style:name="P789" style:parent-style-name="Standard" style:family="paragraph">
      <style:text-properties fo:color="#342A06" fo:font-size="10pt" style:font-size-asian="10pt" style:font-size-complex="10pt"/>
    </style:style>
    <style:style style:name="P790" style:parent-style-name="Standard" style:family="paragraph">
      <style:text-properties fo:color="#342A06" fo:font-size="10pt" style:font-size-asian="10pt" style:font-size-complex="10pt"/>
    </style:style>
    <style:style style:name="P791" style:parent-style-name="Standard" style:family="paragraph">
      <style:text-properties fo:color="#342A06" fo:font-size="10pt" style:font-size-asian="10pt" style:font-size-complex="10pt"/>
    </style:style>
    <style:style style:name="P792" style:parent-style-name="Standard" style:family="paragraph">
      <style:text-properties fo:color="#342A06" fo:font-size="10pt" style:font-size-asian="10pt" style:font-size-complex="10pt"/>
    </style:style>
    <style:style style:name="P793" style:parent-style-name="Standard" style:family="paragraph">
      <style:text-properties fo:color="#342A06" fo:font-size="10pt" style:font-size-asian="10pt" style:font-size-complex="10pt"/>
    </style:style>
    <style:style style:name="P794" style:parent-style-name="Standard" style:family="paragraph">
      <style:text-properties fo:color="#342A06" fo:font-size="10pt" style:font-size-asian="10pt" style:font-size-complex="10pt"/>
    </style:style>
    <style:style style:name="P795" style:parent-style-name="Standard" style:family="paragraph">
      <style:text-properties fo:color="#342A06" fo:font-size="10pt" style:font-size-asian="10pt" style:font-size-complex="10pt"/>
    </style:style>
    <style:style style:name="P796" style:parent-style-name="Standard" style:family="paragraph">
      <style:text-properties fo:color="#342A06" fo:font-size="10pt" style:font-size-asian="10pt" style:font-size-complex="10pt"/>
    </style:style>
    <style:style style:name="P797" style:parent-style-name="Standard" style:family="paragraph">
      <style:text-properties fo:color="#342A06" fo:font-size="10pt" style:font-size-asian="10pt" style:font-size-complex="10pt"/>
    </style:style>
    <style:style style:name="P798" style:parent-style-name="Standard" style:family="paragraph">
      <style:text-properties fo:color="#342A06" fo:font-size="10pt" style:font-size-asian="10pt" style:font-size-complex="10pt"/>
    </style:style>
    <style:style style:name="P799" style:parent-style-name="Standard" style:family="paragraph">
      <style:text-properties fo:color="#342A06" fo:font-size="10pt" style:font-size-asian="10pt" style:font-size-complex="10pt"/>
    </style:style>
    <style:style style:name="P800" style:parent-style-name="Standard" style:family="paragraph">
      <style:text-properties fo:color="#342A06" fo:font-size="10pt" style:font-size-asian="10pt" style:font-size-complex="10pt"/>
    </style:style>
    <style:style style:name="P801" style:parent-style-name="Standard" style:family="paragraph">
      <style:text-properties fo:color="#342A06" fo:font-size="10pt" style:font-size-asian="10pt" style:font-size-complex="10pt"/>
    </style:style>
    <style:style style:name="P802" style:parent-style-name="Standard" style:family="paragraph">
      <style:text-properties fo:color="#342A06" fo:font-size="10pt" style:font-size-asian="10pt" style:font-size-complex="10pt"/>
    </style:style>
    <style:style style:name="P803" style:parent-style-name="Standard" style:family="paragraph">
      <style:text-properties fo:color="#342A06" fo:font-size="10pt" style:font-size-asian="10pt" style:font-size-complex="10pt"/>
    </style:style>
    <style:style style:name="P804" style:parent-style-name="Standard" style:family="paragraph">
      <style:text-properties fo:color="#342A06" fo:font-size="10pt" style:font-size-asian="10pt" style:font-size-complex="10pt"/>
    </style:style>
    <style:style style:name="P805" style:parent-style-name="Standard" style:family="paragraph">
      <style:text-properties fo:color="#342A06" fo:font-size="10pt" style:font-size-asian="10pt" style:font-size-complex="10pt"/>
    </style:style>
    <style:style style:name="P806" style:parent-style-name="Standard" style:family="paragraph">
      <style:text-properties fo:color="#342A06" fo:font-size="10pt" style:font-size-asian="10pt" style:font-size-complex="10pt"/>
    </style:style>
    <style:style style:name="P807" style:parent-style-name="Standard" style:family="paragraph">
      <style:text-properties fo:color="#342A06" fo:font-size="10pt" style:font-size-asian="10pt" style:font-size-complex="10pt"/>
    </style:style>
    <style:style style:name="P808" style:parent-style-name="Standard" style:family="paragraph">
      <style:text-properties fo:color="#342A06" fo:font-size="10pt" style:font-size-asian="10pt" style:font-size-complex="10pt"/>
    </style:style>
    <style:style style:name="P809" style:parent-style-name="Standard" style:family="paragraph">
      <style:text-properties fo:color="#342A06" fo:font-size="10pt" style:font-size-asian="10pt" style:font-size-complex="10pt"/>
    </style:style>
    <style:style style:name="P810" style:parent-style-name="Standard" style:family="paragraph">
      <style:text-properties fo:color="#342A06" fo:font-size="10pt" style:font-size-asian="10pt" style:font-size-complex="10pt"/>
    </style:style>
    <style:style style:name="P811" style:parent-style-name="Standard" style:family="paragraph">
      <style:text-properties fo:color="#342A06" fo:font-size="10pt" style:font-size-asian="10pt" style:font-size-complex="10pt"/>
    </style:style>
    <style:style style:name="P812" style:parent-style-name="Standard" style:family="paragraph">
      <style:text-properties fo:color="#342A06" fo:font-size="10pt" style:font-size-asian="10pt" style:font-size-complex="10pt"/>
    </style:style>
    <style:style style:name="P813" style:parent-style-name="Standard" style:family="paragraph">
      <style:text-properties fo:color="#342A06" fo:font-size="10pt" style:font-size-asian="10pt" style:font-size-complex="10pt"/>
    </style:style>
    <style:style style:name="P814" style:parent-style-name="Standard" style:family="paragraph">
      <style:text-properties fo:color="#342A06" fo:font-size="10pt" style:font-size-asian="10pt" style:font-size-complex="10pt"/>
    </style:style>
    <style:style style:name="P815" style:parent-style-name="Standard" style:family="paragraph">
      <style:text-properties fo:color="#342A06" fo:font-size="10pt" style:font-size-asian="10pt" style:font-size-complex="10pt"/>
    </style:style>
    <style:style style:name="P816" style:parent-style-name="Standard" style:family="paragraph">
      <style:text-properties fo:color="#342A06" fo:font-size="10pt" style:font-size-asian="10pt" style:font-size-complex="10pt"/>
    </style:style>
    <style:style style:name="P817" style:parent-style-name="Standard" style:family="paragraph">
      <style:text-properties fo:color="#342A06" fo:font-size="10pt" style:font-size-asian="10pt" style:font-size-complex="10pt"/>
    </style:style>
    <style:style style:name="P818" style:parent-style-name="Standard" style:family="paragraph">
      <style:text-properties fo:color="#342A06" fo:font-size="10pt" style:font-size-asian="10pt" style:font-size-complex="10pt"/>
    </style:style>
    <style:style style:name="P819" style:parent-style-name="Standard" style:family="paragraph">
      <style:text-properties fo:color="#342A06"/>
    </style:style>
    <style:style style:name="P820" style:parent-style-name="Standard" style:list-style-name="List1" style:family="paragraph">
      <style:text-properties fo:font-weight="bold" style:font-weight-asian="bold" style:font-weight-complex="bold" fo:color="#342A06"/>
    </style:style>
    <style:style style:name="P821" style:parent-style-name="Standard" style:family="paragraph">
      <style:text-properties fo:font-weight="bold" style:font-weight-asian="bold" style:font-weight-complex="bold" fo:color="#342A06"/>
    </style:style>
    <style:style style:name="P822" style:parent-style-name="Standard" style:family="paragraph">
      <style:text-properties fo:font-weight="bold" style:font-weight-asian="bold" style:font-weight-complex="bold" fo:color="#342A06"/>
    </style:style>
    <style:style style:name="P823" style:parent-style-name="Standard" style:family="paragraph">
      <style:text-properties fo:color="#342A06" fo:font-size="10pt" style:font-size-asian="10pt" style:font-size-complex="10pt"/>
    </style:style>
    <style:style style:name="P824" style:parent-style-name="Standard" style:family="paragraph">
      <style:text-properties fo:color="#342A06" fo:font-size="10pt" style:font-size-asian="10pt" style:font-size-complex="10pt"/>
    </style:style>
    <style:style style:name="P825" style:parent-style-name="Standard" style:family="paragraph">
      <style:text-properties fo:color="#342A06" fo:font-size="10pt" style:font-size-asian="10pt" style:font-size-complex="10pt"/>
    </style:style>
    <style:style style:name="P826" style:parent-style-name="Standard" style:family="paragraph">
      <style:text-properties fo:color="#342A06" fo:font-size="10pt" style:font-size-asian="10pt" style:font-size-complex="10pt"/>
    </style:style>
    <style:style style:name="P827" style:parent-style-name="Standard" style:family="paragraph">
      <style:text-properties fo:color="#342A06" fo:font-size="10pt" style:font-size-asian="10pt" style:font-size-complex="10pt"/>
    </style:style>
    <style:style style:name="P828" style:parent-style-name="Standard" style:family="paragraph">
      <style:text-properties fo:color="#342A06" fo:font-size="10pt" style:font-size-asian="10pt" style:font-size-complex="10pt"/>
    </style:style>
    <style:style style:name="P829" style:parent-style-name="Standard" style:family="paragraph">
      <style:text-properties fo:color="#342A06" fo:font-size="10pt" style:font-size-asian="10pt" style:font-size-complex="10pt"/>
    </style:style>
    <style:style style:name="P830" style:parent-style-name="Standard" style:family="paragraph">
      <style:text-properties fo:color="#342A06" fo:font-size="10pt" style:font-size-asian="10pt" style:font-size-complex="10pt"/>
    </style:style>
    <style:style style:name="P831" style:parent-style-name="Standard" style:family="paragraph">
      <style:text-properties fo:color="#342A06" fo:font-size="10pt" style:font-size-asian="10pt" style:font-size-complex="10pt"/>
    </style:style>
    <style:style style:name="P832" style:parent-style-name="Standard" style:family="paragraph">
      <style:text-properties fo:color="#342A06" fo:font-size="10pt" style:font-size-asian="10pt" style:font-size-complex="10pt"/>
    </style:style>
    <style:style style:name="P833" style:parent-style-name="Standard" style:family="paragraph">
      <style:text-properties fo:color="#342A06" fo:font-size="10pt" style:font-size-asian="10pt" style:font-size-complex="10pt"/>
    </style:style>
    <style:style style:name="P834" style:parent-style-name="Standard" style:family="paragraph">
      <style:text-properties fo:color="#342A06" fo:font-size="10pt" style:font-size-asian="10pt" style:font-size-complex="10pt"/>
    </style:style>
    <style:style style:name="P835" style:parent-style-name="Standard" style:family="paragraph">
      <style:text-properties fo:color="#342A06" fo:font-size="10pt" style:font-size-asian="10pt" style:font-size-complex="10pt"/>
    </style:style>
    <style:style style:name="P836" style:parent-style-name="Standard" style:family="paragraph">
      <style:text-properties fo:color="#342A06" fo:font-size="10pt" style:font-size-asian="10pt" style:font-size-complex="10pt"/>
    </style:style>
    <style:style style:name="P837" style:parent-style-name="Standard" style:family="paragraph">
      <style:text-properties fo:color="#342A06" fo:font-size="10pt" style:font-size-asian="10pt" style:font-size-complex="10pt"/>
    </style:style>
    <style:style style:name="P838" style:parent-style-name="Standard" style:family="paragraph">
      <style:text-properties fo:color="#342A06" fo:font-size="10pt" style:font-size-asian="10pt" style:font-size-complex="10pt"/>
    </style:style>
    <style:style style:name="P839" style:parent-style-name="Standard" style:family="paragraph">
      <style:text-properties fo:color="#342A06" fo:font-size="10pt" style:font-size-asian="10pt" style:font-size-complex="10pt"/>
    </style:style>
    <style:style style:name="P840" style:parent-style-name="Standard" style:family="paragraph">
      <style:text-properties fo:color="#342A06" fo:font-size="10pt" style:font-size-asian="10pt" style:font-size-complex="10pt"/>
    </style:style>
    <style:style style:name="P841" style:parent-style-name="Standard" style:family="paragraph">
      <style:text-properties fo:color="#342A06" fo:font-size="10pt" style:font-size-asian="10pt" style:font-size-complex="10pt"/>
    </style:style>
    <style:style style:name="P842" style:parent-style-name="Standard" style:family="paragraph">
      <style:text-properties fo:color="#342A06" fo:font-size="10pt" style:font-size-asian="10pt" style:font-size-complex="10pt"/>
    </style:style>
    <style:style style:name="P843" style:parent-style-name="Standard" style:family="paragraph">
      <style:text-properties fo:color="#342A06" fo:font-size="10pt" style:font-size-asian="10pt" style:font-size-complex="10pt"/>
    </style:style>
    <style:style style:name="P844" style:parent-style-name="Standard" style:family="paragraph">
      <style:text-properties fo:color="#342A06" fo:font-size="10pt" style:font-size-asian="10pt" style:font-size-complex="10pt"/>
    </style:style>
    <style:style style:name="P845" style:parent-style-name="Standard" style:family="paragraph">
      <style:text-properties fo:color="#342A06" fo:font-size="10pt" style:font-size-asian="10pt" style:font-size-complex="10pt"/>
    </style:style>
    <style:style style:name="P846" style:parent-style-name="Standard" style:family="paragraph">
      <style:text-properties fo:color="#342A06" fo:font-size="10pt" style:font-size-asian="10pt" style:font-size-complex="10pt"/>
    </style:style>
    <style:style style:name="P847" style:parent-style-name="Standard" style:family="paragraph">
      <style:text-properties fo:color="#342A06" fo:font-size="10pt" style:font-size-asian="10pt" style:font-size-complex="10pt"/>
    </style:style>
    <style:style style:name="P848" style:parent-style-name="Standard" style:family="paragraph">
      <style:text-properties fo:color="#342A06" fo:font-size="10pt" style:font-size-asian="10pt" style:font-size-complex="10pt"/>
    </style:style>
    <style:style style:name="P849" style:parent-style-name="Standard" style:family="paragraph">
      <style:text-properties fo:color="#342A06" fo:font-size="10pt" style:font-size-asian="10pt" style:font-size-complex="10pt"/>
    </style:style>
    <style:style style:name="P850" style:parent-style-name="Standard" style:family="paragraph">
      <style:text-properties fo:color="#342A06" fo:font-size="10pt" style:font-size-asian="10pt" style:font-size-complex="10pt"/>
    </style:style>
    <style:style style:name="P851" style:parent-style-name="Standard" style:family="paragraph">
      <style:text-properties fo:color="#342A06" fo:font-size="10pt" style:font-size-asian="10pt" style:font-size-complex="10pt"/>
    </style:style>
    <style:style style:name="P852" style:parent-style-name="Standard" style:family="paragraph">
      <style:text-properties fo:color="#342A06" fo:font-size="10pt" style:font-size-asian="10pt" style:font-size-complex="10pt"/>
    </style:style>
    <style:style style:name="P853" style:parent-style-name="Standard" style:family="paragraph">
      <style:text-properties fo:color="#342A06" fo:font-size="10pt" style:font-size-asian="10pt" style:font-size-complex="10pt"/>
    </style:style>
    <style:style style:name="P854" style:parent-style-name="Standard" style:family="paragraph">
      <style:text-properties fo:color="#342A06" fo:font-size="10pt" style:font-size-asian="10pt" style:font-size-complex="10pt"/>
    </style:style>
    <style:style style:name="P855" style:parent-style-name="Standard" style:family="paragraph">
      <style:text-properties fo:color="#342A06" fo:font-size="10pt" style:font-size-asian="10pt" style:font-size-complex="10pt"/>
    </style:style>
    <style:style style:name="P856" style:parent-style-name="Standard" style:family="paragraph">
      <style:text-properties fo:color="#342A06" fo:font-size="10pt" style:font-size-asian="10pt" style:font-size-complex="10pt"/>
    </style:style>
    <style:style style:name="P857" style:parent-style-name="Standard" style:family="paragraph">
      <style:text-properties fo:color="#342A06" fo:font-size="10pt" style:font-size-asian="10pt" style:font-size-complex="10pt"/>
    </style:style>
    <style:style style:name="P858" style:parent-style-name="Standard" style:family="paragraph">
      <style:text-properties fo:color="#342A06" fo:font-size="10pt" style:font-size-asian="10pt" style:font-size-complex="10pt"/>
    </style:style>
    <style:style style:name="P859" style:parent-style-name="Standard" style:family="paragraph">
      <style:text-properties fo:color="#342A06" fo:font-size="10pt" style:font-size-asian="10pt" style:font-size-complex="10pt"/>
    </style:style>
    <style:style style:name="P860" style:parent-style-name="Standard" style:family="paragraph">
      <style:text-properties fo:color="#342A06" fo:font-size="10pt" style:font-size-asian="10pt" style:font-size-complex="10pt"/>
    </style:style>
    <style:style style:name="P861" style:parent-style-name="Standard" style:family="paragraph">
      <style:text-properties fo:color="#342A06" fo:font-size="10pt" style:font-size-asian="10pt" style:font-size-complex="10pt"/>
    </style:style>
    <style:style style:name="P862" style:parent-style-name="Standard" style:family="paragraph">
      <style:text-properties fo:color="#342A06" fo:font-size="10pt" style:font-size-asian="10pt" style:font-size-complex="10pt"/>
    </style:style>
    <style:style style:name="P863" style:parent-style-name="Standard" style:family="paragraph">
      <style:text-properties fo:color="#342A06" fo:font-size="10pt" style:font-size-asian="10pt" style:font-size-complex="10pt"/>
    </style:style>
    <style:style style:name="P864" style:parent-style-name="Standard" style:family="paragraph">
      <style:text-properties fo:color="#342A06" fo:font-size="10pt" style:font-size-asian="10pt" style:font-size-complex="10pt"/>
    </style:style>
    <style:style style:name="P865" style:parent-style-name="Standard" style:family="paragraph">
      <style:text-properties fo:color="#342A06" fo:font-size="10pt" style:font-size-asian="10pt" style:font-size-complex="10pt"/>
    </style:style>
    <style:style style:name="P866" style:parent-style-name="Standard" style:family="paragraph">
      <style:text-properties fo:color="#342A06" fo:font-size="10pt" style:font-size-asian="10pt" style:font-size-complex="10pt"/>
    </style:style>
    <style:style style:name="P867" style:parent-style-name="Standard" style:family="paragraph">
      <style:text-properties fo:color="#342A06" fo:font-size="10pt" style:font-size-asian="10pt" style:font-size-complex="10pt"/>
    </style:style>
    <style:style style:name="P868" style:parent-style-name="Standard" style:family="paragraph">
      <style:text-properties fo:color="#342A06" fo:font-size="10pt" style:font-size-asian="10pt" style:font-size-complex="10pt"/>
    </style:style>
    <style:style style:name="P869" style:parent-style-name="Standard" style:family="paragraph">
      <style:text-properties fo:color="#342A06" fo:font-size="10pt" style:font-size-asian="10pt" style:font-size-complex="10pt"/>
    </style:style>
    <style:style style:name="P870" style:parent-style-name="Standard" style:family="paragraph">
      <style:text-properties fo:color="#342A06" fo:font-size="10pt" style:font-size-asian="10pt" style:font-size-complex="10pt"/>
    </style:style>
    <style:style style:name="P871" style:parent-style-name="Standard" style:family="paragraph">
      <style:text-properties fo:color="#342A06" fo:font-size="10pt" style:font-size-asian="10pt" style:font-size-complex="10pt"/>
    </style:style>
    <style:style style:name="P872" style:parent-style-name="Standard" style:family="paragraph">
      <style:text-properties fo:color="#342A06" fo:font-size="10pt" style:font-size-asian="10pt" style:font-size-complex="10pt"/>
    </style:style>
    <style:style style:name="P873" style:parent-style-name="Standard" style:family="paragraph">
      <style:text-properties fo:color="#342A06" fo:font-size="10pt" style:font-size-asian="10pt" style:font-size-complex="10pt"/>
    </style:style>
    <style:style style:name="P874" style:parent-style-name="Standard" style:family="paragraph">
      <style:text-properties fo:color="#342A06" fo:font-size="10pt" style:font-size-asian="10pt" style:font-size-complex="10pt"/>
    </style:style>
    <style:style style:name="P875" style:parent-style-name="Standard" style:family="paragraph">
      <style:text-properties fo:color="#342A06" fo:font-size="10pt" style:font-size-asian="10pt" style:font-size-complex="10pt"/>
    </style:style>
    <style:style style:name="P876" style:parent-style-name="Standard" style:family="paragraph">
      <style:text-properties fo:color="#342A06" fo:font-size="10pt" style:font-size-asian="10pt" style:font-size-complex="10pt"/>
    </style:style>
    <style:style style:name="P877" style:parent-style-name="Standard" style:family="paragraph">
      <style:text-properties fo:color="#342A06" fo:font-size="10pt" style:font-size-asian="10pt" style:font-size-complex="10pt"/>
    </style:style>
    <style:style style:name="P878" style:parent-style-name="Standard" style:family="paragraph">
      <style:text-properties fo:color="#342A06" fo:font-size="10pt" style:font-size-asian="10pt" style:font-size-complex="10pt"/>
    </style:style>
    <style:style style:name="P879" style:parent-style-name="Standard" style:family="paragraph">
      <style:text-properties fo:color="#342A06" fo:font-size="10pt" style:font-size-asian="10pt" style:font-size-complex="10pt"/>
    </style:style>
    <style:style style:name="P880" style:parent-style-name="Standard" style:family="paragraph">
      <style:text-properties fo:color="#342A06" fo:font-size="10pt" style:font-size-asian="10pt" style:font-size-complex="10pt"/>
    </style:style>
    <style:style style:name="P881" style:parent-style-name="Standard" style:family="paragraph">
      <style:text-properties fo:color="#342A06" fo:font-size="10pt" style:font-size-asian="10pt" style:font-size-complex="10pt"/>
    </style:style>
    <style:style style:name="P882" style:parent-style-name="Standard" style:family="paragraph">
      <style:text-properties fo:color="#342A06" fo:font-size="10pt" style:font-size-asian="10pt" style:font-size-complex="10pt"/>
    </style:style>
    <style:style style:name="P883" style:parent-style-name="Standard" style:family="paragraph">
      <style:text-properties fo:color="#342A06" fo:font-size="10pt" style:font-size-asian="10pt" style:font-size-complex="10pt"/>
    </style:style>
    <style:style style:name="P884" style:parent-style-name="Standard" style:family="paragraph">
      <style:text-properties fo:color="#342A06" fo:font-size="10pt" style:font-size-asian="10pt" style:font-size-complex="10pt"/>
    </style:style>
    <style:style style:name="P885" style:parent-style-name="Standard" style:family="paragraph">
      <style:text-properties fo:color="#342A06" fo:font-size="10pt" style:font-size-asian="10pt" style:font-size-complex="10pt"/>
    </style:style>
    <style:style style:name="P886" style:parent-style-name="Standard" style:family="paragraph">
      <style:text-properties fo:color="#342A06" fo:font-size="10pt" style:font-size-asian="10pt" style:font-size-complex="10pt"/>
    </style:style>
    <style:style style:name="P887" style:parent-style-name="Standard" style:family="paragraph">
      <style:text-properties fo:color="#342A06" fo:font-size="10pt" style:font-size-asian="10pt" style:font-size-complex="10pt"/>
    </style:style>
    <style:style style:name="P888" style:parent-style-name="Standard" style:family="paragraph">
      <style:text-properties fo:color="#342A06" fo:font-size="10pt" style:font-size-asian="10pt" style:font-size-complex="10pt"/>
    </style:style>
    <style:style style:name="P889" style:parent-style-name="Standard" style:family="paragraph">
      <style:text-properties fo:color="#342A06" fo:font-size="10pt" style:font-size-asian="10pt" style:font-size-complex="10pt"/>
    </style:style>
    <style:style style:name="P890" style:parent-style-name="Standard" style:family="paragraph">
      <style:text-properties fo:color="#342A06" fo:font-size="10pt" style:font-size-asian="10pt" style:font-size-complex="10pt"/>
    </style:style>
    <style:style style:name="P891" style:parent-style-name="Standard" style:family="paragraph">
      <style:text-properties fo:color="#342A06" fo:font-size="10pt" style:font-size-asian="10pt" style:font-size-complex="10pt"/>
    </style:style>
    <style:style style:name="P892" style:parent-style-name="Standard" style:family="paragraph">
      <style:text-properties fo:color="#342A06" fo:font-size="10pt" style:font-size-asian="10pt" style:font-size-complex="10pt"/>
    </style:style>
    <style:style style:name="P893" style:parent-style-name="Standard" style:family="paragraph">
      <style:text-properties fo:color="#342A06"/>
    </style:style>
    <style:style style:name="P894" style:parent-style-name="Standard" style:family="paragraph">
      <style:text-properties fo:color="#342A06"/>
    </style:style>
    <style:style style:name="P895" style:parent-style-name="Standard" style:family="paragraph">
      <style:text-properties fo:color="#342A06" fo:font-size="10pt" style:font-size-asian="10pt" style:font-size-complex="10pt"/>
    </style:style>
    <style:style style:family="graphic" style:name="a1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MANTIKSAL DEVRE TASARIMI</text:p>
      <text:p text:style-name="P2"/>
      <text:p text:style-name="P3"/>
      <text:p text:style-name="P4">PROJE RAPORU</text:p>
      <text:p text:style-name="P5"/>
      <text:p text:style-name="P6"/>
      <text:p text:style-name="P7">PROJE İSMİ:</text:p>
      <text:p text:style-name="P8">VGA ÇIKIŞI İLE OYUN</text:p>
      <text:p text:style-name="P9"/>
      <text:p text:style-name="P10"/>
      <text:p text:style-name="P11"/>
      <text:p text:style-name="P12"><text:span text:style-name="T13"><text:tab/></text:span><text:span text:style-name="T14">Murat Kayra Meral <text:s/></text:span><text:span text:style-name="T15"><text:tab/></text:span><text:span text:style-name="T16"><text:tab/>171101023</text:span></text:p>
      <text:p text:style-name="P17"><text:span text:style-name="T18"><text:tab/></text:span></text:p>
      <text:p text:style-name="P19"/>
      <text:p text:style-name="P20"/>
      <text:p text:style-name="P21"/>
      <text:p text:style-name="P22"><text:span text:style-name="T23">KOD:</text:span></text:p>
      <text:p text:style-name="P24"/>
      <text:p text:style-name="P25"><text:span text:style-name="T26">vga_proje.v</text:span><text:span text:style-name="T27"><text:s text:c="2"/>(ana modül)</text:span></text:p>
      <text:p text:style-name="P28"/>
      <text:p text:style-name="P29">`timescale 1ns / 1ps</text:p>
      <text:p text:style-name="P30">module top(</text:p>
      <text:p text:style-name="P31"><text:span text:style-name="T32"><draw:custom-shape svg:x="4.45906in" svg:y="0.05157in" svg:width="0.69444in" svg:height="2.69444in" draw:z-index="251658240" draw:id="id0" draw:style-name="a0" draw:name="Şekil1" text:anchor-type="paragraph"><svg:title/><svg:desc/><text:p text:style-name="Normal"/><draw:enhanced-geometry draw:type="non-primitive" svg:viewBox="0 0 21600 21600" draw:enhanced-path="M ?f8 ?f8 L ?f11 ?f8 ?f9 ?f10 ?f11 ?f9 ?f8 ?f9 ?f16 ?f10 Z N" draw:text-areas="?f18 ?f20 ?f19 ?f21" draw:modifiers="162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0 * ?f6"/><draw:equation draw:name="f13" draw:formula="21600 * ?f6"/><draw:equation draw:name="f14" draw:formula="21600 * ?f7"/><draw:equation draw:name="f15" draw:formula="0 * ?f7"/><draw:equation draw:name="f16" draw:formula="21600 - ?f11"/><draw:equation draw:name="f17" draw:formula="$0 / ?f6"/><draw:equation draw:name="f18" draw:formula="?f12 / ?f6"/><draw:equation draw:name="f19" draw:formula="?f13 / ?f6"/><draw:equation draw:name="f20" draw:formula="?f15 / ?f7"/><draw:equation draw:name="f21" draw:formula="?f14 / ?f7"/><draw:handle draw:handle-position="$0 0" draw:handle-range-x-minimum="0" draw:handle-range-x-maximum="21600"/></draw:enhanced-geometry></draw:custom-shape></text:span><text:span text:style-name="T33"><text:s text:c="4"/>input wire CLK, <text:s text:c="12"/>// board clock: 100 MHz on Arty/Basys3/Nexys <text:s text:c="30"/></text:span></text:p>
      <text:p text:style-name="P34"><text:s text:c="4"/>input wire btnL, <text:s text:c="11"/>// left button to jump</text:p>
      <text:p text:style-name="P35"><text:s text:c="4"/>input wire btnU, <text:s text:c="11"/>// up button to color switch</text:p>
      <text:p text:style-name="P36"><text:s text:c="4"/>input wire btnC, <text:s text:c="11"/>// reset the game</text:p>
      <text:p text:style-name="P37"><text:span text:style-name="T38"><text:s text:c="4"/>output wire VGA_HS_O, <text:s text:c="6"/>// horizontal sync output <text:s text:c="72"/></text:span><text:span text:style-name="T39">1</text:span></text:p>
      <text:p text:style-name="P40"><text:s text:c="4"/>output wire VGA_VS_O, <text:s text:c="6"/>// vertical sync output</text:p>
      <text:p text:style-name="P41"><text:s text:c="4"/>output wire [3:0] VGA_R, <text:s text:c="3"/>// 4-bit VGA red output</text:p>
      <text:p text:style-name="P42"><text:s text:c="4"/>output wire [3:0] VGA_G, <text:s text:c="3"/>// 4-bit VGA green output</text:p>
      <text:p text:style-name="P43"><text:s text:c="4"/>output wire [3:0] VGA_B <text:s text:c="4"/>// 4-bit VGA blue output</text:p>
      <text:p text:style-name="P44"><text:s text:c="4"/>);</text:p>
      <text:p text:style-name="P45"><text:s text:c="4"/></text:p>
      <text:p text:style-name="P46"><text:s text:c="4"/>wire [9:0] x; <text:s/>// current pixel x position: 10-bit value: 0-1023</text:p>
      <text:p text:style-name="P47"><text:s/><text:s text:c="3"/>wire [8:0] y; <text:s/>// current pixel y position: <text:s/>9-bit value: 0-511</text:p>
      <text:p text:style-name="P48"><text:span text:style-name="T49"><draw:custom-shape svg:x="4.42441in" svg:y="-0.00827in" svg:width="0.71528in" svg:height="2.02083in" draw:z-index="251659264" draw:id="id1" draw:style-name="a1" draw:name="Şekil2" text:anchor-type="paragraph"><svg:title/><svg:desc/><text:p text:style-name="Normal"/><draw:enhanced-geometry draw:type="non-primitive" svg:viewBox="0 0 21600 21600" draw:enhanced-path="M ?f8 ?f8 L ?f11 ?f8 ?f9 ?f10 ?f11 ?f9 ?f8 ?f9 ?f16 ?f10 Z N" draw:text-areas="?f18 ?f20 ?f19 ?f21" draw:modifiers="1619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0 * ?f6"/><draw:equation draw:name="f13" draw:formula="21600 * ?f6"/><draw:equation draw:name="f14" draw:formula="21600 * ?f7"/><draw:equation draw:name="f15" draw:formula="0 * ?f7"/><draw:equation draw:name="f16" draw:formula="21600 - ?f11"/><draw:equation draw:name="f17" draw:formula="$0 / ?f6"/><draw:equation draw:name="f18" draw:formula="?f12 / ?f6"/><draw:equation draw:name="f19" draw:formula="?f13 / ?f6"/><draw:equation draw:name="f20" draw:formula="?f15 / ?f7"/><draw:equation draw:name="f21" draw:formula="?f14 / ?f7"/><draw:handle draw:handle-position="$0 0" draw:handle-range-x-minimum="0" draw:handle-range-x-maximum="21600"/></draw:enhanced-geometry></draw:custom-shape></text:span><text:span text:style-name="T50"><text:s text:c="4"/>wire _animate; <text:s/>// high when we're ready to animate at end of drawing</text:span></text:p>
      <text:p text:style-name="P51"><text:s text:c="4"/>// generate a 25 MHz pixel strobe</text:p>
      <text:p text:style-name="P52"><text:s text:c="4"/>reg [15:0] cnt = 0;<text:s/><text:s text:c="122"/></text:p>
      <text:p text:style-name="P53"><text:span text:style-name="T54"><text:s text:c="4"/>reg pix_stb = 0; <text:s text:c="112"/></text:span><text:span text:style-name="T55"><text:s text:c="18"/></text:span><text:span text:style-name="T56">2</text:span></text:p>
      <text:p text:style-name="P57"><text:s text:c="4"/>always @(posedge CLK) //bu kodda 25MHz lik clock olusturdu.</text:p>
      <text:p text:style-name="P58"><text:s text:c="8"/>{pix_stb, cnt} &lt;= cnt + 16'h4000; <text:s/>// divide by 4: (2^16)/4 = 0x4000</text:p>
      <text:p text:style-name="P59"/>
      <text:p text:style-name="P60"><text:s text:c="3"/></text:p>
      <text:p text:style-name="P61"/>
      <text:p text:style-name="P62"><text:span text:style-name="T63"><draw:custom-shape svg:x="2.25748in" svg:y="0.16614in" svg:width="0.89583in" svg:height="2.34722in" draw:z-index="3" draw:id="id2" draw:style-name="a2" draw:name="Şekil3" text:anchor-type="paragraph"><svg:title/><svg:desc/><text:p text:style-name="Normal"/><draw:enhanced-geometry draw:type="non-primitive" svg:viewBox="0 0 21600 21600" draw:enhanced-path="M ?f8 ?f8 L ?f11 ?f8 ?f9 ?f10 ?f11 ?f9 ?f8 ?f9 ?f16 ?f10 Z N" draw:text-areas="?f18 ?f20 ?f19 ?f21" draw:modifiers="1619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0 * ?f6"/><draw:equation draw:name="f13" draw:formula="21600 * ?f6"/><draw:equation draw:name="f14" draw:formula="21600 * ?f7"/><draw:equation draw:name="f15" draw:formula="0 * ?f7"/><draw:equation draw:name="f16" draw:formula="21600 - ?f11"/><draw:equation draw:name="f17" draw:formula="$0 / ?f6"/><draw:equation draw:name="f18" draw:formula="?f12 / ?f6"/><draw:equation draw:name="f19" draw:formula="?f13 / ?f6"/><draw:equation draw:name="f20" draw:formula="?f15 / ?f7"/><draw:equation draw:name="f21" draw:formula="?f14 / ?f7"/><draw:handle draw:handle-position="$0 0" draw:handle-range-x-minimum="0" draw:handle-range-x-maximum="21600"/></draw:enhanced-geometry></draw:custom-shape></text:span><text:span text:style-name="T64"><text:s/>vga640x480 display (</text:span></text:p>
      <text:p text:style-name="P65"><text:s text:c="8"/>.i_clk(CLK),</text:p>
      <text:p text:style-name="P66"><text:s text:c="8"/>.i_pix_stb(pix_stb),</text:p>
      <text:p text:style-name="P67"><text:s text:c="8"/>.i_rst(rst),</text:p>
      <text:p text:style-name="P68"><text:span text:style-name="T69"><text:s text:c="8"/>.o_hs(VGA_HS_O), <text:s text:c="68"/></text:span><text:span text:style-name="T70">3</text:span></text:p>
      <text:p text:style-name="P71"><text:s text:c="8"/>.o_vs(VGA_VS_O),</text:p>
      <text:soft-page-break/>
      <text:p text:style-name="P72"><text:s text:c="8"/>.o_x(x),</text:p>
      <text:p text:style-name="P73"><text:s text:c="8"/>.o_y(y),</text:p>
      <text:p text:style-name="P74"><text:s text:c="8"/>.o_animate(_animate)</text:p>
      <text:p text:style-name="P75"><text:s text:c="4"/>);</text:p>
      <text:p text:style-name="P76"><text:s text:c="4"/></text:p>
      <text:p text:style-name="P77"><text:span text:style-name="T78"><draw:custom-shape svg:x="5.4937in" svg:y="0.42638in" svg:width="0.96528in" svg:height="5.00694in" draw:z-index="2" draw:id="id3" draw:style-name="a3" draw:name="Şekil4" text:anchor-type="paragraph"><svg:title/><svg:desc/><text:p text:style-name="Normal"/><draw:enhanced-geometry draw:type="non-primitive" svg:viewBox="0 0 21600 21600" draw:enhanced-path="M ?f8 ?f8 L ?f11 ?f8 ?f9 ?f10 ?f11 ?f9 ?f8 ?f9 ?f16 ?f10 Z N" draw:text-areas="?f18 ?f20 ?f19 ?f21" draw:modifiers="162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0 * ?f6"/><draw:equation draw:name="f13" draw:formula="21600 * ?f6"/><draw:equation draw:name="f14" draw:formula="21600 * ?f7"/><draw:equation draw:name="f15" draw:formula="0 * ?f7"/><draw:equation draw:name="f16" draw:formula="21600 - ?f11"/><draw:equation draw:name="f17" draw:formula="$0 / ?f6"/><draw:equation draw:name="f18" draw:formula="?f12 / ?f6"/><draw:equation draw:name="f19" draw:formula="?f13 / ?f6"/><draw:equation draw:name="f20" draw:formula="?f15 / ?f7"/><draw:equation draw:name="f21" draw:formula="?f14 / ?f7"/><draw:handle draw:handle-position="$0 0" draw:handle-range-x-minimum="0" draw:handle-range-x-maximum="21600"/></draw:enhanced-geometry></draw:custom-shape></text:span><text:span text:style-name="T79"><text:s text:c="4"/>wire player, line, jump, trig_1, trig_2a,tr</text:span><text:span text:style-name="T80">ig_2b, trig_3, trig_4a, trig_4b, trig_5a,trig_5b, trig_6, trig_7, trig_8a, trig_8b, trig_9, trig_10a, trig_10b, trig_10c;</text:span></text:p>
      <text:p text:style-name="P81"><text:s text:c="4"/>wire [12:0] trig_1_upx, trig_1_upy, trig_1_leftx, trig_1_rightx, trig_1_bottomy;</text:p>
      <text:p text:style-name="P82"><text:s text:c="4"/>wire [12:0] trig_2a_upx,<text:s/>trig_2a_upy, trig_2a_leftx, trig_2a_rightx, trig_2a_bottomy;</text:p>
      <text:p text:style-name="P83"><text:s text:c="4"/>wire [12:0] trig_2b_upx, trig_2b_upy, trig_2b_leftx, trig_2b_rightx, trig_2b_bottomy;</text:p>
      <text:p text:style-name="P84"><text:s text:c="4"/>wire [12:0] trig_3_upx, trig_3_upy, trig_3_leftx, trig_3_rightx, trig_3_bottomy;</text:p>
      <text:p text:style-name="P85"><text:s text:c="4"/>wire [12:0] trig_4a_upx, trig_4a_upy, trig_4a_leftx, trig_4a_rightx, trig_4a_bottomy;</text:p>
      <text:p text:style-name="P86"><text:s text:c="4"/>wire [12:0] trig_4b_upx, trig_4b_upy, trig_4b_leftx, trig_4b_rightx, trig_4b_bottomy;</text:p>
      <text:p text:style-name="P87"><text:s text:c="4"/>wire [12:0] trig_5a_upx, trig_5a_upy, trig_5a_leftx, trig_5a_rightx, trig_5a_bottomy;</text:p>
      <text:p text:style-name="P88"><text:s text:c="4"/>wire [12:0] trig_5b_upx, trig_5b_upy, trig_5b_leftx, trig_5b_rightx, trig_5b_bottomy;</text:p>
      <text:p text:style-name="P89"><text:span text:style-name="T90"><text:s text:c="4"/>wire [12:0] trig_6_upx, trig_6_upy, trig_6_leftx, trig_6_rightx, trig_6_bottomy; <text:s text:c="70"/></text:span><text:span text:style-name="T91">4</text:span></text:p>
      <text:p text:style-name="P92"><text:s text:c="4"/>wire [12:0]<text:s/>trig_7_upx, trig_7_upy, trig_7_leftx, trig_7_rightx, trig_7_bottomy;</text:p>
      <text:p text:style-name="P93"><text:s text:c="4"/>wire [12:0] trig_8a_upx, trig_8a_upy, trig_8a_leftx, trig_8a_rightx, trig_8a_bottomy;</text:p>
      <text:p text:style-name="P94"><text:s text:c="4"/>wire [12:0] trig_8b_upx, trig_8b_upy, trig_8b_leftx, trig_8b_rightx, trig_8b_bottomy;</text:p>
      <text:p text:style-name="P95"><text:s text:c="4"/>wire [12:0] trig_9_upx, trig_9_upy, trig_9_leftx, trig_9_rightx, trig_9_bottomy;</text:p>
      <text:p text:style-name="P96"><text:s text:c="4"/>wire [12:0] trig_10a_upx, trig_10a_upy, trig_10a_leftx, trig_10a_rightx, trig_10a_bottomy;</text:p>
      <text:p text:style-name="P97"><text:s text:c="4"/>wire [12:0] trig_10b_upx, trig_10b_upy, trig_10b_leftx, trig_10b_rightx, trig_10b_bottomy;</text:p>
      <text:p text:style-name="P98"><text:s text:c="4"/>wire [12:0] trig_10c_upx, trig_10c_upy, trig_10c_leftx, trig_10c_rightx, trig_10c_bottomy;</text:p>
      <text:p text:style-name="P99"><text:s text:c="4"/>wire [12:0] trig_11_upx, trig_11_upy, trig_11_leftx, trig_11_rightx, trig_11_bottomy;</text:p>
      <text:p text:style-name="P100"><text:s text:c="4"/></text:p>
      <text:p text:style-name="P101"><text:s text:c="4"/>wire [11:0] pl_x1, pl_x2, pl_y1, pl_y2;</text:p>
      <text:p text:style-name="P102"><text:span text:style-name="T103"><draw:custom-shape svg:x="3.62559in" svg:y="0.09449in" svg:width="0.28472in" svg:height="0.96528in" draw:z-index="4" draw:id="id4" draw:style-name="a4" draw:name="Şekil5" text:anchor-type="paragraph"><svg:title/><svg:desc/><text:p text:style-name="Normal"/><draw:enhanced-geometry draw:type="non-primitive" svg:viewBox="0 0 21600 21600" draw:enhanced-path="M ?f8 ?f8 L ?f11 ?f8 ?f9 ?f10 ?f11 ?f9 ?f8 ?f9 ?f16 ?f10 Z N" draw:text-areas="?f18 ?f20 ?f19 ?f21" draw:modifiers="162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0 * ?f6"/><draw:equation draw:name="f13" draw:formula="21600 * ?f6"/><draw:equation draw:name="f14" draw:formula="21600 * ?f7"/><draw:equation draw:name="f15" draw:formula="0 * ?f7"/><draw:equation draw:name="f16" draw:formula="21600 - ?f11"/><draw:equation draw:name="f17" draw:formula="$0 / ?f6"/><draw:equation draw:name="f18" draw:formula="?f12 / ?f6"/><draw:equation draw:name="f19" draw:formula="?f13 / ?f6"/><draw:equation draw:name="f20" draw:formula="?f15 / ?f7"/><draw:equation draw:name="f21" draw:formula="?f14 / ?f7"/><draw:handle draw:handle-position="$0 0" draw:handle-range-x-minimum="0" draw:handle-range-x-maximum="21600"/></draw:enhanced-geometry></draw:custom-shape></text:span><text:span text:style-name="T104"><text:s text:c="4"/>wire rst;</text:span></text:p>
      <text:p text:style-name="P105"><text:span text:style-name="T106"><text:s text:c="4"/>assign rst=btnC; <text:s text:c="118"/></text:span><text:span text:style-name="T107">5</text:span></text:p>
      <text:p text:style-name="P108"><text:s text:c="4"/>assign jump=btnU; <text:s text:c="79"/><text:s text:c="23"/></text:p>
      <text:p text:style-name="P109"><text:s text:c="4"/>assign animate=_animate &amp; !coldetect;</text:p>
      <text:p text:style-name="P110"><text:s text:c="4"/>triangle #(.H_SIZE(23), .IX(2200), .IY(217)) trig1 (</text:p>
      <text:p text:style-name="P111"><text:span text:style-name="T112"><draw:custom-shape svg:x="4.05827in" svg:y="0in" svg:width="0.70486in" svg:height="2.69236in" draw:z-index="5" draw:id="id5" draw:style-name="a5" draw:name="Şekil6" text:anchor-type="paragraph"><svg:title/><svg:desc/><text:p text:style-name="Normal"/><draw:enhanced-geometry draw:type="non-primitive" svg:viewBox="0 0 21600 21600" draw:enhanced-path="M ?f8 ?f8 L ?f11 ?f8 ?f9 ?f10 ?f11 ?f9 ?f8 ?f9 ?f16 ?f10 Z N" draw:text-areas="?f18 ?f20 ?f19 ?f21" draw:modifiers="17199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0 * ?f6"/><draw:equation draw:name="f13" draw:formula="21600 * ?f6"/><draw:equation draw:name="f14" draw:formula="21600 * ?f7"/><draw:equation draw:name="f15" draw:formula="0 * ?f7"/><draw:equation draw:name="f16" draw:formula="21600 - ?f11"/><draw:equation draw:name="f17" draw:formula="$0 / ?f6"/><draw:equation draw:name="f18" draw:formula="?f12 / ?f6"/><draw:equation draw:name="f19" draw:formula="?f13 / ?f6"/><draw:equation draw:name="f20" draw:formula="?f15 / ?f7"/><draw:equation draw:name="f21" draw:formula="?f14 / ?f7"/><draw:handle draw:handle-position="$0 0" draw:handle-range-x-minimum="0" draw:handle-range-x-maximum="21600"/></draw:enhanced-geometry></draw:custom-shape></text:span><text:span text:style-name="T113"><text:s text:c="8"/>.i_clk(CLK),</text:span></text:p>
      <text:soft-page-break/>
      <text:p text:style-name="P114"><text:s text:c="8"/>.i_ani_stb(pix_stb),</text:p>
      <text:p text:style-name="P115"><text:s text:c="8"/>.i_rst(rst),</text:p>
      <text:p text:style-name="P116"><text:s text:c="8"/>.i_animate(animate),</text:p>
      <text:p text:style-name="P117"><text:span text:style-name="T118"><text:s text:c="8"/></text:span><text:span text:style-name="T119">.o_top_x(trig_1_upx), <text:s text:c="105"/></text:span><text:span text:style-name="T120"><text:s/>6</text:span></text:p>
      <text:p text:style-name="P121"><text:s text:c="8"/>.o_top_y(trig_1_upy),</text:p>
      <text:p text:style-name="P122"><text:s text:c="8"/>.o_left_x(trig_1_leftx),</text:p>
      <text:p text:style-name="P123"><text:s text:c="8"/>.o_bottom_y(trig_1_bottomy),</text:p>
      <text:p text:style-name="P124"><text:s text:c="8"/>.o_right_x(trig_1_rightx)</text:p>
      <text:p text:style-name="P125"><text:s text:c="4"/>);</text:p>
      <text:p text:style-name="P126"><text:s text:c="4"/>triangle #(.IX(2750), .IY(217), .H_SIZE(23)) trig2a (</text:p>
      <text:p text:style-name="P127"><text:s text:c="8"/>.i_clk(CLK),</text:p>
      <text:p text:style-name="P128"><text:s text:c="8"/>.i_ani_stb(pix_stb),</text:p>
      <text:p text:style-name="P129"><text:s text:c="8"/>.i_rst(rst),</text:p>
      <text:p text:style-name="P130"><text:s text:c="8"/>.i_animate(animate),</text:p>
      <text:p text:style-name="P131"><text:s text:c="8"/>.o_top_x(trig_2a_upx),</text:p>
      <text:p text:style-name="P132"><text:s text:c="8"/>.o_top_y(trig_2a_upy),</text:p>
      <text:p text:style-name="P133"><text:s text:c="8"/>.o_left_x(trig_2a_leftx),</text:p>
      <text:p text:style-name="P134"><text:s text:c="8"/>.o_bottom_y(trig_2a_bottomy),</text:p>
      <text:p text:style-name="P135"><text:s text:c="8"/>.o_right_x(trig_2a_rightx)</text:p>
      <text:p text:style-name="P136"><text:s text:c="4"/>);</text:p>
      <text:p text:style-name="P137"><text:s text:c="4"/>triangle #(.IX(2750), .IY(171), .H_SIZE(23)) trig2b (</text:p>
      <text:p text:style-name="P138"><text:s text:c="8"/>.i_clk(CLK),</text:p>
      <text:p text:style-name="P139"><text:s text:c="8"/>.i_ani_stb(pix_stb),</text:p>
      <text:p text:style-name="P140"><text:s text:c="8"/>.i_rst(rst),</text:p>
      <text:p text:style-name="P141"><text:s text:c="8"/>.i_animate(animate),</text:p>
      <text:p text:style-name="P142"><text:s text:c="3"/><text:s text:c="5"/>.o_top_x(trig_2b_upx),</text:p>
      <text:p text:style-name="P143"><text:s text:c="8"/>.o_top_y(trig_2b_upy),</text:p>
      <text:p text:style-name="P144"><text:s text:c="8"/>.o_left_x(trig_2b_leftx),</text:p>
      <text:p text:style-name="P145"><text:s text:c="8"/>.o_bottom_y(trig_2b_bottomy),</text:p>
      <text:p text:style-name="P146"><text:s text:c="8"/>.o_right_x(trig_2b_rightx)</text:p>
      <text:p text:style-name="P147"><text:s text:c="4"/>);</text:p>
      <text:p text:style-name="P148"><text:s text:c="4"/>triangle #(.IX(3300), .IY(217), .H_SIZE(23), .SPEED(10)) trig3 ( //size<text:s/>ucgenin yarı ebatı</text:p>
      <text:soft-page-break/>
      <text:p text:style-name="P149"><text:s text:c="8"/>.i_clk(CLK),</text:p>
      <text:p text:style-name="P150"><text:s text:c="8"/>.i_ani_stb(pix_stb),</text:p>
      <text:p text:style-name="P151"><text:s text:c="8"/>.i_rst(rst),</text:p>
      <text:p text:style-name="P152"><text:s text:c="8"/>.i_animate(animate),</text:p>
      <text:p text:style-name="P153"><text:s text:c="8"/>.o_top_x(trig_3_upx),</text:p>
      <text:p text:style-name="P154"><text:s text:c="8"/>.o_top_y(trig_3_upy),</text:p>
      <text:p text:style-name="P155"><text:s text:c="8"/>.o_left_x(trig_3_leftx),</text:p>
      <text:p text:style-name="P156"><text:s text:c="8"/>.o_bottom_y(trig_3_bottomy),</text:p>
      <text:p text:style-name="P157"><text:s text:c="6"/><text:s text:c="2"/>.o_right_x(trig_3_rightx)</text:p>
      <text:p text:style-name="P158"><text:s text:c="4"/>);</text:p>
      <text:p text:style-name="P159"><text:s text:c="4"/>triangle #(.IX(3700), .IY(217), .H_SIZE(23)) trig4a (</text:p>
      <text:p text:style-name="P160"><text:s text:c="8"/>.i_clk(CLK),</text:p>
      <text:p text:style-name="P161"><text:s text:c="8"/>.i_ani_stb(pix_stb),</text:p>
      <text:p text:style-name="P162"><text:s text:c="8"/>.i_rst(rst),</text:p>
      <text:p text:style-name="P163"><text:s text:c="8"/>.i_animate(animate),</text:p>
      <text:p text:style-name="P164"><text:s text:c="8"/>.o_top_x(trig_4a_upx),</text:p>
      <text:p text:style-name="P165"><text:s text:c="8"/>.o_top_y(trig_4a_upy),</text:p>
      <text:p text:style-name="P166"><text:s text:c="8"/>.o_left_x(trig_4a_leftx),</text:p>
      <text:p text:style-name="P167"><text:s text:c="8"/>.o_bottom_y(trig_4a_bottomy),</text:p>
      <text:p text:style-name="P168"><text:s text:c="8"/>.o_right_x(trig_4a_rightx)</text:p>
      <text:p text:style-name="P169"><text:s text:c="4"/>);</text:p>
      <text:p text:style-name="P170"><text:s text:c="4"/>triangle #(.IX(3700), .IY(171), .H_SIZE(23)) trig4b (</text:p>
      <text:p text:style-name="P171"><text:s text:c="8"/>.i_clk(CLK),</text:p>
      <text:p text:style-name="P172"><text:s text:c="8"/>.i_ani_stb(pix_stb),</text:p>
      <text:p text:style-name="P173"><text:s text:c="8"/>.i_rst(rst),</text:p>
      <text:p text:style-name="P174"><text:s text:c="8"/>.i_animate(animate),</text:p>
      <text:p text:style-name="P175"><text:s text:c="8"/>.o_top_x(trig_4b_upx),</text:p>
      <text:p text:style-name="P176"><text:s text:c="8"/>.o_top_y(trig_4b_upy),</text:p>
      <text:p text:style-name="P177"><text:s text:c="8"/>.o_left_x(trig_4b_leftx),</text:p>
      <text:p text:style-name="P178"><text:s text:c="8"/>.o_bottom_y(trig_4b_bottomy),</text:p>
      <text:p text:style-name="P179"><text:s text:c="8"/>.o_right_x(trig_4b_rightx)</text:p>
      <text:p text:style-name="P180"><text:s text:c="4"/>);</text:p>
      <text:soft-page-break/>
      <text:p text:style-name="P181"><text:s text:c="4"/>triangle #(.IX(4500), .IY(217), .H_SIZE(23)) trig5a (</text:p>
      <text:p text:style-name="P182"><text:s text:c="8"/>.i_clk(CLK),</text:p>
      <text:p text:style-name="P183"><text:s text:c="8"/>.i_ani_stb(pix_stb),</text:p>
      <text:p text:style-name="P184"><text:s text:c="8"/>.i_rst(rst),</text:p>
      <text:p text:style-name="P185"><text:s text:c="8"/>.i_animate(animate),</text:p>
      <text:p text:style-name="P186"><text:s text:c="8"/>.o_top_x(trig_5a_upx),</text:p>
      <text:p text:style-name="P187"><text:s text:c="8"/>.o_top_y(trig_5a_upy),</text:p>
      <text:p text:style-name="P188"><text:s text:c="8"/>.o_left_x(trig_5a_leftx),</text:p>
      <text:p text:style-name="P189"><text:s text:c="8"/>.o_bottom_y(trig_5a_bottomy),</text:p>
      <text:p text:style-name="P190"><text:s text:c="8"/>.o_right_x(trig_5a_rightx)</text:p>
      <text:p text:style-name="P191"><text:s text:c="4"/>);</text:p>
      <text:p text:style-name="P192"><text:s text:c="4"/>triangle #(.IX(4500), .IY(171), .H_SIZE(23)) trig5b (</text:p>
      <text:p text:style-name="P193"><text:s text:c="8"/>.i_clk(CLK),</text:p>
      <text:p text:style-name="P194"><text:s text:c="8"/>.i_ani_stb(pix_stb),</text:p>
      <text:p text:style-name="P195"><text:s text:c="8"/>.i_rst(rst),</text:p>
      <text:p text:style-name="P196"><text:s text:c="8"/>.i_animate(animate),</text:p>
      <text:p text:style-name="P197"><text:s text:c="8"/>.o_top_x(trig_5b_upx),</text:p>
      <text:p text:style-name="P198"><text:s text:c="8"/>.o_top_y(trig_5b_upy),</text:p>
      <text:p text:style-name="P199"><text:s text:c="8"/>.o_left_x(trig_5b_leftx),</text:p>
      <text:p text:style-name="P200"><text:s text:c="8"/>.o_bottom_y(trig_5b_bottomy),</text:p>
      <text:p text:style-name="P201"><text:s text:c="8"/>.o_right_x(trig_5b_rightx)</text:p>
      <text:p text:style-name="P202"><text:s text:c="4"/>);</text:p>
      <text:p text:style-name="P203"><text:s text:c="4"/>triangle #(.IX(5050), .IY(217), .H_SIZE(23), .SPEED(10)) trig6 (</text:p>
      <text:p text:style-name="P204"><text:s text:c="8"/>.i_clk(CLK),</text:p>
      <text:p text:style-name="P205"><text:s text:c="8"/>.i_ani_stb(pix_stb),</text:p>
      <text:p text:style-name="P206"><text:s text:c="8"/>.i_rst(rst),</text:p>
      <text:p text:style-name="P207"><text:s text:c="8"/>.i_animate(animate),</text:p>
      <text:p text:style-name="P208"><text:s text:c="8"/>.o_top_x(trig_6_upx),</text:p>
      <text:p text:style-name="P209"><text:s text:c="8"/>.o_top_y(trig_6_upy),</text:p>
      <text:p text:style-name="P210"><text:s text:c="8"/>.o_left_x(trig_6_leftx),</text:p>
      <text:p text:style-name="P211"><text:s text:c="8"/>.o_bottom_y(trig_6_bottomy),</text:p>
      <text:p text:style-name="P212"><text:s text:c="8"/>.o_right_x(trig_6_rightx)</text:p>
      <text:soft-page-break/>
      <text:p text:style-name="P213"><text:s text:c="4"/>);</text:p>
      <text:p text:style-name="P214"><text:s text:c="4"/>triangle #(.IX(5450), .IY(217), .H_SIZE(23)) trig7 (</text:p>
      <text:p text:style-name="P215"><text:s text:c="8"/>.i_clk(CLK),</text:p>
      <text:p text:style-name="P216"><text:s text:c="8"/>.i_ani_stb(pix_stb),</text:p>
      <text:p text:style-name="P217"><text:s text:c="8"/>.i_rst(rst),</text:p>
      <text:p text:style-name="P218"><text:s text:c="8"/>.i_animate(animate),</text:p>
      <text:p text:style-name="P219"><text:s text:c="8"/>.o_top_x(trig_7_upx),</text:p>
      <text:p text:style-name="P220"><text:s text:c="8"/>.o_top_y(trig_7_upy),</text:p>
      <text:p text:style-name="P221"><text:s text:c="8"/>.o_left_x(trig_7_leftx),</text:p>
      <text:p text:style-name="P222"><text:s text:c="8"/>.o_bottom_y(trig_7_bottomy),</text:p>
      <text:p text:style-name="P223"><text:s text:c="8"/>.o_right_x(trig_7_rightx)</text:p>
      <text:p text:style-name="P224"><text:s text:c="4"/>);</text:p>
      <text:p text:style-name="P225"><text:s text:c="4"/>triangle #(.IX(5850), .IY(217), .H_SIZE(23)) trig8a (</text:p>
      <text:p text:style-name="P226"><text:s text:c="8"/>.i_clk(CLK),</text:p>
      <text:p text:style-name="P227"><text:s text:c="8"/>.i_ani_stb(pix_stb),</text:p>
      <text:p text:style-name="P228"><text:s text:c="8"/>.i_rst(rst),</text:p>
      <text:p text:style-name="P229"><text:s text:c="8"/>.i_animate(animate),</text:p>
      <text:p text:style-name="P230"><text:s text:c="8"/>.o_top_x(trig_8a_upx),</text:p>
      <text:p text:style-name="P231"><text:s text:c="8"/>.o_top_y(trig_8a_upy),</text:p>
      <text:p text:style-name="P232"><text:s text:c="8"/>.o_left_x(trig_8a_leftx),</text:p>
      <text:p text:style-name="P233"><text:s text:c="8"/>.o_bottom_y(trig_8a_bottomy),</text:p>
      <text:p text:style-name="P234"><text:s text:c="8"/>.o_right_x(trig_8a_rightx)</text:p>
      <text:p text:style-name="P235"><text:s text:c="4"/>);</text:p>
      <text:p text:style-name="P236"><text:s text:c="4"/>triangle #(.IX(5850), .IY(171), .H_SIZE(23)) trig8b (</text:p>
      <text:p text:style-name="P237"><text:s text:c="8"/>.i_clk(CLK),</text:p>
      <text:p text:style-name="P238"><text:s text:c="8"/>.i_ani_stb(pix_stb),</text:p>
      <text:p text:style-name="P239"><text:s text:c="8"/>.i_rst(rst),</text:p>
      <text:p text:style-name="P240"><text:s text:c="8"/>.i_animate(animate),</text:p>
      <text:p text:style-name="P241"><text:s text:c="8"/>.o_top_x(trig_8b_upx),</text:p>
      <text:p text:style-name="P242"><text:s text:c="8"/>.o_top_y(trig_8b_upy),</text:p>
      <text:p text:style-name="P243"><text:s text:c="8"/>.o_left_x(trig_8b_leftx),</text:p>
      <text:p text:style-name="P244"><text:s text:c="8"/>.o_bottom_y(trig_8b_bottomy),</text:p>
      <text:soft-page-break/>
      <text:p text:style-name="P245"><text:s text:c="8"/>.o_right_x(trig_8b_rightx)</text:p>
      <text:p text:style-name="P246"><text:s text:c="4"/>);</text:p>
      <text:p text:style-name="P247"><text:s text:c="4"/></text:p>
      <text:p text:style-name="P248"><text:s text:c="4"/>triangle #(.IX(6550), .IY(148), .H_SIZE(23),.SPEED(15)) trig9 (</text:p>
      <text:p text:style-name="P249"><text:s text:c="8"/>.i_clk(CLK),</text:p>
      <text:p text:style-name="P250"><text:s text:c="8"/>.i_ani_stb(pix_stb),</text:p>
      <text:p text:style-name="P251"><text:s text:c="8"/>.i_rst(rst),</text:p>
      <text:p text:style-name="P252"><text:s text:c="8"/>.i_animate(animate),</text:p>
      <text:p text:style-name="P253"><text:s text:c="8"/>.o_top_x(trig_9_upx),</text:p>
      <text:p text:style-name="P254"><text:s text:c="8"/>.o_top_y(trig_9_upy),</text:p>
      <text:p text:style-name="P255"><text:s text:c="8"/>.o_left_x(trig_9_leftx),</text:p>
      <text:p text:style-name="P256"><text:s text:c="8"/>.o_bottom_y(trig_9_bottomy),</text:p>
      <text:p text:style-name="P257"><text:s text:c="8"/>.o_right_x(trig_9_rightx)</text:p>
      <text:p text:style-name="P258"><text:s text:c="4"/>);</text:p>
      <text:p text:style-name="P259"><text:s text:c="4"/></text:p>
      <text:p text:style-name="P260"><text:s text:c="4"/>triangle #(.IX(7850), .IY(217), .H_SIZE(23), .SPEED(15)) trig10a (</text:p>
      <text:p text:style-name="P261"><text:s text:c="8"/>.i_clk(CLK),</text:p>
      <text:p text:style-name="P262"><text:s text:c="8"/>.i_ani_stb(pix_stb),</text:p>
      <text:p text:style-name="P263"><text:s text:c="8"/>.i_rst(rst),</text:p>
      <text:p text:style-name="P264"><text:s text:c="8"/>.i_animate(animate),</text:p>
      <text:p text:style-name="P265"><text:s text:c="8"/>.o_top_x(trig_10a_upx),</text:p>
      <text:p text:style-name="P266"><text:s text:c="8"/>.o_top_y(trig_10a_upy),</text:p>
      <text:p text:style-name="P267"><text:s text:c="8"/>.o_left_x(trig_10a_leftx),</text:p>
      <text:p text:style-name="P268"><text:s text:c="8"/>.o_bottom_y(trig_10a_bottomy),</text:p>
      <text:p text:style-name="P269"><text:s text:c="8"/>.o_right_x(trig_10a_rightx)</text:p>
      <text:p text:style-name="P270"><text:s text:c="4"/>);</text:p>
      <text:p text:style-name="P271"><text:s text:c="4"/>triangle #(.IX(7850), .IY(171), .H_SIZE(23), .SPEED(4) ) trig10b (</text:p>
      <text:p text:style-name="P272"><text:s text:c="8"/>.i_clk(CLK),</text:p>
      <text:p text:style-name="P273"><text:s text:c="8"/>.i_ani_stb(pix_stb),</text:p>
      <text:p text:style-name="P274"><text:s text:c="8"/>.i_rst(rst),</text:p>
      <text:p text:style-name="P275"><text:s text:c="8"/>.i_animate(animate),</text:p>
      <text:p text:style-name="P276"><text:s text:c="8"/>.o_top_x(trig_10b_upx),</text:p>
      <text:soft-page-break/>
      <text:p text:style-name="P277"><text:s text:c="8"/>.o_top_y(trig_10b_upy),</text:p>
      <text:p text:style-name="P278"><text:s text:c="8"/>.o_left_x(trig_10b_leftx),</text:p>
      <text:p text:style-name="P279"><text:s text:c="8"/>.o_bottom_y(trig_10b_bottomy),</text:p>
      <text:p text:style-name="P280"><text:s text:c="8"/>.o_right_x(trig_10b_rightx)</text:p>
      <text:p text:style-name="P281"><text:s text:c="4"/>);</text:p>
      <text:p text:style-name="P282"><text:s text:c="4"/>triangle #(.IX(7850), .IY(125), .H_SIZE(23), .SPEED(11)) trig10c (</text:p>
      <text:p text:style-name="P283"><text:s text:c="8"/>.i_clk(CLK),</text:p>
      <text:p text:style-name="P284"><text:s text:c="8"/>.i_ani_stb(pix_stb),</text:p>
      <text:p text:style-name="P285"><text:s text:c="8"/>.i_rst(rst),</text:p>
      <text:p text:style-name="P286"><text:s text:c="8"/>.i_animate(animate),</text:p>
      <text:p text:style-name="P287"><text:s text:c="8"/>.o_top_x(trig_10c_upx),</text:p>
      <text:p text:style-name="P288"><text:s text:c="8"/>.o_top_y(trig_10c_upy),</text:p>
      <text:p text:style-name="P289"><text:s text:c="8"/>.o_left_x(trig_10c_leftx),</text:p>
      <text:p text:style-name="P290"><text:s text:c="8"/>.o_bottom_y(trig_10c_bottomy),</text:p>
      <text:p text:style-name="P291"><text:s text:c="8"/>.o_right_x(trig_10c_rightx)</text:p>
      <text:p text:style-name="P292"><text:s text:c="4"/>);</text:p>
      <text:p text:style-name="P293"><text:s text:c="5"/>triangle #(.IX(7850), .IY(169),<text:s/>.H_SIZE(22), .SPEED(14) ) trig11 (</text:p>
      <text:p text:style-name="P294"><text:s text:c="11"/>.i_clk(CLK),</text:p>
      <text:p text:style-name="P295"><text:s text:c="11"/>.i_ani_stb(pix_stb),</text:p>
      <text:p text:style-name="P296"><text:s text:c="11"/>.i_rst(rst),</text:p>
      <text:p text:style-name="P297"><text:s text:c="11"/>.i_animate(animate),</text:p>
      <text:p text:style-name="P298"><text:s text:c="11"/>.o_top_x(trig_11_upx),</text:p>
      <text:p text:style-name="P299"><text:s text:c="11"/>.o_top_y(trig_11_upy),</text:p>
      <text:p text:style-name="P300"><text:s text:c="11"/>.o_left_x(trig_11_leftx),</text:p>
      <text:p text:style-name="P301"><text:s text:c="3"/><text:s text:c="8"/>.o_bottom_y(trig_11_bottomy),</text:p>
      <text:p text:style-name="P302"><text:s text:c="11"/>.o_right_x(trig_11_rightx)</text:p>
      <text:p text:style-name="P303"><text:s text:c="7"/>);</text:p>
      <text:p text:style-name="P304"><text:span text:style-name="T305"><draw:custom-shape svg:x="3.82716in" svg:y="0.27008in" svg:width="0.6875in" svg:height="2.48611in" draw:z-index="6" draw:id="id6" draw:style-name="a6" draw:name="Şekil7" text:anchor-type="paragraph"><svg:title/><svg:desc/><text:p text:style-name="Normal"/><draw:enhanced-geometry draw:type="non-primitive" svg:viewBox="0 0 21600 21600" draw:enhanced-path="M ?f8 ?f8 L ?f11 ?f8 ?f9 ?f10 ?f11 ?f9 ?f8 ?f9 ?f16 ?f10 Z N" draw:text-areas="?f18 ?f20 ?f19 ?f21" draw:modifiers="162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0 * ?f6"/><draw:equation draw:name="f13" draw:formula="21600 * ?f6"/><draw:equation draw:name="f14" draw:formula="21600 * ?f7"/><draw:equation draw:name="f15" draw:formula="0 * ?f7"/><draw:equation draw:name="f16" draw:formula="21600 - ?f11"/><draw:equation draw:name="f17" draw:formula="$0 / ?f6"/><draw:equation draw:name="f18" draw:formula="?f12 / ?f6"/><draw:equation draw:name="f19" draw:formula="?f13 / ?f6"/><draw:equation draw:name="f20" draw:formula="?f15 / ?f7"/><draw:equation draw:name="f21" draw:formula="?f14 / ?f7"/><draw:handle draw:handle-position="$0 0" draw:handle-range-x-minimum="0" draw:handle-range-x-maximum="21600"/></draw:enhanced-geometry></draw:custom-shape></text:span><text:span text:style-name="T306"><text:s text:c="4"/>square #(.IX(34), .IY(216), .H_SIZE(24)) _player (</text:span></text:p>
      <text:p text:style-name="P307"><text:s text:c="8"/>.i_clk(CLK),</text:p>
      <text:p text:style-name="P308"><text:s text:c="8"/>.i_ani_stb(pix_stb),</text:p>
      <text:p text:style-name="P309"><text:s text:c="8"/>.i_rst(rst),</text:p>
      <text:p text:style-name="P310"><text:s text:c="8"/>.i_animate(animate),</text:p>
      <text:soft-page-break/>
      <text:p text:style-name="P311"><text:span text:style-name="T312"><text:s text:c="130"/></text:span><text:span text:style-name="T313">7</text:span></text:p>
      <text:p text:style-name="P314"><text:s text:c="8"/>.o_x1(pl_x1),</text:p>
      <text:p text:style-name="P315"><text:s text:c="8"/>.o_x2(pl_x2),</text:p>
      <text:p text:style-name="P316"><text:s text:c="8"/>.o_y1(pl_y1),</text:p>
      <text:p text:style-name="P317"><text:s text:c="8"/>.o_y2(pl_y2)</text:p>
      <text:p text:style-name="P318"><text:s text:c="4"/>);</text:p>
      <text:p text:style-name="P319"><text:s text:c="4"/>//sekillerin cıkmasını sağladık</text:p>
      <text:p text:style-name="P320"><text:span text:style-name="T321"><draw:custom-shape svg:x="5.44528in" svg:y="-0.01024in" svg:width="0.76389in" svg:height="2.74306in" draw:z-index="7" draw:id="id7" draw:style-name="a7" draw:name="Şekil8" text:anchor-type="paragraph"><svg:title/><svg:desc/><text:p text:style-name="Normal"/><draw:enhanced-geometry draw:type="non-primitive" svg:viewBox="0 0 21600 21600" draw:enhanced-path="M ?f8 ?f8 L ?f11 ?f8 ?f9 ?f10 ?f11 ?f9 ?f8 ?f9 ?f16 ?f10 Z N" draw:text-areas="?f18 ?f20 ?f19 ?f21" draw:modifiers="162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0 * ?f6"/><draw:equation draw:name="f13" draw:formula="21600 * ?f6"/><draw:equation draw:name="f14" draw:formula="21600 * ?f7"/><draw:equation draw:name="f15" draw:formula="0 * ?f7"/><draw:equation draw:name="f16" draw:formula="21600 - ?f11"/><draw:equation draw:name="f17" draw:formula="$0 / ?f6"/><draw:equation draw:name="f18" draw:formula="?f12 / ?f6"/><draw:equation draw:name="f19" draw:formula="?f13 / ?f6"/><draw:equation draw:name="f20" draw:formula="?f15 / ?f7"/><draw:equation draw:name="f21" draw:formula="?f14 / ?f7"/><draw:handle draw:handle-position="$0 0" draw:handle-range-x-minimum="0" draw:handle-range-x-maximum="21600"/></draw:enhanced-geometry></draw:custom-shape></text:span><text:span text:style-name="T322"><text:s text:c="4"/>assign trig_1 = ( (y&lt;trig_1_bottomy) &amp; (y&gt;2*x-2*trig_1_rightx+trig_1_bottomy) &amp; (y&gt;-2*x+2*trig_1_leftx+trig_1_bottomy)) ? 1 : 0;</text:span></text:p>
      <text:p text:style-name="P323"><text:s text:c="4"/>assign trig_2a = ( (y&lt;trig_2a_bottomy) &amp; (y&gt;2*x-2*trig_2a_rightx+trig_2a_bottomy) &amp; (y&gt;-2*x+2*trig_2a_leftx+trig_2a_bottomy)) ? 1 : 0;</text:p>
      <text:p text:style-name="P324"><text:span text:style-name="T325"><text:s text:c="4"/>assign trig_2b = ( (y&lt;trig_2b_bottomy) &amp; (y&gt;2*x-2*trig_2b_rightx+trig_2b_bottomy) &amp; (y&gt;-2*x+2*trig_2b_leftx+trig_2b_bottomy)) ? 1 : 0; <text:s text:c="70"/></text:span><text:span text:style-name="T326"><text:s text:c="47"/></text:span><text:span text:style-name="T327">8</text:span></text:p>
      <text:p text:style-name="P328"><text:s text:c="4"/>assign trig_3 = ( (y&lt;trig_3_bottomy) &amp; (y&gt;2*x-2*trig_3_rightx+trig_3_bottomy) &amp; (y&gt;-2*x+2*trig_3_leftx+trig_3_bottomy)) ? 1 : 0;</text:p>
      <text:p text:style-name="P329"><text:s text:c="4"/>assign trig_4a = ( (y&lt;trig_4a_bottomy) &amp; (y&gt;2*x-2*trig_4a_rightx+trig_4a_bottomy) &amp; (y&gt;-2*x+2*trig_4a_leftx+trig_4a_bottomy)) ? 1 : 0;</text:p>
      <text:p text:style-name="P330"><text:s text:c="4"/>assign trig_4b = ( (y&lt;trig_4b_bottomy) &amp; (y&gt;2*x-2*trig_4b_rightx+trig_4b_bottomy) &amp; (y&gt;-2*x+2*trig_4b_leftx+trig_4b_bottomy)) ? 1 : 0;</text:p>
      <text:p text:style-name="P331"><text:s text:c="4"/>assign trig_5a = ( (y&lt;trig_5a_bottomy) &amp; (y&gt;2*x-2*trig_5a_rightx+trig_5a_bottomy) &amp; (y&gt;-2*x+2*trig_5a_leftx+trig_5a_bottomy)) ? 1 : 0;</text:p>
      <text:p text:style-name="P332"><text:s text:c="4"/>assign trig_5b = ( (y&lt;trig_5b_bottomy) &amp; (y&gt;2*x-2*trig_5b_rightx+trig_5b_bottomy) &amp; (y&gt;-2*x+2*trig_5b_leftx+trig_5b_bottomy)) ? 1 : 0;</text:p>
      <text:p text:style-name="P333"><text:s text:c="4"/>assign trig_6 = ( (y&lt;trig_6_bottomy) &amp; (y&gt;2*x-2*trig_6_rightx+trig_6_bottomy) &amp; (y&gt;-2*x+2*trig_6_leftx+trig_6_bottomy)) ? 1 : 0;</text:p>
      <text:p text:style-name="P334"><text:s text:c="4"/>assign trig_7 = ( (y&lt;trig_7_bottomy) &amp; (y&gt;2*x-2*trig_7_rightx+trig_7_bottomy) &amp; (y&gt;-2*x+2*trig_7_leftx+trig_7_bottomy)) ? 1 : 0;</text:p>
      <text:p text:style-name="P335"><text:s text:c="4"/>assign trig_8a =<text:s/>( (y&lt;trig_8a_bottomy) &amp; (y&gt;2*x-2*trig_8a_rightx+trig_8a_bottomy) &amp; (y&gt;-2*x+2*trig_8a_leftx+trig_8a_bottomy)) ? 1 : 0;</text:p>
      <text:p text:style-name="P336"><text:s text:c="4"/>assign trig_8b = ( (y&lt;trig_8b_bottomy) &amp; (y&gt;2*x-2*trig_8b_rightx+trig_8b_bottomy) &amp; (y&gt;-2*x+2*trig_8b_leftx+trig_8b_bottomy)) ? 1 : 0;</text:p>
      <text:p text:style-name="P337"><text:s text:c="4"/>assign trig_9 = ( (y&lt;trig_9_bottomy) &amp; (y&gt;2*x-2*trig_9_rightx+trig_9_bottomy) &amp; (y&gt;-2*x+2*trig_9_leftx+trig_9_bottomy)) ? 1 : 0;</text:p>
      <text:p text:style-name="P338"><text:s text:c="4"/>assign trig_10a = ( (y&lt;trig_10a_bottomy) &amp;<text:s/>(y&gt;2*x-2*trig_10a_rightx+trig_10a_bottomy) &amp; (y&gt;-2*x+2*trig_10a_leftx+trig_10a_bottomy)) ? 1 : 0;</text:p>
      <text:p text:style-name="P339"><text:s text:c="4"/>assign trig_10b = ( (y&lt;trig_10b_bottomy) &amp; (y&gt;2*x-2*trig_10b_rightx+trig_10b_bottomy) &amp; (y&gt;-2*x+2*trig_10b_leftx+trig_10b_bottomy)) ? 1 : 0;</text:p>
      <text:soft-page-break/>
      <text:p text:style-name="P340"><text:s text:c="4"/>assign trig_10c = ( (y&lt;trig_10c_bottomy) &amp; (y&gt;2*x-2*trig_10c_rightx+trig_10c_bottomy) &amp; (y&gt;-2*x+2*trig_10c_leftx+trig_10c_bottomy)) ? 1 : 0;</text:p>
      <text:p text:style-name="P341"><text:s text:c="4"/>assign trig_11 = ( (y&lt;trig_11_bottomy) &amp; (y&gt;2*x-2*trig_11_rightx+trig_11_bottomy) &amp; (y&gt;-2*x+2*trig_11_leftx+trig_11_bottomy)) ? 1 : 0;</text:p>
      <text:p text:style-name="P342"><text:span text:style-name="T343"><draw:custom-shape svg:x="4.59094in" svg:y="0.16614in" svg:width="0.75694in" svg:height="0.46528in" draw:z-index="8" draw:id="id8" draw:style-name="a8" draw:name="Şekil9" text:anchor-type="paragraph"><svg:title/><svg:desc/><text:p text:style-name="Normal"/><draw:enhanced-geometry draw:type="non-primitive" svg:viewBox="0 0 21600 21600" draw:enhanced-path="M ?f8 ?f12 L ?f11 ?f12 ?f11 ?f8 ?f9 ?f10 ?f11 ?f9 ?f11 ?f13 ?f8 ?f13 Z N" draw:text-areas="?f21 ?f12 ?f18 ?f13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21600 - ?f11"/><draw:equation draw:name="f16" draw:formula="?f15 * ?f12"/><draw:equation draw:name="f17" draw:formula="?f16 / 10800"/><draw:equation draw:name="f18" draw:formula="?f11 + ?f17"/><draw:equation draw:name="f19" draw:formula="$0 / ?f6"/><draw:equation draw:name="f20" draw:formula="$1 / ?f7"/><draw:equation draw:name="f21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344"><text:s text:c="4"/>assign player = ( (x&gt;pl_x1) &amp; (x&lt;pl_x2) &amp; (y&gt;pl_y1) &amp; (y&lt;pl_y2) ) ? 1 : 0;</text:span></text:p>
      <text:p text:style-name="P345"><text:span text:style-name="T346"><text:s text:c="4"/>assign line = ( (y&gt;=240) &amp; (y&lt;250) ) ? 1:0;<text:s/></text:span><text:span text:style-name="T347"><text:s text:c="94"/></text:span><text:span text:style-name="T348">9</text:span></text:p>
      <text:p text:style-name="P349"><text:s text:c="4"/>reg [1:0] playercolor=1;</text:p>
      <text:p text:style-name="P350"><text:span text:style-name="T351"><draw:custom-shape svg:x="4.04252in" svg:y="0.23346in" svg:width="0.78472in" svg:height="2.58333in" draw:z-index="9" draw:id="id9" draw:style-name="a9" draw:name="Şekil10" text:anchor-type="paragraph"><svg:title/><svg:desc/><text:p text:style-name="Normal"/><draw:enhanced-geometry draw:type="non-primitive" svg:viewBox="0 0 21600 21600" draw:enhanced-path="M ?f8 ?f8 L ?f11 ?f8 ?f9 ?f10 ?f11 ?f9 ?f8 ?f9 ?f16 ?f10 Z N" draw:text-areas="?f18 ?f20 ?f19 ?f21" draw:modifiers="162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0 * ?f6"/><draw:equation draw:name="f13" draw:formula="21600 * ?f6"/><draw:equation draw:name="f14" draw:formula="21600 * ?f7"/><draw:equation draw:name="f15" draw:formula="0 * ?f7"/><draw:equation draw:name="f16" draw:formula="21600 - ?f11"/><draw:equation draw:name="f17" draw:formula="$0 / ?f6"/><draw:equation draw:name="f18" draw:formula="?f12 / ?f6"/><draw:equation draw:name="f19" draw:formula="?f13 / ?f6"/><draw:equation draw:name="f20" draw:formula="?f15 / ?f7"/><draw:equation draw:name="f21" draw:formula="?f14 / ?f7"/><draw:handle draw:handle-position="$0 0" draw:handle-range-x-minimum="0" draw:handle-range-x-maximum="21600"/></draw:enhanced-geometry></draw:custom-shape></text:span><text:span text:style-name="T352"><text:s text:c="4"/>reg idealbtnL=0, bayrak=1;</text:span></text:p>
      <text:p text:style-name="P353"><text:s text:c="4"/>reg player_white,player_orange,player_blue;</text:p>
      <text:p text:style-name="P354"><text:s text:c="4"/>always@(posedge CLK) begin //bayrak tus basılı değil demek.</text:p>
      <text:p text:style-name="P355"><text:s text:c="8"/>idealbtnL=0;</text:p>
      <text:p text:style-name="P356"><text:s text:c="8"/>if(btnL &amp;&amp; bayrak) begin</text:p>
      <text:p text:style-name="P357"><text:span text:style-name="T358"><draw:custom-shape svg:x="3.72992in" svg:y="0.08386in" svg:width="0.02083in" svg:height="0.01389in" draw:z-index="10" draw:id="id10" draw:style-name="a10" draw:name="Şekil11" text:anchor-type="paragraph"><svg:title/><svg:desc/><text:p text:style-name="Normal"/><draw:enhanced-geometry draw:type="non-primitive" svg:viewBox="0 0 21600 21600" draw:enhanced-path="M ?f8 ?f8 L ?f11 ?f8 ?f9 ?f10 ?f11 ?f9 ?f8 ?f9 ?f16 ?f10 Z N" draw:text-areas="?f18 ?f20 ?f19 ?f21" draw:modifiers="162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0 * ?f6"/><draw:equation draw:name="f13" draw:formula="21600 * ?f6"/><draw:equation draw:name="f14" draw:formula="21600 * ?f7"/><draw:equation draw:name="f15" draw:formula="0 * ?f7"/><draw:equation draw:name="f16" draw:formula="21600 - ?f11"/><draw:equation draw:name="f17" draw:formula="$0 / ?f6"/><draw:equation draw:name="f18" draw:formula="?f12 / ?f6"/><draw:equation draw:name="f19" draw:formula="?f13 / ?f6"/><draw:equation draw:name="f20" draw:formula="?f15 / ?f7"/><draw:equation draw:name="f21" draw:formula="?f14 / ?f7"/><draw:handle draw:handle-position="$0 0" draw:handle-range-x-minimum="0" draw:handle-range-x-maximum="21600"/></draw:enhanced-geometry></draw:custom-shape></text:span><text:span text:style-name="T359"><draw:custom-shape svg:x="3.45197in" svg:y="0.20197in" svg:width="0.02778in" svg:height="0.00069in" draw:z-index="11" draw:id="id11" draw:style-name="a11" draw:name="Şekil12" text:anchor-type="paragraph"><svg:title/><svg:desc/><text:p text:style-name="Normal"/><draw:enhanced-geometry draw:type="non-primitive" svg:viewBox="0 0 21600 21600" draw:enhanced-path="M ?f8 ?f8 L ?f11 ?f8 ?f9 ?f10 ?f11 ?f9 ?f8 ?f9 ?f16 ?f10 Z N" draw:text-areas="?f18 ?f20 ?f19 ?f21" draw:modifiers="162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0 * ?f6"/><draw:equation draw:name="f13" draw:formula="21600 * ?f6"/><draw:equation draw:name="f14" draw:formula="21600 * ?f7"/><draw:equation draw:name="f15" draw:formula="0 * ?f7"/><draw:equation draw:name="f16" draw:formula="21600 - ?f11"/><draw:equation draw:name="f17" draw:formula="$0 / ?f6"/><draw:equation draw:name="f18" draw:formula="?f12 / ?f6"/><draw:equation draw:name="f19" draw:formula="?f13 / ?f6"/><draw:equation draw:name="f20" draw:formula="?f15 / ?f7"/><draw:equation draw:name="f21" draw:formula="?f14 / ?f7"/><draw:handle draw:handle-position="$0 0" draw:handle-range-x-minimum="0" draw:handle-range-x-maximum="21600"/></draw:enhanced-geometry></draw:custom-shape></text:span><text:span text:style-name="T360"><text:s text:c="12"/>bayrak=0; <text:s text:c="138"/></text:span><text:span text:style-name="T361">10</text:span></text:p>
      <text:p text:style-name="P362"><text:s text:c="12"/>idealbtnL=1;</text:p>
      <text:p text:style-name="P363"><text:s text:c="8"/>end</text:p>
      <text:p text:style-name="P364"><text:s text:c="8"/>else if(!btnL) begin</text:p>
      <text:p text:style-name="P365"><text:s text:c="12"/>bayrak=1;</text:p>
      <text:p text:style-name="P366"><text:span text:style-name="T367"><draw:custom-shape svg:x="3.42441in" svg:y="0.02283in" svg:width="0.57639in" svg:height="5.78472in" draw:z-index="12" draw:id="id12" draw:style-name="a12" draw:name="Şekil13" text:anchor-type="paragraph"><svg:title/><svg:desc/><text:p text:style-name="Normal"/><draw:enhanced-geometry draw:type="non-primitive" svg:viewBox="0 0 21600 21600" draw:enhanced-path="M ?f8 ?f8 L ?f11 ?f8 ?f9 ?f10 ?f11 ?f9 ?f8 ?f9 ?f16 ?f10 Z N" draw:text-areas="?f18 ?f20 ?f19 ?f21" draw:modifiers="162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0 * ?f6"/><draw:equation draw:name="f13" draw:formula="21600 * ?f6"/><draw:equation draw:name="f14" draw:formula="21600 * ?f7"/><draw:equation draw:name="f15" draw:formula="0 * ?f7"/><draw:equation draw:name="f16" draw:formula="21600 - ?f11"/><draw:equation draw:name="f17" draw:formula="$0 / ?f6"/><draw:equation draw:name="f18" draw:formula="?f12 / ?f6"/><draw:equation draw:name="f19" draw:formula="?f13 / ?f6"/><draw:equation draw:name="f20" draw:formula="?f15 / ?f7"/><draw:equation draw:name="f21" draw:formula="?f14 / ?f7"/><draw:handle draw:handle-position="$0 0" draw:handle-range-x-minimum="0" draw:handle-range-x-maximum="21600"/></draw:enhanced-geometry></draw:custom-shape></text:span><text:span text:style-name="T368"><text:s text:c="8"/>end</text:span></text:p>
      <text:p text:style-name="P369"><text:s text:c="8"/>if(idealbtnL==1 &amp;&amp; !coldetect) begin</text:p>
      <text:p text:style-name="P370"><text:s text:c="12"/>playercolor=playercolor+1;</text:p>
      <text:p text:style-name="P371"><text:s text:c="12"/>if(playercolor==0) playercolor=1;</text:p>
      <text:p text:style-name="P372"><text:s text:c="8"/>end</text:p>
      <text:p text:style-name="P373"><text:s text:c="8"/>if(playercolor==1) begin //1=orange 2=blue 3=white</text:p>
      <text:p text:style-name="P374"><text:s text:c="12"/>player_orange=1;</text:p>
      <text:p text:style-name="P375"><text:s text:c="12"/>player_blue=0;</text:p>
      <text:p text:style-name="P376"><text:s text:c="12"/>player_white=0;</text:p>
      <text:p text:style-name="P377"><text:s text:c="8"/>end</text:p>
      <text:p text:style-name="P378"><text:span text:style-name="T379"><text:s text:c="8"/>else if(playercolor==2) begin <text:s text:c="71"/></text:span><text:span text:style-name="T380"><text:s text:c="23"/></text:span><text:span text:style-name="T381">11</text:span></text:p>
      <text:p text:style-name="P382"><text:s text:c="11"/>player_orange=0;</text:p>
      <text:p text:style-name="P383"><text:s text:c="11"/>player_blue=1;</text:p>
      <text:p text:style-name="P384"><text:s text:c="11"/>player_white=0;</text:p>
      <text:p text:style-name="P385"><text:s text:c="8"/>end</text:p>
      <text:soft-page-break/>
      <text:p text:style-name="P386"><text:s text:c="8"/>else if(playercolor==3) begin</text:p>
      <text:p text:style-name="P387"><text:s text:c="11"/>player_orange=0;</text:p>
      <text:p text:style-name="P388"><text:s text:c="11"/>player_blue=0;</text:p>
      <text:p text:style-name="P389"><text:s text:c="11"/>player_white=1;</text:p>
      <text:p text:style-name="P390"><text:s text:c="8"/>end</text:p>
      <text:p text:style-name="P391"><text:s text:c="4"/>end</text:p>
      <text:p text:style-name="P392"><text:s text:c="4"/>wire coldetect;</text:p>
      <text:p text:style-name="P393"><text:span text:style-name="T394"><draw:custom-shape svg:x="5.6189in" svg:y="0.24921in" svg:width="0.73611in" svg:height="2.44444in" draw:z-index="13" draw:id="id13" draw:style-name="a13" draw:name="Şekil15" text:anchor-type="paragraph"><svg:title/><svg:desc/><text:p text:style-name="Normal"/><draw:enhanced-geometry draw:type="non-primitive" svg:viewBox="0 0 21600 21600" draw:enhanced-path="M ?f8 ?f8 L ?f11 ?f8 ?f9 ?f10 ?f11 ?f9 ?f8 ?f9 ?f16 ?f10 Z N" draw:text-areas="?f18 ?f20 ?f19 ?f21" draw:modifiers="162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0 * ?f6"/><draw:equation draw:name="f13" draw:formula="21600 * ?f6"/><draw:equation draw:name="f14" draw:formula="21600 * ?f7"/><draw:equation draw:name="f15" draw:formula="0 * ?f7"/><draw:equation draw:name="f16" draw:formula="21600 - ?f11"/><draw:equation draw:name="f17" draw:formula="$0 / ?f6"/><draw:equation draw:name="f18" draw:formula="?f12 / ?f6"/><draw:equation draw:name="f19" draw:formula="?f13 / ?f6"/><draw:equation draw:name="f20" draw:formula="?f15 / ?f7"/><draw:equation draw:name="f21" draw:formula="?f14 / ?f7"/><draw:handle draw:handle-position="$0 0" draw:handle-range-x-minimum="0" draw:handle-range-x-maximum="21600"/></draw:enhanced-geometry></draw:custom-shape></text:span><text:span text:style-name="T395"><text:s text:c="4"/>assign coldetect=</text:span></text:p>
      <text:p text:style-name="P396"><text:s text:c="4"/>(((pl_x2&gt;trig_1_leftx &amp; pl_x1&lt;trig_1_rightx) &amp; (pl_y2&gt;trig_1_upy) &amp; (playercolor!=3))</text:p>
      <text:p text:style-name="P397"><text:s text:c="4"/>| ((pl_x2&gt;trig_2a_leftx &amp; pl_x1&lt;trig_2a_rightx) &amp; (pl_y2&gt;trig_2a_upy) &amp; (playercolor!=1))</text:p>
      <text:p text:style-name="P398"><text:s text:c="4"/>|<text:s/>((pl_x2&gt;trig_2b_leftx &amp; pl_x1&lt;trig_2b_rightx) &amp; (pl_y2&gt;trig_2b_upy) &amp; (playercolor!=1))</text:p>
      <text:p text:style-name="P399"><text:s text:c="4"/>| ((pl_x2&gt;trig_3_leftx &amp; pl_x1&lt;trig_3_rightx) &amp; (pl_y2&gt;trig_3_upy) &amp; (playercolor!=3))</text:p>
      <text:p text:style-name="P400"><text:span text:style-name="T401"><text:s text:c="4"/>| ((pl_x2&gt;trig_4a_leftx &amp; pl_x1&lt;trig_4a_rightx) &amp; (pl_y2&gt;trig_4a_upy) &amp; (</text:span><text:span text:style-name="T402">playercolor!=3)) <text:s text:c="37"/></text:span><text:span text:style-name="T403">12</text:span></text:p>
      <text:p text:style-name="P404"><text:s text:c="4"/>| ((pl_x2&gt;trig_4b_leftx &amp; pl_x1&lt;trig_4b_rightx) &amp; (pl_y2&gt;trig_4b_upy) &amp; (playercolor!=2))</text:p>
      <text:p text:style-name="P405"><text:s text:c="4"/>| ((pl_x2&gt;trig_5a_leftx &amp; pl_x1&lt;trig_5a_rightx) &amp; (pl_y2&gt;trig_5a_upy) &amp; (playercolor!=2))</text:p>
      <text:p text:style-name="P406"><text:s text:c="4"/>| ((pl_x2&gt;trig_5b_leftx &amp; pl_x1&lt;trig_5b_rightx) &amp; (pl_y2&gt;trig_5b_upy) &amp; (playercolor!=1))</text:p>
      <text:p text:style-name="P407"><text:s text:c="4"/>| ((pl_x2&gt;trig_6_leftx &amp; pl_x1&lt;trig_6_rightx) &amp; (pl_y2&gt;trig_6_upy) &amp; (playercolor!=3))</text:p>
      <text:p text:style-name="P408"><text:s text:c="4"/>| ((pl_x2&gt;trig_7_leftx &amp; pl_x1&lt;trig_7_rightx) &amp; (pl_y2&gt;trig_7_upy) &amp; (playercolor!=2))</text:p>
      <text:p text:style-name="P409"><text:s text:c="4"/>| ((pl_x2&gt;trig_8a_leftx &amp; pl_x1&lt;trig_8a_rightx) &amp; (pl_y2&gt;trig_8a_upy) &amp; (playercolor!=2))</text:p>
      <text:p text:style-name="P410"><text:s text:c="4"/>| ((pl_x2&gt;trig_8b_leftx &amp; pl_x1&lt;trig_8b_rightx) &amp; (pl_y2&gt;trig_8b_upy) &amp; (playercolor!=3))</text:p>
      <text:p text:style-name="P411"><text:s text:c="4"/>| ((pl_x2&gt;trig_9_leftx &amp; pl_x1&lt;trig_9_rightx) &amp; (pl_y2&gt;trig_9_upy) &amp; (pl_y1&lt;trig_9_bottomy) &amp; (playercolor!=2))</text:p>
      <text:p text:style-name="P412"><text:s text:c="4"/>| ((pl_x2&gt;trig_10a_leftx &amp; pl_x1&lt;trig_10a_rightx) &amp; (pl_y2&gt;trig_10a_upy) &amp;(pl_y1&lt;trig_10a_bottomy)&amp; (playercolor!=1))</text:p>
      <text:p text:style-name="P413"><text:s text:c="4"/>| ((pl_x2&gt;trig_10b_leftx &amp; pl_x1&lt;trig_10b_rightx) &amp; (pl_y2&gt;trig_10b_upy)&amp;(pl_y1&lt;trig_10b_bottomy) &amp; (playercolor!=2))</text:p>
      <text:p text:style-name="P414"><text:s text:c="4"/>| ((pl_x2&gt;trig_10c_leftx &amp; pl_x1&lt;trig_10c_rightx) &amp; (pl_y2&gt;trig_10c_upy)&amp;(pl_y1&lt;trig_10c_bottomy) &amp; (playercolor!=1)))</text:p>
      <text:p text:style-name="P415"><text:s text:c="4"/>| ((pl_x2&gt;trig_11_leftx &amp; pl_x1&lt;trig_11_rightx) &amp; (pl_y2&gt;trig_11_upy)&amp;(pl_y1&lt;trig_11_bottomy) &amp; (playercolor!=3))</text:p>
      <text:p text:style-name="P416"><text:s text:c="4"/>? 1 : 0;</text:p>
      <text:p text:style-name="P417"><text:span text:style-name="T418"><draw:custom-shape svg:x="4.89646in" svg:y="0.28386in" svg:width="0.70139in" svg:height="2.56944in" draw:z-index="14" draw:id="id14" draw:style-name="a14" draw:name="Şekil16" text:anchor-type="paragraph"><svg:title/><svg:desc/><text:p text:style-name="Normal"/><draw:enhanced-geometry draw:type="non-primitive" svg:viewBox="0 0 21600 21600" draw:enhanced-path="M ?f8 ?f8 L ?f11 ?f8 ?f9 ?f10 ?f11 ?f9 ?f8 ?f9 ?f16 ?f10 Z N" draw:text-areas="?f18 ?f20 ?f19 ?f21" draw:modifiers="162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0 * ?f6"/><draw:equation draw:name="f13" draw:formula="21600 * ?f6"/><draw:equation draw:name="f14" draw:formula="21600 * ?f7"/><draw:equation draw:name="f15" draw:formula="0 * ?f7"/><draw:equation draw:name="f16" draw:formula="21600 - ?f11"/><draw:equation draw:name="f17" draw:formula="$0 / ?f6"/><draw:equation draw:name="f18" draw:formula="?f12 / ?f6"/><draw:equation draw:name="f19" draw:formula="?f13 / ?f6"/><draw:equation draw:name="f20" draw:formula="?f15 / ?f7"/><draw:equation draw:name="f21" draw:formula="?f14 / ?f7"/><draw:handle draw:handle-position="$0 0" draw:handle-range-x-minimum="0" draw:handle-range-x-maximum="21600"/></draw:enhanced-geometry></draw:custom-shape></text:span><text:span text:style-name="T419"><text:s text:c="4"/>wire white,orange,blue;</text:span></text:p>
      <text:p text:style-name="P420"><text:s text:c="4"/>assign white=trig_1|trig_3|trig_4a|trig_6|trig_8b| trig_11| (player_white &amp; player);</text:p>
      <text:p text:style-name="P421"><text:s text:c="4"/>assign orange=trig_2a|trig_2b|trig_5b|trig_10a|trig_10c|(player_orange &amp; player);</text:p>
      <text:p text:style-name="P422"><text:s text:c="4"/>assign blue=trig_4b|trig_5a|trig_7|trig_8a|trig_9|trig_10b|(player_blue &amp; player);</text:p>
      <text:p text:style-name="P423"><text:s text:c="4"/>assign VGA_R = 15*(line|orange|white);</text:p>
      <text:p text:style-name="P424"><text:span text:style-name="T425"><text:s text:c="4"/>assign VGA_G[3]=(line|white); <text:s text:c="98"/></text:span><text:span text:style-name="T426"><text:s text:c="19"/></text:span><text:span text:style-name="T427">13</text:span></text:p>
      <text:soft-page-break/>
      <text:p text:style-name="P428"><text:s text:c="4"/>assign VGA_G[2]=(line|white);</text:p>
      <text:p text:style-name="P429"><text:s text:c="4"/>assign VGA_G[1]=(line|orange|white|blue);</text:p>
      <text:p text:style-name="P430"><text:s text:c="4"/>assign VGA_G[0]=(line|orange|white|blue);</text:p>
      <text:p text:style-name="P431"><text:s text:c="4"/>assign VGA_B = 15*(line|white|blue);</text:p>
      <text:p text:style-name="P432">endmodule</text:p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><text:span text:style-name="T443">triangle.v</text:span><text:span text:style-name="T444"><text:s/>modülü</text:span></text:p>
      <text:p text:style-name="P445">`timescale 1ns / 1ps</text:p>
      <text:p text:style-name="P446">module triangle #(</text:p>
      <text:p text:style-name="P447"><text:s text:c="4"/>H_SIZE=10, <text:s text:c="5"/>// triangle half side and half height</text:p>
      <text:p text:style-name="P448"><text:span text:style-name="T449"><text:s text:c="4"/>IX=320, <text:s text:c="8"/>// initial horizontal position of triangle centre</text:span></text:p>
      <text:p text:style-name="P450"><text:span text:style-name="T451"><text:s text:c="4"/>IY=230, <text:s text:c="8"/>// initial vertical position of triangle <text:s/>centre</text:span></text:p>
      <text:p text:style-name="P452"><text:s text:c="4"/>IX_DIR=1, <text:s text:c="6"/>// initial horizontal direction: 1 is right, 0 is left</text:p>
      <text:p text:style-name="P453"><text:s text:c="4"/>IY_DIR=1, <text:s text:c="6"/>// initial vertical direction: 1 is down, 0 is up</text:p>
      <text:p text:style-name="P454"><text:s text:c="4"/>D_WIDTH=640, <text:s text:c="3"/>// width of display</text:p>
      <text:p text:style-name="P455"><text:s text:c="4"/>D_HEIGHT=480, <text:s text:c="3"/>// height of display</text:p>
      <text:p text:style-name="P456"><text:s text:c="4"/>SPEED=6</text:p>
      <text:p text:style-name="P457"><text:s text:c="4"/>)</text:p>
      <text:p text:style-name="P458"><text:s text:c="4"/>(</text:p>
      <text:p text:style-name="P459"><text:s text:c="4"/>input wire i_clk, <text:s text:c="8"/>// base clock</text:p>
      <text:soft-page-break/>
      <text:p text:style-name="P460"><text:s text:c="4"/>input wire i_ani_stb, <text:s text:c="4"/>// animation clock: pixel clock is 1 pix/frame</text:p>
      <text:p text:style-name="P461"><text:s text:c="4"/>input wire i_rst, <text:s text:c="8"/>// reset: returns animation to starting position</text:p>
      <text:p text:style-name="P462"><text:s text:c="4"/>input wire i_animate, <text:s text:c="4"/>// animate when input is high</text:p>
      <text:p text:style-name="P463"><text:s text:c="4"/>output wire [12:0] o_top_x, <text:s text:c="4"/>// triangle top corner x</text:p>
      <text:p text:style-name="P464"><text:s text:c="4"/>output wire [12:0] o_top_y, <text:s text:c="4"/>// triangle top corner y</text:p>
      <text:p text:style-name="P465"><text:s text:c="4"/>output wire [12:0] o_left_x, <text:s text:c="3"/>// triangle left (bottom) corner x</text:p>
      <text:p text:style-name="P466"><text:s text:c="4"/>output wire [12:0] o_bottom_y, <text:s text:c="3"/>// triangle bottom y</text:p>
      <text:p text:style-name="P467"><text:s text:c="4"/>output wire [12:0] o_right_x <text:s text:c="2"/>// triangle right (bottom) corner x</text:p>
      <text:p text:style-name="P468"><text:s text:c="4"/>);</text:p>
      <text:p text:style-name="P469"/>
      <text:p text:style-name="P470"><text:span text:style-name="T471"><text:s text:c="4"/>reg [12:0] x = IX; <text:s text:c="2"/>// horizontal position of triangle <text:s/>centre</text:span></text:p>
      <text:p text:style-name="P472"><text:span text:style-name="T473"><text:s text:c="4"/>reg [12:0] y = IY; <text:s text:c="2"/>// vertical position of trtiangle <text:s/>centre</text:span></text:p>
      <text:p text:style-name="P474"><text:s text:c="4"/>reg x_dir = IX_DIR; <text:s/>// horizontal animation direction</text:p>
      <text:p text:style-name="P475"><text:s text:c="4"/>reg y_dir = IY_DIR; <text:s/>// vertical animation direction</text:p>
      <text:p text:style-name="P476"/>
      <text:p text:style-name="P477"><text:s text:c="4"/>assign o_top_x=x;</text:p>
      <text:p text:style-name="P478"><text:s text:c="4"/>assign o_top_y=y-H_SIZE;</text:p>
      <text:p text:style-name="P479"><text:s text:c="4"/>assign o_left_x=x-H_SIZE;</text:p>
      <text:p text:style-name="P480"><text:s text:c="4"/>assign o_bottom_y=y+H_SIZE;</text:p>
      <text:p text:style-name="P481"><text:s text:c="4"/>assign o_right_x=x+H_SIZE;</text:p>
      <text:p text:style-name="P482"/>
      <text:p text:style-name="P483"><text:s text:c="4"/>always @ (posedge i_clk)</text:p>
      <text:p text:style-name="P484"><text:s text:c="4"/>begin</text:p>
      <text:p text:style-name="P485"><text:s text:c="8"/>if (i_rst) <text:s/>// on reset return to starting position</text:p>
      <text:p text:style-name="P486"><text:s text:c="8"/>begin</text:p>
      <text:p text:style-name="P487"><text:s text:c="12"/>x &lt;= IX;</text:p>
      <text:p text:style-name="P488"><text:s text:c="12"/>y &lt;= IY;</text:p>
      <text:p text:style-name="P489"><text:s text:c="12"/>x_dir &lt;= IX_DIR;</text:p>
      <text:p text:style-name="P490"><text:s text:c="12"/>y_dir &lt;= IY_DIR;</text:p>
      <text:p text:style-name="P491"><text:s text:c="8"/>end</text:p>
      <text:p text:style-name="P492"><text:s text:c="8"/>if (i_animate &amp;&amp; i_ani_stb)</text:p>
      <text:p text:style-name="P493"><text:s text:c="8"/>begin</text:p>
      <text:soft-page-break/>
      <text:p text:style-name="P494"><text:s text:c="12"/>x &lt;= x-SPEED; <text:s text:c="3"/></text:p>
      <text:p text:style-name="P495"><text:s text:c="8"/>end</text:p>
      <text:p text:style-name="P496"><text:s text:c="4"/>end</text:p>
      <text:p text:style-name="P497">endmodule</text:p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>player_square.v modülü</text:p>
      <text:p text:style-name="P507"/>
      <text:p text:style-name="P508">`timescale 1ns / 1ps</text:p>
      <text:p text:style-name="P509">module square #(</text:p>
      <text:p text:style-name="P510"><text:s text:c="4"/>H_SIZE=80, <text:s text:c="5"/>// half square width (for ease of co-ordinate calculations)</text:p>
      <text:p text:style-name="P511"><text:s text:c="4"/>IX=320, <text:s text:c="8"/>// initial horizontal position of square centre</text:p>
      <text:p text:style-name="P512"><text:s text:c="4"/>IY=240, <text:s text:c="8"/>// initial vertical position of square centre</text:p>
      <text:p text:style-name="P513"><text:s text:c="4"/>IX_DIR=1, <text:s text:c="6"/>// initial horizontal direction: 1 is right, 0 is left</text:p>
      <text:p text:style-name="P514"><text:s text:c="4"/>IY_DIR=0, <text:s text:c="6"/>// initial vertical direction: 1 is down, 0 is up</text:p>
      <text:p text:style-name="P515"><text:s text:c="4"/>D_WIDTH=640, <text:s text:c="3"/>//<text:s/>width of display</text:p>
      <text:p text:style-name="P516"><text:s text:c="4"/>D_HEIGHT=480 <text:s text:c="3"/>// height of display</text:p>
      <text:p text:style-name="P517"><text:s text:c="4"/>)</text:p>
      <text:p text:style-name="P518"><text:s text:c="4"/>(</text:p>
      <text:p text:style-name="P519"><text:s text:c="4"/>input wire i_clk, <text:s text:c="8"/>// base clock</text:p>
      <text:p text:style-name="P520"><text:s text:c="4"/>input wire i_ani_stb, <text:s text:c="4"/>// animation clock: pixel clock is 1 pix/frame</text:p>
      <text:p text:style-name="P521"><text:s text:c="4"/>input wire i_rst, <text:s text:c="8"/>// reset: returns<text:s/>animation to starting position</text:p>
      <text:p text:style-name="P522"><text:s text:c="4"/>input wire i_animate, <text:s text:c="4"/>// animate when input is high</text:p>
      <text:p text:style-name="P523"><text:s text:c="4"/>input wire i_jump, <text:s text:c="7"/>// initiate movement when high</text:p>
      <text:p text:style-name="P524"><text:s text:c="4"/>output wire [11:0] o_x1, <text:s/>// square left edge: 12-bit value: 0-4095</text:p>
      <text:p text:style-name="P525"><text:s text:c="4"/>output wire [11:0] o_x2, <text:s/>//<text:s/>square right edge</text:p>
      <text:p text:style-name="P526"><text:s text:c="4"/>output wire [11:0] o_y1, <text:s/>// square top edge</text:p>
      <text:p text:style-name="P527"><text:s text:c="4"/>output wire [11:0] o_y2 <text:s/>// square bottom edge</text:p>
      <text:p text:style-name="P528"><text:s text:c="4"/>);</text:p>
      <text:p text:style-name="P529"/>
      <text:p text:style-name="P530"><text:s text:c="4"/>reg [11:0] x = IX; <text:s text:c="2"/>// horizontal position of square centre</text:p>
      <text:p text:style-name="P531"><text:s text:c="4"/>reg [11:0] y = IY; <text:s text:c="2"/>// vertical position of square centre</text:p>
      <text:p text:style-name="P532"><text:s/><text:s text:c="3"/>reg x_dir = IX_DIR; <text:s/>// horizontal animation direction</text:p>
      <text:p text:style-name="P533"><text:s text:c="4"/>reg y_dir = IY_DIR; <text:s/>// vertical animation direction</text:p>
      <text:p text:style-name="P534"><text:s text:c="4"/>assign o_x1 = x - H_SIZE; <text:s/>// left: centre minus half horizontal size</text:p>
      <text:p text:style-name="P535"><text:s text:c="4"/>assign o_x2 = x + H_SIZE; <text:s/>// right</text:p>
      <text:soft-page-break/>
      <text:p text:style-name="P536"><text:s text:c="4"/>assign o_y1 = y - H_SIZE; <text:s/>// top</text:p>
      <text:p text:style-name="P537"><text:s text:c="4"/>assign o_y2 = y + H_SIZE; <text:s/>// bottom</text:p>
      <text:p text:style-name="P538"><text:s text:c="4"/>always @ (posedge i_clk)</text:p>
      <text:p text:style-name="P539"><text:s text:c="4"/>begin</text:p>
      <text:p text:style-name="P540"><text:s text:c="8"/>if (i_rst) <text:s/>// on reset return to starting position</text:p>
      <text:p text:style-name="P541"><text:s text:c="8"/>begin</text:p>
      <text:p text:style-name="P542"><text:s text:c="12"/>x &lt;= IX;</text:p>
      <text:p text:style-name="P543"><text:s text:c="12"/>y &lt;= IY;</text:p>
      <text:p text:style-name="P544"><text:s text:c="12"/>x_dir &lt;= IX_DIR;</text:p>
      <text:p text:style-name="P545"><text:s text:c="12"/>y_dir &lt;=<text:s/>IY_DIR;</text:p>
      <text:p text:style-name="P546"><text:s text:c="8"/>end</text:p>
      <text:p text:style-name="P547"><text:s text:c="8"/>if (i_animate &amp;&amp; i_ani_stb)</text:p>
      <text:p text:style-name="P548"><text:s text:c="8"/>begin //kare yere temas ettiğinde aşağı düşmesini engellemek</text:p>
      <text:p text:style-name="P549"><text:s text:c="12"/>y &lt;= (y_dir) ? y + 8*(y_dir) : y - 8*(i_jump); <text:s/>// move down if positive y_dir</text:p>
      <text:p text:style-name="P550"><text:s text:c="12"/>if (y &lt;= H_SIZE + 1 ||<text:s/>i_jump==0) <text:s/>// edge of square at top of screen</text:p>
      <text:p text:style-name="P551"><text:s text:c="16"/>y_dir &lt;= 1; <text:s/>// change direction to down</text:p>
      <text:p text:style-name="P552"><text:s text:c="12"/>if (y &gt;= (D_HEIGHT/2 - H_SIZE - 13)) <text:s/>// edge of square at bottom</text:p>
      <text:p text:style-name="P553"><text:s text:c="12"/>begin</text:p>
      <text:p text:style-name="P554"><text:s text:c="16"/>y_dir &lt;= 0; <text:s/>// change direction to up</text:p>
      <text:p text:style-name="P555"><text:s/><text:s text:c="11"/>end</text:p>
      <text:p text:style-name="P556"><text:s text:c="8"/>end</text:p>
      <text:p text:style-name="P557"><text:s text:c="4"/>end</text:p>
      <text:p text:style-name="P558">endmodule</text:p>
      <text:p text:style-name="P559"/>
      <text:p text:style-name="P560"/>
      <text:p text:style-name="P561">vga1.v modülü</text:p>
      <text:p text:style-name="P562"/>
      <text:p text:style-name="P563">`timescale 1ns / 1ps</text:p>
      <text:p text:style-name="P564">module vga640x480(</text:p>
      <text:p text:style-name="P565"><text:s text:c="4"/>input wire i_clk, <text:s text:c="10"/>// base clock</text:p>
      <text:p text:style-name="P566"><text:s text:c="4"/>input wire i_pix_stb, <text:s text:c="6"/>// pixel clock strobe</text:p>
      <text:p text:style-name="P567"><text:s text:c="4"/>input wire i_rst, <text:s text:c="10"/>// reset:<text:s/>restarts frame</text:p>
      <text:p text:style-name="P568"><text:s text:c="4"/>output wire o_hs, <text:s text:c="10"/>// horizontal sync</text:p>
      <text:p text:style-name="P569"><text:s text:c="4"/>output wire o_vs, <text:s text:c="10"/>// vertical sync</text:p>
      <text:p text:style-name="P570"><text:s text:c="4"/>output wire o_blanking, <text:s text:c="4"/>// high during blanking interval</text:p>
      <text:p text:style-name="P571"><text:s text:c="4"/>output wire o_active, <text:s text:c="6"/>// high during active pixel drawing</text:p>
      <text:p text:style-name="P572"><text:s text:c="4"/>output wire o_screenend, <text:s text:c="3"/>// high for one tick at the end of screen</text:p>
      <text:p text:style-name="P573"><text:s text:c="4"/>output wire o_animate, <text:s text:c="5"/>// high for one tick at end of active drawing</text:p>
      <text:p text:style-name="P574"><text:s text:c="4"/>output wire [9:0] o_x, <text:s text:c="5"/>// current pixel x position</text:p>
      <text:p text:style-name="P575"><text:s text:c="4"/>output wire [8:0] o_y <text:s text:c="6"/>// current pixel y position</text:p>
      <text:p text:style-name="P576"><text:s text:c="4"/>);</text:p>
      <text:p text:style-name="P577"/>
      <text:p text:style-name="P578"><text:s text:c="4"/>// VGA timings https://timetoexplore.net/blog/video-timings-vga-720p-1080p</text:p>
      <text:p text:style-name="P579"><text:s text:c="4"/>localparam HS_STA = 16; <text:s text:c="13"/>// horizontal sync start</text:p>
      <text:p text:style-name="P580"><text:s text:c="4"/>localparam HS_END = 16 + 96; <text:s text:c="8"/>// horizontal sync end</text:p>
      <text:p text:style-name="P581"><text:s text:c="4"/>localparam HA_STA = 16 +<text:s/>96 + 48; <text:s text:c="3"/>// horizontal active pixel start</text:p>
      <text:p text:style-name="P582"><text:s text:c="4"/>localparam VS_STA = 480 + 10; <text:s text:c="7"/>// vertical sync start</text:p>
      <text:p text:style-name="P583"><text:s text:c="4"/>localparam VS_END = 480 + 10 + 2; <text:s text:c="3"/>// vertical sync end</text:p>
      <text:p text:style-name="P584"><text:s text:c="4"/>localparam VA_END = 480; <text:s text:c="12"/>// vertical active pixel end</text:p>
      <text:p text:style-name="P585"><text:s text:c="4"/>localparam<text:s/>LINE <text:s text:c="2"/>= 800; <text:s text:c="12"/>// complete line (pixels)</text:p>
      <text:p text:style-name="P586"><text:s text:c="4"/>localparam SCREEN = 525; <text:s text:c="12"/>// complete screen (lines)</text:p>
      <text:p text:style-name="P587"/>
      <text:p text:style-name="P588"><text:s text:c="4"/>reg [9:0] h_count; <text:s/>// line position</text:p>
      <text:p text:style-name="P589"><text:s text:c="4"/>reg [9:0] v_count; <text:s/>// screen position</text:p>
      <text:p text:style-name="P590"/>
      <text:p text:style-name="P591"><text:s text:c="4"/>// generate sync signals (active low for 640x480)</text:p>
      <text:soft-page-break/>
      <text:p text:style-name="P592"><text:s text:c="4"/>assign o_hs = ~((h_count &gt;= HS_STA) &amp; (h_count &lt; HS_END));</text:p>
      <text:p text:style-name="P593"><text:s text:c="4"/>assign o_vs = ~((v_count &gt;= VS_STA) &amp; (v_count &lt; VS_END));</text:p>
      <text:p text:style-name="P594"/>
      <text:p text:style-name="P595"><text:s text:c="4"/>// keep x and y bound within the active pixels</text:p>
      <text:p text:style-name="P596"><text:s text:c="4"/>assign o_x = (h_count &lt; HA_STA) ? 0 : (h_count - HA_STA);</text:p>
      <text:p text:style-name="P597"><text:s text:c="4"/>assign o_y = (v_count &gt;= VA_END) ? (VA_END - 1) : (v_count);</text:p>
      <text:p text:style-name="P598"/>
      <text:p text:style-name="P599"><text:s text:c="4"/>// blanking: high within the blanking period</text:p>
      <text:p text:style-name="P600"><text:s text:c="4"/>assign o_blanking = ((h_count &lt; HA_STA) | (v_count &gt; VA_END - 1));</text:p>
      <text:p text:style-name="P601"/>
      <text:p text:style-name="P602"><text:s text:c="4"/>// active: high during active pixel drawing</text:p>
      <text:p text:style-name="P603"><text:s text:c="4"/>assign o_active = ~((h_count<text:s/>&lt; HA_STA) | (v_count &gt; VA_END - 1));</text:p>
      <text:p text:style-name="P604"/>
      <text:p text:style-name="P605"><text:s text:c="4"/>// screenend: high for one tick at the end of the screen</text:p>
      <text:p text:style-name="P606"><text:s text:c="4"/>assign o_screenend = ((v_count == SCREEN - 1) &amp; (h_count == LINE));</text:p>
      <text:p text:style-name="P607"/>
      <text:p text:style-name="P608"><text:s text:c="4"/>// animate: high for one tick at the end of the final active pixel line</text:p>
      <text:p text:style-name="P609"><text:s text:c="4"/>assign o_animate = ((v_count == VA_END - 1) &amp; (h_count == LINE));</text:p>
      <text:p text:style-name="P610"/>
      <text:p text:style-name="P611"><text:s text:c="4"/>always @ (posedge i_clk)</text:p>
      <text:p text:style-name="P612"><text:s text:c="4"/>begin</text:p>
      <text:p text:style-name="P613"><text:s text:c="8"/>if (i_rst) <text:s/>// reset to start of frame</text:p>
      <text:p text:style-name="P614"><text:s text:c="8"/>begin</text:p>
      <text:p text:style-name="P615"><text:s text:c="12"/>h_count &lt;= 0;</text:p>
      <text:p text:style-name="P616"><text:s text:c="12"/>v_count &lt;= 0;</text:p>
      <text:p text:style-name="P617"><text:s text:c="8"/>end</text:p>
      <text:p text:style-name="P618"><text:s text:c="8"/>if (i_pix_stb) <text:s/>// once per pixel</text:p>
      <text:p text:style-name="P619"><text:s text:c="8"/>begin</text:p>
      <text:p text:style-name="P620"><text:s text:c="12"/>if (h_count == LINE) <text:s/>// end of line</text:p>
      <text:p text:style-name="P621"><text:s text:c="12"/>begin</text:p>
      <text:p text:style-name="P622"><text:s text:c="16"/>h_count &lt;= 0;</text:p>
      <text:p text:style-name="P623"><text:s text:c="16"/>v_count &lt;= v_count + 1;</text:p>
      <text:p text:style-name="P624"><text:s text:c="12"/>end</text:p>
      <text:p text:style-name="P625"><text:s text:c="12"/>else</text:p>
      <text:p text:style-name="P626"><text:s text:c="16"/>h_count &lt;= h_count + 1;</text:p>
      <text:p text:style-name="P627"/>
      <text:p text:style-name="P628"><text:s text:c="9"/><text:s text:c="3"/>if (v_count == SCREEN) <text:s/>// end of screen</text:p>
      <text:p text:style-name="P629"><text:s text:c="16"/>v_count &lt;= 0;</text:p>
      <text:p text:style-name="P630"><text:s text:c="8"/>end</text:p>
      <text:p text:style-name="P631"><text:s text:c="4"/>end</text:p>
      <text:p text:style-name="P632">endmodule</text:p>
      <text:p text:style-name="P633"/>
      <text:p text:style-name="P634">consvga.xdc modülü</text:p>
      <text:p text:style-name="P635"/>
      <text:p text:style-name="P636">## Clock signal</text:p>
      <text:p text:style-name="P637"/>
      <text:p text:style-name="P638">set_property PACKAGE_PIN W5 [get_ports CLK]<text:tab/><text:tab/><text:tab/><text:tab/><text:tab/><text:tab/><text:tab/></text:p>
      <text:p text:style-name="P639"><text:tab/>set_property IOSTANDARD LVCMOS33 [get_ports CLK]</text:p>
      <text:p text:style-name="P640"><text:tab/>create_clock -add -name sys_clk_pin -period 10.00 -waveform {0 5} [get_ports CLK]</text:p>
      <text:p text:style-name="P641"/>
      <text:p text:style-name="P642"/>
      <text:p text:style-name="P643"/>
      <text:p text:style-name="P644">##Buttons</text:p>
      <text:p text:style-name="P645"/>
      <text:p text:style-name="P646">set_property PACKAGE_PIN W19 [get_ports btnL]<text:tab/><text:tab/><text:tab/><text:tab/><text:tab/><text:tab/></text:p>
      <text:p text:style-name="P647"><text:s text:c="4"/>set_property IOSTANDARD LVCMOS33 [get_ports btnL]</text:p>
      <text:soft-page-break/>
      <text:p text:style-name="P648">set_property PACKAGE_PIN T18 [get_ports btnU]<text:tab/><text:tab/><text:tab/><text:tab/><text:tab/><text:tab/></text:p>
      <text:p text:style-name="P649"><text:s text:c="2"/><text:s text:c="2"/>set_property IOSTANDARD LVCMOS33 [get_ports btnU]</text:p>
      <text:p text:style-name="P650">set_property PACKAGE_PIN U18 [get_ports btnC]<text:tab/><text:tab/><text:tab/><text:tab/><text:tab/><text:tab/></text:p>
      <text:p text:style-name="P651"><text:s text:c="4"/>set_property IOSTANDARD LVCMOS33 [get_ports btnC]</text:p>
      <text:p text:style-name="P652"/>
      <text:p text:style-name="P653"/>
      <text:p text:style-name="P654"/>
      <text:p text:style-name="P655">#VGA Connector</text:p>
      <text:p text:style-name="P656">set_property PACKAGE_PIN G19 [get_ports {VGA_R[0]}]<text:tab/><text:tab/><text:tab/><text:tab/></text:p>
      <text:p text:style-name="P657"><text:tab/>set_property IOSTANDARD LVCMOS33 [get_ports {VGA_R[0]}]</text:p>
      <text:p text:style-name="P658">set_property PACKAGE_PIN H19 [get_ports {VGA_R[1]}]<text:tab/><text:tab/><text:tab/><text:tab/></text:p>
      <text:p text:style-name="P659"><text:tab/>set_property IOSTANDARD LVCMOS33 [get_ports {VGA_R[1]}]</text:p>
      <text:p text:style-name="P660">set_property PACKAGE_PIN J19 [get_ports {VGA_R[2]}]<text:tab/><text:tab/><text:tab/><text:tab/></text:p>
      <text:p text:style-name="P661"><text:tab/>set_property IOSTANDARD LVCMOS33 [get_ports {VGA_R[2]}]</text:p>
      <text:p text:style-name="P662">set_property PACKAGE_PIN N19 [get_ports {VGA_R[3]}]<text:tab/><text:tab/><text:tab/><text:tab/></text:p>
      <text:p text:style-name="P663"><text:tab/>set_property IOSTANDARD LVCMOS33 [get_ports {VGA_R[3]}]</text:p>
      <text:p text:style-name="P664">set_property PACKAGE_PIN N18 [get_ports {VGA_B[0]}]<text:tab/><text:tab/><text:tab/><text:tab/></text:p>
      <text:p text:style-name="P665"><text:tab/>set_property IOSTANDARD LVCMOS33 [get_ports {VGA_B[0]}]</text:p>
      <text:p text:style-name="P666">set_property PACKAGE_PIN L18 [get_ports {VGA_B[1]}]<text:tab/><text:tab/><text:tab/><text:tab/></text:p>
      <text:p text:style-name="P667"><text:tab/>set_property IOSTANDARD LVCMOS33 [get_ports {VGA_B[1]}]</text:p>
      <text:p text:style-name="P668">set_property PACKAGE_PIN K18 [get_ports {VGA_B[2]}]<text:tab/><text:tab/><text:tab/><text:tab/></text:p>
      <text:p text:style-name="P669"><text:tab/>set_property IOSTANDARD LVCMOS33 [get_ports {VGA_B[2]}]</text:p>
      <text:p text:style-name="P670">set_property PACKAGE_PIN J18 [get_ports {VGA_B[3]}]<text:tab/><text:tab/><text:tab/><text:tab/></text:p>
      <text:p text:style-name="P671"><text:tab/>set_property IOSTANDARD LVCMOS33 [get_ports {VGA_B[3]}]</text:p>
      <text:p text:style-name="P672">set_property PACKAGE_PIN J17 [get_ports {VGA_G[0]}]<text:tab/><text:tab/><text:tab/><text:tab/></text:p>
      <text:p text:style-name="P673"><text:tab/>set_property IOSTANDARD LVCMOS33 [get_ports {VGA_G[0]}]</text:p>
      <text:p text:style-name="P674">set_property PACKAGE_PIN H17 [get_ports {VGA_G[1]}]<text:tab/><text:tab/><text:tab/><text:tab/></text:p>
      <text:p text:style-name="P675"><text:tab/>set_property IOSTANDARD LVCMOS33 [get_ports {VGA_G[1]}]</text:p>
      <text:p text:style-name="P676">set_property PACKAGE_PIN G17 [get_ports {VGA_G[2]}]<text:tab/><text:tab/><text:tab/><text:tab/></text:p>
      <text:p text:style-name="P677"><text:tab/>set_property IOSTANDARD LVCMOS33 [get_ports {VGA_G[2]}]</text:p>
      <text:p text:style-name="P678">set_property PACKAGE_PIN D17 [get_ports {VGA_G[3]}]<text:tab/><text:tab/><text:tab/><text:tab/></text:p>
      <text:p text:style-name="P679"><text:tab/>set_property IOSTANDARD LVCMOS33<text:s/>[get_ports {VGA_G[3]}]</text:p>
      <text:p text:style-name="P680">set_property PACKAGE_PIN P19 [get_ports VGA_HS_O]<text:tab/><text:tab/><text:tab/><text:tab/><text:tab/><text:tab/></text:p>
      <text:p text:style-name="P681"><text:tab/>set_property IOSTANDARD LVCMOS33 [get_ports VGA_HS_O]</text:p>
      <text:p text:style-name="P682">set_property PACKAGE_PIN R19 [get_ports VGA_VS_O]<text:tab/><text:tab/><text:tab/><text:tab/><text:tab/><text:tab/></text:p>
      <text:p text:style-name="P683"><text:tab/>set_property IOSTANDARD LVCMOS33 [get_ports VGA_VS_O]</text:p>
      <text:p text:style-name="P684"/>
      <text:p text:style-name="P685"/>
      <text:p text:style-name="P686"/>
      <text:p text:style-name="P687">PROJE TASARIMI</text:p>
      <text:p text:style-name="P688"/>
      <text:list text:style-name="List1">
        <text:list-item>
          <text:p text:style-name="P689">Projemiz vga_proje isimli ana modülün yanında triangle.v, player_square.v ve vga1.v isimli üç adet yan modülden oluşmaktadır.</text:p>
        </text:list-item>
      </text:list>
      <text:p text:style-name="P690">Ana modülün içerisinde sırasıyla yapılanlar:</text:p>
      <text:p text:style-name="P691"/>
      <text:list text:style-name="Numbering123">
        <text:list-item text:start-value="1">
          <text:p text:style-name="P692">Koddaki dışarıdan bakıldığındaki giriş ve çıkışların tanımını yaptım.</text:p>
        </text:list-item>
        <text:list-item>
          <text:p text:style-name="P693">25MHz lik clock oluşturmayı sağladım.</text:p>
        </text:list-item>
        <text:list-item>
          <text:p text:style-name="P694">vga1.v modülünü kullanarak görüntü almayı sağladım.</text:p>
        </text:list-item>
        <text:list-item>
          <text:p text:style-name="P695">Üçgenlerin kenarlarını ve köşelerini tanımladım.</text:p>
        </text:list-item>
        <text:list-item>
          <text:p text:style-name="P696">Butonlara atamalar yaptım.( Reset tuşunu centre, zıplatmayı up tuşuna atadım.) Eğer çarpma yoksa oyuna devam etmesi komutunu verdirdim.</text:p>
        </text:list-item>
        <text:list-item>
          <text:p text:style-name="P697">Üçgenlerin ebatlarını ve konumlarını belirledim. (Özel olarak ayarladım, hızının farklı olmasını istediğimiz üçgene özel hız ataması yaptım.)(Toplamda 17 tane üçgen için aynı işlem yapıldı.)</text:p>
        </text:list-item>
        <text:list-item>
          <text:p text:style-name="P698">Karenin (oyuncunun) ebatını ve konumunu belirttim.</text:p>
        </text:list-item>
        <text:list-item>
          <text:p text:style-name="P699">Doğru denklemleri kullanarak eşitsizlikler sonucu üçgen ve kare şekillerini çıkarmayı başardım.</text:p>
        </text:list-item>
        <text:list-item>
          <text:p text:style-name="P700">Yine eşitsizlik kullanarak line çıkarttırdım.</text:p>
        </text:list-item>
        <text:list-item>
          <text:p text:style-name="P701">BtnL’ ye basıldığında çarpma da olmamışsa renk değişimi olsun kriterini sağladım.</text:p>
        </text:list-item>
        <text:list-item>
          <text:p text:style-name="P702">Burada beyaz, turuncu ve maviyi yani bu üç renki tusa basıldıkça art arda renk değşimini sağlattım.</text:p>
        </text:list-item>
        <text:list-item>
          <text:p text:style-name="P703">Bu kısımda yine eşitsizlik kullanarak şekillerin temas etmesi halinde çarptığını ve aynı zamanda renkler aynı olmadığında çarpma yaşandığı komutunu aldırdım.</text:p>
        </text:list-item>
        <text:list-item>
          <text:p text:style-name="P704">Bu kısımda üç rengi elde<text:s/>ederek üçgenlerin herbirine, line’a, ve kareye(oyuncuya) renk sağladım. Burada renkleri şu şekilde sağladım:</text:p>
        </text:list-item>
      </text:list>
      <text:list text:style-name="NumberingIVX">
        <text:list-item text:start-value="1">
          <text:p text:style-name="P705">Beyazı elde edebilmek için üç rengide kattım,</text:p>
        </text:list-item>
        <text:list-item>
          <text:p text:style-name="P706">Turuncuyu elde edebilmek için zayıf yeşil ve parlak kırmızıyı birleştirdim,</text:p>
        </text:list-item>
        <text:list-item>
          <text:p text:style-name="P707">Maviyi yaparken de zayıf<text:s/>yeşil ve parlak maviyi birleştirdim.</text:p>
        </text:list-item>
      </text:list>
      <text:p text:style-name="P708">(Burada 15 ile çarpmamızın sebebi renklerin daha parlak olabilmesini sağlamak.)</text:p>
      <text:p text:style-name="P709"/>
      <text:p text:style-name="P710"/>
      <text:p text:style-name="P711"/>
      <text:p text:style-name="P712"/>
      <text:list text:style-name="List1" text:continue-numbering="true">
        <text:list-item>
          <text:p text:style-name="P713">Triangle.v isimli modülde üçgenlerin kenarlarını tanımladım, x ve y eksenindeki konum aralıklarını belirledim, üçgenlere ortak boyut ve ortak hız beliredim.</text:p>
        </text:list-item>
      </text:list>
      <text:p text:style-name="P714"/>
      <text:p text:style-name="P715">`timescale 1ns / 1ps</text:p>
      <text:p text:style-name="P716">module triangle #(</text:p>
      <text:p text:style-name="P717"><text:s text:c="4"/>H_SIZE=10, <text:s text:c="5"/>// triangle half side and half height</text:p>
      <text:p text:style-name="P718"><text:s text:c="4"/>IX=320, <text:s text:c="8"/>// initial horizontal position of square centre</text:p>
      <text:p text:style-name="P719"><text:s text:c="4"/>IY=230, <text:s text:c="8"/>// initial vertical position of square centre</text:p>
      <text:p text:style-name="P720"><text:s text:c="4"/>IX_DIR=1, <text:s text:c="6"/>// initial horizontal direction: 1 is right, 0 is left</text:p>
      <text:p text:style-name="P721"><text:s text:c="4"/>IY_DIR=1, <text:s text:c="6"/>// initial vertical direction: 1 is down, 0 is up</text:p>
      <text:p text:style-name="P722"><text:s text:c="4"/>D_WIDTH=640, <text:s text:c="3"/>// width of display</text:p>
      <text:p text:style-name="P723"><text:s text:c="4"/>D_HEIGHT=480, <text:s text:c="3"/>// height of display</text:p>
      <text:p text:style-name="P724"><text:s text:c="4"/>SPEED=6</text:p>
      <text:p text:style-name="P725"><text:s text:c="4"/>)</text:p>
      <text:p text:style-name="P726"><text:s text:c="4"/>(</text:p>
      <text:p text:style-name="P727"><text:s text:c="4"/>input wire i_clk, <text:s text:c="8"/>// base clock</text:p>
      <text:p text:style-name="P728"><text:s text:c="4"/>input wire i_ani_stb, <text:s text:c="4"/>// animation clock: pixel clock is 1 pix/frame</text:p>
      <text:p text:style-name="P729"><text:s text:c="4"/>input wire i_rst, <text:s text:c="8"/>// reset: returns animation to starting position</text:p>
      <text:p text:style-name="P730"><text:s text:c="4"/>input wire i_animate, <text:s text:c="4"/>// animate when input is high</text:p>
      <text:p text:style-name="P731"><text:s text:c="4"/>output wire [12:0] o_top_x, <text:s text:c="4"/>// triangle top corner x</text:p>
      <text:p text:style-name="P732"><text:s text:c="4"/>output wire [12:0] o_top_y, <text:s text:c="4"/>// triangle top corner y</text:p>
      <text:p text:style-name="P733"><text:s text:c="4"/>output wire [12:0] o_left_x, <text:s text:c="3"/>// triangle left (bottom) corner x</text:p>
      <text:p text:style-name="P734"><text:s text:c="4"/>output wire [12:0] o_bottom_y, <text:s text:c="3"/>// triangle bottom y</text:p>
      <text:p text:style-name="P735"><text:s text:c="4"/>output wire [12:0] o_right_x <text:s text:c="2"/>// triangle right (bottom) corner x</text:p>
      <text:p text:style-name="P736"><text:s text:c="4"/>);</text:p>
      <text:p text:style-name="P737"/>
      <text:p text:style-name="P738"><text:s text:c="4"/>reg [12:0] x = IX; <text:s text:c="2"/>// horizontal position of square centre</text:p>
      <text:p text:style-name="P739"><text:s text:c="4"/>reg [12:0] y = IY; <text:s text:c="2"/>// vertical position of square centre</text:p>
      <text:p text:style-name="P740"><text:s text:c="4"/>reg x_dir = IX_DIR; <text:s/>// horizontal animation direction</text:p>
      <text:p text:style-name="P741"><text:s text:c="4"/>reg y_dir = IY_DIR; <text:s/>// vertical animation direction</text:p>
      <text:p text:style-name="P742"/>
      <text:soft-page-break/>
      <text:p text:style-name="P743"><text:s text:c="4"/>assign o_top_x=x;</text:p>
      <text:p text:style-name="P744"><text:s text:c="4"/>assign o_top_y=y-H_SIZE;</text:p>
      <text:p text:style-name="P745"><text:s text:c="4"/>assign o_left_x=x-H_SIZE;</text:p>
      <text:p text:style-name="P746"><text:s text:c="4"/>assign o_bottom_y=y+H_SIZE;</text:p>
      <text:p text:style-name="P747"><text:s text:c="4"/>assign o_right_x=x+H_SIZE;</text:p>
      <text:p text:style-name="P748"/>
      <text:p text:style-name="P749"><text:s text:c="4"/>always @ (posedge i_clk)</text:p>
      <text:p text:style-name="P750"><text:s text:c="4"/>begin</text:p>
      <text:p text:style-name="P751"><text:s text:c="8"/>if (i_rst) <text:s/>// on reset return to starting position</text:p>
      <text:p text:style-name="P752"><text:s text:c="8"/>begin</text:p>
      <text:p text:style-name="P753"><text:s text:c="12"/>x &lt;= IX;</text:p>
      <text:p text:style-name="P754"><text:s text:c="12"/>y &lt;= IY;</text:p>
      <text:p text:style-name="P755"><text:s text:c="12"/>x_dir &lt;= IX_DIR;</text:p>
      <text:p text:style-name="P756"><text:s text:c="12"/>y_dir &lt;= IY_DIR;</text:p>
      <text:p text:style-name="P757"><text:s text:c="8"/>end</text:p>
      <text:p text:style-name="P758"><text:s text:c="8"/>if (i_animate &amp;&amp; i_ani_stb)</text:p>
      <text:p text:style-name="P759"><text:s text:c="8"/>begin</text:p>
      <text:p text:style-name="P760"><text:s text:c="12"/>x &lt;= x-SPEED; <text:s text:c="3"/></text:p>
      <text:p text:style-name="P761"><text:s text:c="8"/>end</text:p>
      <text:p text:style-name="P762"><text:s text:c="4"/>end</text:p>
      <text:p text:style-name="P763">endmodule</text:p>
      <text:p text:style-name="P764"/>
      <text:p text:style-name="P765"/>
      <text:list text:style-name="List1" text:continue-numbering="true">
        <text:list-item>
          <text:p text:style-name="P766">player_square.v isimli modülde karemizi (yani oyuncuyu) yaptım. Bu modülde kare oluşturabilmek için x ve y ekseninde konumlar belirledim, karenin ebatını belirledik ayrıca kareye hareket<text:s/>sağlattım.</text:p>
        </text:list-item>
      </text:list>
      <text:p text:style-name="P767"/>
      <text:p text:style-name="P768">`timescale 1ns /<text:s/>1ps</text:p>
      <text:p text:style-name="P769">module square #(</text:p>
      <text:p text:style-name="P770"><text:s text:c="4"/>H_SIZE=80, <text:s text:c="5"/>// half square width (for ease of co-ordinate calculations)</text:p>
      <text:p text:style-name="P771"><text:s text:c="4"/>IX=320, <text:s text:c="8"/>// initial horizontal position of square centre</text:p>
      <text:p text:style-name="P772"><text:s text:c="4"/>IY=240, <text:s text:c="8"/>// initial vertical position of square centre</text:p>
      <text:p text:style-name="P773"><text:s text:c="4"/>IX_DIR=1, <text:s text:c="6"/>// initial horizontal direction: 1 is right, 0 is left</text:p>
      <text:p text:style-name="P774"><text:s text:c="4"/>IY_DIR=0, <text:s text:c="6"/>// initial vertical direction: 1 is down, 0 is up</text:p>
      <text:p text:style-name="P775"><text:s text:c="4"/>D_WIDTH=640, <text:s text:c="3"/>// width of display</text:p>
      <text:p text:style-name="P776"><text:s text:c="4"/>D_HEIGHT=480 <text:s text:c="3"/>// height of display</text:p>
      <text:p text:style-name="P777"><text:s text:c="4"/>)</text:p>
      <text:p text:style-name="P778"><text:s text:c="4"/>(</text:p>
      <text:p text:style-name="P779"><text:s text:c="4"/>input wire<text:s/>i_clk, <text:s text:c="8"/>// base clock</text:p>
      <text:p text:style-name="P780"><text:s text:c="4"/>input wire i_ani_stb, <text:s text:c="4"/>// animation clock: pixel clock is 1 pix/frame</text:p>
      <text:p text:style-name="P781"><text:s text:c="4"/>input wire i_rst, <text:s text:c="8"/>// reset: returns animation to starting position</text:p>
      <text:p text:style-name="P782"><text:s text:c="4"/>input wire i_animate, <text:s text:c="4"/>// animate when input is high</text:p>
      <text:p text:style-name="P783"><text:s text:c="4"/>input wire i_jump, <text:s text:c="7"/>// initiate movement when high</text:p>
      <text:p text:style-name="P784"><text:s text:c="4"/>output wire [11:0] o_x1, <text:s/>// square left edge: 12-bit value: 0-4095</text:p>
      <text:p text:style-name="P785"><text:s text:c="4"/>output wire [11:0] o_x2, <text:s/>// square right edge</text:p>
      <text:p text:style-name="P786"><text:s text:c="4"/>output wire [11:0] o_y1, <text:s/>// square top edge</text:p>
      <text:p text:style-name="P787"><text:s text:c="4"/>output wire [11:0] o_y2 <text:s/>// square bottom edge</text:p>
      <text:p text:style-name="P788"><text:s text:c="4"/>);</text:p>
      <text:p text:style-name="P789"/>
      <text:p text:style-name="P790"><text:s text:c="4"/>reg [11:0] x = IX; <text:s text:c="2"/>// horizontal position of square centre</text:p>
      <text:p text:style-name="P791"><text:s text:c="4"/>reg [11:0] y = IY; <text:s text:c="2"/>// vertical position of square centre</text:p>
      <text:p text:style-name="P792"><text:s text:c="4"/>reg x_dir = IX_DIR; <text:s/>// horizontal animation direction</text:p>
      <text:p text:style-name="P793"><text:s text:c="4"/>reg y_dir = IY_DIR; <text:s/>// vertical animation direction</text:p>
      <text:p text:style-name="P794"><text:s text:c="4"/>assign o_x1 = x - H_SIZE; <text:s/>// left: centre minus half horizontal size</text:p>
      <text:p text:style-name="P795"><text:s text:c="4"/>assign o_x2 = x + H_SIZE; <text:s/>// right</text:p>
      <text:p text:style-name="P796"><text:s text:c="4"/>assign o_y1 = y - H_SIZE; <text:s/>// top</text:p>
      <text:p text:style-name="P797"><text:s text:c="4"/>assign o_y2 = y + H_SIZE; <text:s/>// bottom</text:p>
      <text:soft-page-break/>
      <text:p text:style-name="P798"><text:s text:c="4"/>always @ (posedge i_clk)</text:p>
      <text:p text:style-name="P799"><text:s text:c="4"/>begin</text:p>
      <text:p text:style-name="P800"><text:s text:c="8"/>if<text:s/>(i_rst) <text:s/>// on reset return to starting position</text:p>
      <text:p text:style-name="P801"><text:s text:c="8"/>begin</text:p>
      <text:p text:style-name="P802"><text:s text:c="12"/>x &lt;= IX;</text:p>
      <text:p text:style-name="P803"><text:s text:c="12"/>y &lt;= IY;</text:p>
      <text:p text:style-name="P804"><text:s text:c="12"/>x_dir &lt;= IX_DIR;</text:p>
      <text:p text:style-name="P805"><text:s text:c="12"/>y_dir &lt;= IY_DIR;</text:p>
      <text:p text:style-name="P806"><text:s text:c="8"/>end</text:p>
      <text:p text:style-name="P807"><text:s text:c="8"/>if (i_animate &amp;&amp; i_ani_stb)</text:p>
      <text:p text:style-name="P808"><text:s text:c="8"/>begin //kare yere temas<text:s/>ettiğinde aşağı düşmesini engellemek</text:p>
      <text:p text:style-name="P809"><text:s text:c="12"/>y &lt;= (y_dir) ? y + 8*(y_dir) : y - 8*(i_jump); <text:s/>// move down if positive y_dir</text:p>
      <text:p text:style-name="P810"><text:s text:c="12"/>if (y &lt;= H_SIZE + 1 || i_jump==0) <text:s/>// edge of square at top of screen</text:p>
      <text:p text:style-name="P811"><text:s text:c="16"/>y_dir &lt;= 1; <text:s/>// change direction to down</text:p>
      <text:p text:style-name="P812"><text:s text:c="12"/>if (y &gt;= (D_HEIGHT/2 - H_SIZE - 13)) <text:s/>// edge of square at bottom</text:p>
      <text:p text:style-name="P813"><text:s text:c="12"/>begin</text:p>
      <text:p text:style-name="P814"><text:s text:c="16"/>y_dir &lt;= 0; <text:s/>// change direction to up</text:p>
      <text:p text:style-name="P815"><text:s text:c="12"/>end</text:p>
      <text:p text:style-name="P816"><text:s text:c="8"/>end</text:p>
      <text:p text:style-name="P817"><text:s text:c="4"/>end</text:p>
      <text:p text:style-name="P818">endmodule</text:p>
      <text:p text:style-name="P819"/>
      <text:list text:style-name="List1" text:continue-numbering="true">
        <text:list-item>
          <text:p text:style-name="P820">Vga1.v modülünde ise ekrandan görüntü<text:s/>alabilmek için pixel ve ekran için tanımlamalar aldım<text:s/>ve ekranda görüntü alabilmeyi başardım.</text:p>
        </text:list-item>
      </text:list>
      <text:p text:style-name="P821"/>
      <text:p text:style-name="P822"/>
      <text:p text:style-name="P823">`timescale 1ns / 1ps</text:p>
      <text:p text:style-name="P824">module vga640x480(</text:p>
      <text:p text:style-name="P825"><text:s text:c="4"/>input wire i_clk, <text:s text:c="10"/>// base clock</text:p>
      <text:p text:style-name="P826"><text:s text:c="4"/>input wire i_pix_stb, <text:s text:c="6"/>// pixel clock strobe</text:p>
      <text:p text:style-name="P827"><text:s text:c="4"/>input wire i_rst, <text:s text:c="10"/>// reset: restarts frame</text:p>
      <text:p text:style-name="P828"><text:s text:c="4"/>output wire o_hs, <text:s text:c="10"/>// horizontal sync</text:p>
      <text:p text:style-name="P829"><text:s text:c="4"/>output wire o_vs, <text:s text:c="10"/>// vertical sync</text:p>
      <text:p text:style-name="P830"><text:s text:c="4"/>output wire o_blanking, <text:s text:c="4"/>// high during blanking interval</text:p>
      <text:p text:style-name="P831"><text:s text:c="4"/>output wire o_active, <text:s text:c="6"/>// high during active<text:s/>pixel drawing</text:p>
      <text:p text:style-name="P832"><text:s text:c="4"/>output wire o_screenend, <text:s text:c="3"/>// high for one tick at the end of screen</text:p>
      <text:p text:style-name="P833"><text:s text:c="4"/>output wire o_animate, <text:s text:c="5"/>// high for one tick at end of active drawing</text:p>
      <text:p text:style-name="P834"><text:s text:c="4"/>output wire [9:0] o_x, <text:s text:c="5"/>// current pixel x position</text:p>
      <text:p text:style-name="P835"><text:s text:c="4"/>output wire [8:0] o_y<text:s/><text:s text:c="6"/>// current pixel y position</text:p>
      <text:p text:style-name="P836"><text:s text:c="4"/>);</text:p>
      <text:p text:style-name="P837"/>
      <text:p text:style-name="P838"><text:s text:c="4"/>// VGA timings https://timetoexplore.net/blog/video-timings-vga-720p-1080p</text:p>
      <text:p text:style-name="P839"><text:s text:c="4"/>localparam HS_STA = 16; <text:s text:c="13"/>// horizontal sync start</text:p>
      <text:p text:style-name="P840"><text:s text:c="4"/>localparam HS_END = 16 + 96; <text:s text:c="8"/>// horizontal sync end</text:p>
      <text:p text:style-name="P841"><text:s text:c="4"/>localparam HA_STA = 16 + 96 + 48; <text:s text:c="3"/>// horizontal active pixel start</text:p>
      <text:p text:style-name="P842"><text:s text:c="4"/>localparam VS_STA = 480 + 10; <text:s text:c="7"/>// vertical sync start</text:p>
      <text:p text:style-name="P843"><text:s text:c="4"/>localparam VS_END = 480 + 10 + 2; <text:s text:c="3"/>// vertical sync end</text:p>
      <text:p text:style-name="P844"><text:s text:c="4"/>localparam VA_END = 480; <text:s text:c="12"/>// vertical active pixel end</text:p>
      <text:p text:style-name="P845"><text:s text:c="4"/>localparam LINE <text:s text:c="2"/>= 800; <text:s text:c="12"/>// complete line (pixels)</text:p>
      <text:p text:style-name="P846"><text:s text:c="4"/>localparam SCREEN = 525; <text:s text:c="12"/>// complete screen (lines)</text:p>
      <text:p text:style-name="P847"/>
      <text:p text:style-name="P848"><text:s text:c="4"/>reg [9:0] h_count; <text:s/>// line position</text:p>
      <text:p text:style-name="P849"><text:s text:c="4"/>reg [9:0] v_count; <text:s/>// screen position</text:p>
      <text:p text:style-name="P850"/>
      <text:p text:style-name="P851"><text:s text:c="4"/>// generate sync signals (active low for 640x480)</text:p>
      <text:p text:style-name="P852"><text:s text:c="4"/>assign o_hs = ~((h_count &gt;= HS_STA) &amp; (h_count &lt; HS_END));</text:p>
      <text:p text:style-name="P853"><text:s text:c="4"/>assign o_vs = ~((v_count &gt;= VS_STA) &amp; (v_count &lt; VS_END));</text:p>
      <text:p text:style-name="P854"/>
      <text:p text:style-name="P855"><text:s text:c="4"/>// keep x and y bound within the active pixels</text:p>
      <text:p text:style-name="P856"><text:s text:c="4"/>assign o_x = (h_count &lt; HA_STA) ? 0 : (h_count<text:s/>- HA_STA);</text:p>
      <text:p text:style-name="P857"><text:s text:c="4"/>assign o_y = (v_count &gt;= VA_END) ? (VA_END - 1) : (v_count);</text:p>
      <text:p text:style-name="P858"/>
      <text:p text:style-name="P859"><text:s text:c="4"/>// blanking: high within the blanking period</text:p>
      <text:p text:style-name="P860"><text:s text:c="4"/>assign o_blanking = ((h_count &lt; HA_STA) | (v_count &gt; VA_END - 1));</text:p>
      <text:p text:style-name="P861"/>
      <text:p text:style-name="P862"><text:s text:c="4"/>// active: high during active pixel drawing</text:p>
      <text:p text:style-name="P863"><text:s text:c="4"/>assign o_active = ~((h_count &lt; HA_STA) | (v_count &gt; VA_END - 1));</text:p>
      <text:p text:style-name="P864"/>
      <text:p text:style-name="P865"><text:s text:c="4"/>// screenend: high for one tick at the end of the screen</text:p>
      <text:p text:style-name="P866"><text:s text:c="4"/>assign o_screenend = ((v_count == SCREEN - 1) &amp; (h_count == LINE));</text:p>
      <text:p text:style-name="P867"/>
      <text:p text:style-name="P868"><text:s text:c="4"/>// animate: high for one tick at the end of the final active pixel line</text:p>
      <text:p text:style-name="P869"><text:s text:c="4"/>assign o_animate = ((v_count == VA_END - 1) &amp; (h_count == LINE));</text:p>
      <text:p text:style-name="P870"/>
      <text:p text:style-name="P871"><text:s text:c="4"/>always @ (posedge i_clk)</text:p>
      <text:p text:style-name="P872"><text:s text:c="4"/>begin</text:p>
      <text:p text:style-name="P873"><text:s text:c="8"/>if (i_rst) <text:s/>// reset to start of frame</text:p>
      <text:p text:style-name="P874"><text:s text:c="8"/>begin</text:p>
      <text:p text:style-name="P875"><text:s text:c="12"/>h_count &lt;= 0;</text:p>
      <text:p text:style-name="P876"><text:s text:c="12"/>v_count &lt;= 0;</text:p>
      <text:p text:style-name="P877"><text:s text:c="8"/>end</text:p>
      <text:p text:style-name="P878"><text:s text:c="8"/>if (i_pix_stb) <text:s/>// once per pixel</text:p>
      <text:p text:style-name="P879"><text:s text:c="8"/>begin</text:p>
      <text:p text:style-name="P880"><text:s text:c="12"/>if (h_count == LINE) <text:s/>// end of line</text:p>
      <text:p text:style-name="P881"><text:s text:c="12"/>begin</text:p>
      <text:p text:style-name="P882"><text:s text:c="16"/>h_count &lt;= 0;</text:p>
      <text:p text:style-name="P883"><text:s text:c="16"/>v_count &lt;= v_count + 1;</text:p>
      <text:p text:style-name="P884"><text:s text:c="12"/>end</text:p>
      <text:p text:style-name="P885"><text:s text:c="12"/>else</text:p>
      <text:p text:style-name="P886"><text:s text:c="16"/>h_count &lt;= h_count + 1;</text:p>
      <text:p text:style-name="P887"/>
      <text:p text:style-name="P888"><text:s text:c="12"/>if (v_count == SCREEN) <text:s/>// end of screen</text:p>
      <text:p text:style-name="P889"><text:s text:c="16"/>v_count &lt;= 0;</text:p>
      <text:p text:style-name="P890"><text:s text:c="8"/>end</text:p>
      <text:p text:style-name="P891"><text:s text:c="4"/>end</text:p>
      <text:p text:style-name="P892">endmodule</text:p>
      <text:p text:style-name="P893"/>
      <text:p text:style-name="P894"/>
      <text:p text:style-name="P8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6416in"/>
          <style:tab-stop style:type="right" style:position="7.2833in"/>
        </style:tab-stops>
      </style:paragraph-properties>
      <style:text-properties fo:hyphenate="false"/>
    </style:style>
    <style:style style:name="ÜstBilgi" style:display-name="Üst Bilgi" style:family="paragraph" style:parent-style-name="HeaderandFooter">
      <style:text-properties fo:hyphenate="false"/>
    </style:style>
    <style:style style:name="NumberingSymbols" style:display-name="Numbering Symbols" style:family="text"/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list-style style:name="NumberingIVX" style:display-name="Numbering IVX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9263in" text:min-label-width="0.1208in" text:list-level-position-and-space-mode="label-alignment">
          <style:list-level-label-alignment text:label-followed-by="listtab" fo:margin-left="1.0472in" fo:text-indent="-0.1208in"/>
        </style:list-level-properties>
      </text:list-level-style-number>
      <text:list-level-style-number text:level="3" style:num-suffix="." style:num-format="I">
        <style:list-level-properties fo:text-align="end" text:space-before="0.7062in" text:min-label-width="0.1208in" text:list-level-position-and-space-mode="label-alignment">
          <style:list-level-label-alignment text:label-followed-by="listtab" fo:margin-left="0.827in" fo:text-indent="-0.1208in"/>
        </style:list-level-properties>
      </text:list-level-style-number>
      <text:list-level-style-number text:level="4" style:num-suffix="." style:num-format="I">
        <style:list-level-properties fo:text-align="end" text:space-before="1.45in" text:min-label-width="0.1208in" text:list-level-position-and-space-mode="label-alignment">
          <style:list-level-label-alignment text:label-followed-by="listtab" fo:margin-left="1.5708in" fo:text-indent="-0.1208in"/>
        </style:list-level-properties>
      </text:list-level-style-number>
      <text:list-level-style-number text:level="5" style:num-suffix="." style:num-format="I">
        <style:list-level-properties fo:text-align="end" text:space-before="1.9736in" text:min-label-width="0.1208in" text:list-level-position-and-space-mode="label-alignment">
          <style:list-level-label-alignment text:label-followed-by="listtab" fo:margin-left="2.0944in" fo:text-indent="-0.1208in"/>
        </style:list-level-properties>
      </text:list-level-style-number>
      <text:list-level-style-number text:level="6" style:num-suffix="." style:num-format="I">
        <style:list-level-properties fo:text-align="end" text:space-before="2.4979in" text:min-label-width="0.1208in" text:list-level-position-and-space-mode="label-alignment">
          <style:list-level-label-alignment text:label-followed-by="listtab" fo:margin-left="2.6187in" fo:text-indent="-0.1208in"/>
        </style:list-level-properties>
      </text:list-level-style-number>
      <text:list-level-style-number text:level="7" style:num-suffix="." style:num-format="I">
        <style:list-level-properties fo:text-align="end" text:space-before="3.0215in" text:min-label-width="0.1208in" text:list-level-position-and-space-mode="label-alignment">
          <style:list-level-label-alignment text:label-followed-by="listtab" fo:margin-left="3.1423in" fo:text-indent="-0.1208in"/>
        </style:list-level-properties>
      </text:list-level-style-number>
      <text:list-level-style-number text:level="8" style:num-suffix="." style:num-format="I">
        <style:list-level-properties fo:text-align="end" text:space-before="3.5451in" text:min-label-width="0.1208in" text:list-level-position-and-space-mode="label-alignment">
          <style:list-level-label-alignment text:label-followed-by="listtab" fo:margin-left="3.6659in" fo:text-indent="-0.1208in"/>
        </style:list-level-properties>
      </text:list-level-style-number>
      <text:list-level-style-number text:level="9" style:num-suffix="." style:num-format="I">
        <style:list-level-properties fo:text-align="end" text:space-before="4.0687in" text:min-label-width="0.1208in" text:list-level-position-and-space-mode="label-alignment">
          <style:list-level-label-alignment text:label-followed-by="listtab" fo:margin-left="4.1895in" fo:text-indent="-0.1208in"/>
        </style:list-level-properties>
      </text:list-level-style-number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text:list-style style:name="List1" style:display-name="List 1">
      <text:list-level-style-bullet text:level="1" text:style-name="WW_CharLFO3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0.7875in" fo:margin-bottom="0.4916in" fo:margin-right="0.429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ÜstBilgi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urat Kayra Meral</dc:creator>
    <meta:creation-date>2021-03-25T13:34:00Z</meta:creation-date>
    <dc:date>2021-03-25T13:34:00Z</dc:date>
    <meta:template xlink:href="Normal" xlink:type="simple"/>
    <meta:editing-cycles>2</meta:editing-cycles>
    <meta:editing-duration>PT120S</meta:editing-duration>
    <meta:document-statistic meta:page-count="22" meta:paragraph-count="69" meta:word-count="5187" meta:character-count="34686" meta:row-count="246" meta:non-whitespace-character-count="29568"/>
  </office:meta>
</office:document-meta>
</file>